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la genèse de Iésous Christ, fils de Dauid, fils de Abraam.</text:span> <text:span text:style-name="T2">2</text:span> <text:span text:style-name="T1">Abraam engendra le Isaak, Isaak cependant engendra le Iakob, Iakob cependant engendra le Iouda et ses frères,</text:span> <text:span text:style-name="T2">3</text:span> <text:span text:style-name="T1">Iouda cependant engendra le Pharès et le Zara hors de la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oz hors de la Rachab, Booz cependant engendra le Iobed hors de la Routh, Iobed cependant engendra le Iessai,</text:span> <text:span text:style-name="T2">6</text:span> <text:span text:style-name="T1">Iessai cependant engendra le Dauid le roi. Dauid cependant engendra le Solomon hors de celle du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eia,</text:span> <text:span text:style-name="T2">9</text:span> <text:span text:style-name="T1">Oze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ses frères sur la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eim, Ache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homme de Maria, hors de laquelle fut engendré Iésous celui étant dit Christ.</text:span> <text:span text:style-name="T2">17</text:span> <text:span text:style-name="T1">Toutes donc les générations depuis Abraam jusqu'à Dauid générations quatorze, et depuis Dauid jusqu'à la transhabitation de Babylone générations quatorze, et depuis la transhabitation de Babylone jusqu'au Christ générations quatorze.</text:span> <text:span text:style-name="T2">18</text:span> <text:span text:style-name="T1">Du cependant Iésous Christ la genèse ainsi était. D'ayante été fiancée sa mère Maria à Ioseph, avant pour eux de venir ensemble elle fut trouvée ayante en à ventre hors du souffle saint.</text:span> <text:span text:style-name="T2">19</text:span> <text:span text:style-name="T1">Ioseph cependant l'homme d'elle, juste étant et ne voulant pas faire d'elle un exemple, fut eu dessein en omission de la délier au loin.</text:span> <text:span text:style-name="T2">20</text:span> <text:span text:style-name="T1">Ceux-ci cependant de lui ayant été réfléchi en fureur que voici messager de Maître selon un rêve il lui fut apparu en lumière disant· Ioseph fils de Dauid, que tu ne sois pas effrayé de prendre à côté Maria ta femme· Car cela en elle ayant été engendré hors de souffle saint il est.</text:span> <text:span text:style-name="T2">21</text:span> <text:span text:style-name="T1">Se enfantera cependant un fils, et tu appelleras son nom Iésous· Car lui sauvera son peuple au loin de leurs péchés.</text:span> <text:span text:style-name="T2">22</text:span> <text:span text:style-name="T1">Ceci cependant tout entier a devenu afin que soit fait plénitude ce qui ayant été dit en dessous de Maître par le prophète disant·</text:span> <text:span text:style-name="T2">23</text:span> <text:span text:style-name="T1">Voici que la vierge en à ventre aura et se enfantera fils, et ils appelleront son nom Emmanouel, ce qui étant traduit avec nous le Dieu.</text:span> <text:span text:style-name="T2">24</text:span> <text:span text:style-name="T1">Ayant été éveillé cependant le Ioseph loin du sommeil il fit comme ordonnança auprès de lui le messager de Maître et il prit à côté sa femme,</text:span> <text:span text:style-name="T2">25</text:span> <text:span text:style-name="T1">et il ne la connaissait pas jusqu'à ce qu'elle enfanta un fils· Et il appela son nom Iésous.</text:span> </text:p>
      <text:p text:style-name="P4">MATTHIEU  2</text:p>
      <text:p text:style-name="Text_20_body"><text:span text:style-name="T2">1</text:span> <text:span text:style-name="T1">Le cependant Iésous ayant été engendré en Bethléem de la Ioudaia dans les journées de Hérode le roi, voici que des mages au loin des levants se devinrent à côté envers Ierosoluma</text:span> <text:span text:style-name="T2">2</text:span> <text:span text:style-name="T1">disants· Où est celui ayant été enfanté roi des Ioudaiens ? Car nous vîmes de lui l'étoile dans le levant et nous vînmes prosterner vers lui.</text:span> <text:span text:style-name="T2">3</text:span> <text:span text:style-name="T1">Ayant écouté cependant le roi Hérode fut troublé et toute Ierosoluma avec lui,</text:span> <text:span text:style-name="T2">4</text:span> <text:span text:style-name="T1">et ayant mené ensemble tous les chefs sacrificateurs et scribes du peuple il se enquérait à côté d'eux où le Christ est engendré.</text:span> <text:span text:style-name="T2">5</text:span> <text:span text:style-name="T1">Ceux-ci cependant lui dirent· En Bethléem de la Ioudaia· Car ainsi il a été écrit par le prophète·</text:span> <text:span text:style-name="T2">6</text:span> <text:span text:style-name="T1">Et toi Bethléem, terre de Iouda, certainement pas moindre tu es en les gouverneurs de Iouda· Car hors de toi se sortira gouvernant, lequel bergera mon peuple le Israël.</text:span> <text:span text:style-name="T2">7</text:span> <text:span text:style-name="T1">Alors Hérode en omission ayant appelé les mages fut exact à côté d'eux du temps de l'étoile se apparaissant en lumière,</text:span> <text:span text:style-name="T2">8</text:span> <text:span text:style-name="T1">et les ayant mandé envers Bethléem il dit· Ayants étés allés examinez à l'excès exactement autour du jeune enfant· Dès que le cas échéant cependant que vous trouviez, rapportez annonce à moi, de telle manière que moi aussi ayant venu que je prosterne vers lui.</text:span> <text:span text:style-name="T2">9</text:span> <text:span text:style-name="T1">Ceux-ci cependant ayants écoutés le roi furent allés et voici l'étoile, laquelle ils virent dans le levant, elle menait devant eux, jusqu'à ayant venu elle fut placée debout sur le haut où était le jeune enfant.</text:span> <text:span text:style-name="T2">10</text:span> <text:span text:style-name="T1">Ayants vus cependant l'étoile ils furent été de joie d'une grande joie véhémentement.</text:span> <text:span text:style-name="T2">11</text:span> <text:span text:style-name="T1">Et ayants venus envers l'habitation ils virent le jeune enfant avec Maria sa mère, et ayants tombés ils prosternèrent vers lui et ayants ouverts leurs trésors ils lui apportèrent des dons, or et oliban et myrrhe.</text:span> <text:span text:style-name="T2">12</text:span> <text:span text:style-name="T1">Et ayants étés négociés du besoin selon un rêve de ne pas re-fléchir vers Hérode, par un autre chemin ils re-placèrent envers leur région.</text:span> <text:span text:style-name="T2">13</text:span> <text:span text:style-name="T1">Cependant pour eux de ayants replacés voici qu'un messager de Maître s'apparaît en lumière selon un rêve à le Ioseph disant· Ayant été éveillé prends à côté le jeune enfant et sa mère et fuis envers l'Égypte et sois là jusqu'à le cas échéant que je te dise· Car immine Hérode chercher le jeune enfant pour le perdre au loin.</text:span> <text:span text:style-name="T2">14</text:span> <text:span text:style-name="T1">Celui-ci cependant ayant été éveillé prit à côté le jeune enfant et sa mère de nuit et replaça envers l'Égypte,</text:span> <text:span text:style-name="T2">15</text:span> <text:span text:style-name="T1">et il était là jusqu'au terme achevé de Hérode· Afin que soit fait plénitude ce qui ayant été dit en dessous de Maître par le prophète disant· Hors d'Égypte j'appelai mon fils.</text:span> <text:span text:style-name="T2">16</text:span> <text:span text:style-name="T1">Alors Hérode ayant vu en ce qu'il fut enjoué dessous des mages, fut été en fureur extrêmement, et ayant envoyé, saisit de bas en haut tous les jeunes servants, ceux dans Bethléem et dans toutes ses frontières depuis deux ans et plus vers le bas, selon le temps qu'il fut exact à côté des mages.</text:span> <text:span text:style-name="T2">17</text:span> <text:span text:style-name="T1">Alors fut fait plénitude ce qui ayant été dit par Ieremia le prophète disant·</text:span> <text:span text:style-name="T2">18</text:span> <text:span text:style-name="T1">Son de voix en Rama fut écouté, pleur et lamentation nombreux· Rachel pleurante ses enfants, et non voulait être appelé à côté, en ce qu'ils ne sont pas.</text:span> <text:span text:style-name="T2">19</text:span> <text:span text:style-name="T1">Cependant qu'ayant parvenu à l'achèvement du Hérode voici un messager de Maître s'apparaît en lumière selon un rêve à le Ioseph en Égypte</text:span> <text:span text:style-name="T2">20</text:span> <text:span text:style-name="T1">disant· Ayant été éveillé prends à côté le jeune enfant et sa mère et te va envers terre d'Israël· Car ils ont été morts ceux cherchants l'âme du jeune enfant.</text:span> <text:span text:style-name="T2">21</text:span> <text:span text:style-name="T1">Celui-ci cependant ayant été éveillé prit à côté le jeune enfant et sa mère et vint à l'intérieur envers terre d'Israël.</text:span> <text:span text:style-name="T2">22</text:span> <text:span text:style-name="T1">Ayant écouté cependant en ce que Archélaos est roi de la Ioudaia en échange de son père Hérode, il fut effrayé là de s'éloigner· Cependant ayant été négocié du besoin selon un rêve il replaça envers les parts de la Galilée,</text:span> <text:span text:style-name="T2">23</text:span> <text:span text:style-name="T1">et ayant venu il établit habitat envers une cité étante dite Nazareth· De telle manière que soit fait plénitude ce ayant été dit par les prophètes en ce que Nazoréen il sera appelé.</text:span> </text:p>
      <text:p text:style-name="P4">MATTHIEU  3</text:p>
      <text:p text:style-name="Text_20_body"><text:span text:style-name="T2">1</text:span> <text:span text:style-name="T1">Cependant en ces journées-là se devient à côté Ioannes le Baptiseur proclamant dans le désert de la Ioudaia</text:span> <text:span text:style-name="T2">2</text:span> <text:span text:style-name="T1">disant· Transintelligez· Car a approché la royauté des cieux.</text:span> <text:span text:style-name="T2">3</text:span> <text:span text:style-name="T1">Car celui-ci est celui ayant été dit par Ésaïa le prophète disant· Son de voix beuglant dans le désert· Préparez le chemin de Maître, faites directes ses sentiers.</text:span> <text:span text:style-name="T2">4</text:span> <text:span text:style-name="T1">Lui cependant le Ioannes avait son vêtement à partir de cheveux de chameau et ceinture de peau autour de son flanc, sa cependant nourriture était sauterelles et miel agreste.</text:span> <text:span text:style-name="T2">5</text:span> <text:span text:style-name="T1">Alors se allait au dehors vers lui Ierosoluma et toute la Ioudaia et toute la région alentour du Iordane,</text:span> <text:span text:style-name="T2">6</text:span> <text:span text:style-name="T1">et ils étaient baptisés dans le Iordane au fleuve en dessous de lui se avouants à l'excès leurs péchés.</text:span> <text:span text:style-name="T2">7</text:span> <text:span text:style-name="T1">Ayant vu cependant nombreux des Pharisiens et de Sadducéens se venants sur son baptême il leur dit· progénitures de vipères, qui vous montra en dessous à fuir loin de l'imminante colère ?</text:span> <text:span text:style-name="T2">8</text:span> <text:span text:style-name="T1">Faites donc fruit digne de la transintelligence</text:span> <text:span text:style-name="T2">9</text:span> <text:span text:style-name="T1">et ne pas que vous estimiez dire en vous-mêmes· père nous avons le Abraam. car je vous dis en ce que se peut le Dieu hors de ces pierres-ci éveiller enfants à le Abraam.</text:span> <text:span text:style-name="T2">10</text:span> <text:span text:style-name="T1">Déjà cependant la hache vers la racine des arbres elle se couche· Tout donc arbre ne pas faisant beau fruit est coupé dehors et envers feu il est jeté.</text:span> <text:span text:style-name="T2">11</text:span> <text:span text:style-name="T1">Moi certes vous je baptise en à eau envers une transintelligence, celui cependant derrière moi se venant plus fort que moi il est, duquel non je suis assez-important les souliers porter· lui vous baptisera en à souffle saint et à feu·</text:span> <text:span text:style-name="T2">12</text:span> <text:span text:style-name="T1">Duquel la pelle à vanner en sa main et il purifiera en séparant son aire à fouler le grain et mènera ensemble son blé envers la grange, la cependant paille il brûlera complètement au feu inextinguible.</text:span> <text:span text:style-name="T2">13</text:span> <text:span text:style-name="T1">Alors se devient à côté le Iésous depuis la Galilée sur le Iordane vers le Ioannes pour être baptisé en dessous de lui.</text:span> <text:span text:style-name="T2">14</text:span> <text:span text:style-name="T1">Le cependant Ioannes l'empêchait en séparant disant· Moi besoin j'ai en dessous de toi être baptisé, et toi tu te viens vers moi ?</text:span> <text:span text:style-name="T2">15</text:span> <text:span text:style-name="T1">Ayant été répondu cependant le Iésous dit vers lui· Abandonne à l'instant, car ainsi étant remarquable il est à nous faire plénitude toute justice. Alors il l'abandonne.</text:span> <text:span text:style-name="T2">16</text:span> <text:span text:style-name="T1">Ayant été baptisé cependant le Iésous directement monta loin de l'eau· Et voici furent ouvert à lui les cieux, et il vit le souffle du Dieu descendant comme si une colombe se venant sur lui·</text:span> <text:span text:style-name="T2">17</text:span> <text:span text:style-name="T1">Et voici son de voix hors des cieux disant· Celui-ci est mon fils le aimé, en lequel j'estimai en bien.</text:span> </text:p>
      <text:p text:style-name="P4">MATTHIEU  4</text:p>
      <text:p text:style-name="Text_20_body"><text:span text:style-name="T2">1</text:span> <text:span text:style-name="T1">Alors le Iésous fut conduit de bas en haut envers le désert en dessous du souffle pour être mis en tentation en dessous du diable.</text:span> <text:span text:style-name="T2">2</text:span> <text:span text:style-name="T1">Et ayant jeûné quarante journées et quarante nuits, postérieurement il eut faim.</text:span> <text:span text:style-name="T2">3</text:span> <text:span text:style-name="T1">Et ayant venu auprès le mettant en tentation dit à lui· si fils tu es du Dieu, dis afin que ces pierres-ci pains qu'elles se deviennent.</text:span> <text:span text:style-name="T2">4</text:span> <text:span text:style-name="T1">Celui-ci cependant ayant été répondu dit· il a été écrit· non sur pain seul vivra l'être humain, mais sur tout oral se allant au dehors par la bouche de Dieu.</text:span> <text:span text:style-name="T2">5</text:span> <text:span text:style-name="T1">Alors il le prend à côté, le diable, envers la sainte cité et le plaça debout sur le pinacle du sanctuaire</text:span> <text:span text:style-name="T2">6</text:span> <text:span text:style-name="T1">et il lui dit· si fils tu es du Dieu, jette toi-même vers le bas· Car il a été écrit en ce que à ses messagers il se commandera autour de toi et sur mains ils te lèveront, de peur que tu frappes vers pierre ton pied.</text:span> <text:span text:style-name="T2">7</text:span> <text:span text:style-name="T1">Il lui déclarait le Iésous· de nouveau il a été écrit· non tu mettras en tentation à l'excès Maître ton Dieu.</text:span> <text:span text:style-name="T2">8</text:span> <text:span text:style-name="T1">De nouveau il le prend à côté, le diable, envers une montagne haute extrêmement et il lui montre toutes les royautés du monde et leur gloire</text:span> <text:span text:style-name="T2">9</text:span> <text:span text:style-name="T1">et il lui dit· ceux-ci à toi tous je donnerai, si le cas échéant ayant tombé que tu prosternes vers moi.</text:span> <text:span text:style-name="T2">10</text:span> <text:span text:style-name="T1">Alors il lui dit le Iésous· dirige en arrière, Satan· Car il a été écrit· Maître ton Dieu tu prosterneras vers et à lui seul tu adoreras.</text:span> <text:span text:style-name="T2">11</text:span> <text:span text:style-name="T1">Alors il l'abandonne, le diable, et voici que des messagers vinrent auprès et ils le servaient.</text:span> <text:span text:style-name="T2">12</text:span> <text:span text:style-name="T1">Ayant écouté cependant en ce que Ioannes fut livré il replaça envers la Galilée.</text:span> <text:span text:style-name="T2">13</text:span> <text:span text:style-name="T1">Et ayant laissé en contrebas la Nazara, ayant venu il établit habitat envers Kapharnaoum celle à coté de la mer dans les frontières de Zaboulon et de Nephthaleim·</text:span> <text:span text:style-name="T2">14</text:span> <text:span text:style-name="T1">Afin que soit fait plénitude ce qui ayant été dit par Ésaïa le prophète disant·</text:span> <text:span text:style-name="T2">15</text:span> <text:span text:style-name="T1">Terre de Zaboulon et terre de Nephthaleim, chemin de mer, de l'autre côté du Iordane, Galilée des ethnies,</text:span> <text:span text:style-name="T2">16</text:span> <text:span text:style-name="T1">le peuple celui se étant assis en ténèbre, lumière il vit, grande, et à ceux se étants assis en à région et à ombre de trépas, lumière leva de bas en haut pour eux.</text:span> <text:span text:style-name="T2">17</text:span> <text:span text:style-name="T1">Depuis lors se commença le Iésous proclamer et dire· Transintelligez· car a approché la royauté des cieux.</text:span> <text:span text:style-name="T2">18</text:span> <text:span text:style-name="T1">Piétinant autour cependant à côté de la mer de la Galilée il vit deux frères, Simon celui étant dit Pierre et André son frère, jetants filet de coulée envers la mer· Car ils étaient pêcheurs.</text:span> <text:span text:style-name="T2">19</text:span> <text:span text:style-name="T1">Et il leur dit· venez ici derrière moi, et je vous ferai pêcheurs d'êtres humains.</text:span> <text:span text:style-name="T2">20</text:span> <text:span text:style-name="T1">Ceux-ci cependant directement ayants abandonnés les filets le suivirent.</text:span> <text:span text:style-name="T2">21</text:span> <text:span text:style-name="T1">Et ayant avancé de là il vit deux autres frères, Iakobos celui du Zébédaï et Ioannes son frère, dans le navire avec Zébédaï leur père ajustants complètement leurs filets, et il les appela.</text:span> <text:span text:style-name="T2">22</text:span> <text:span text:style-name="T1">Ceux-ci cependant directement ayants abandonnés le navire et leur père le suivirent.</text:span> <text:span text:style-name="T2">23</text:span> <text:span text:style-name="T1">Et il menait autour dans la toute entière Galilée enseignant dans leurs synagogues et proclamant l'évangile de la royauté et soignant toute maladie et toute mollesse dans le peuple.</text:span> <text:span text:style-name="T2">24</text:span> <text:span text:style-name="T1">Et éloigna son ouïe envers la Syrie toute entière· Et ils lui apportèrent tous ceux malicieusement ayants aux diverses maladies et aux tortures étants tenus ensemble et se faisants démoniser et se étants lunatique et paralytiques, et il les soigna.</text:span> <text:span text:style-name="T2">25</text:span> <text:span text:style-name="T1">Et le suivirent foules nombreuses depuis de la Galilée et de Décapole et de Ierosoluma et de Ioudaia et de l'autre côté du Iordane.</text:span> </text:p>
      <text:p text:style-name="P4">MATTHIEU  5</text:p>
      <text:p text:style-name="Text_20_body"><text:span text:style-name="T2">1</text:span> <text:span text:style-name="T1">Ayant vu cependant les foules il monta envers la montagne, et ayant assis lui-même vinrent vers lui ses disciples·</text:span> <text:span text:style-name="T2">2</text:span> <text:span text:style-name="T1">Et ayant ouvert sa bouche il les enseignait disant·</text:span> <text:span text:style-name="T2">3</text:span> <text:span text:style-name="T1">Bienheureux les pauvres au souffle, en ce que de eux est la royauté des cieux.</text:span> <text:span text:style-name="T2">4</text:span> <text:span text:style-name="T1">Bienheureux ceux endeuillants, en ce que eux seront appelés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au coeur, en ce que eux le Dieu se verront.</text:span> <text:span text:style-name="T2">9</text:span> <text:span text:style-name="T1">Bienheureux les faiseurs de paix, en ce que eux fils de Dieu seront appelés.</text:span> <text:span text:style-name="T2">10</text:span> <text:span text:style-name="T1">Bienheureux ceux étants poursuivis à cause de justice, en ce que de eux est la royauté des cieux.</text:span> <text:span text:style-name="T2">11</text:span> <text:span text:style-name="T1">Bienheureux vous êtes lorsque le cas échéant qu'ils réprouvent, vous, et qu'ils poursuivent et qu'ils disent tout méchant contre vous se mentants à cause de moi.</text:span> <text:span text:style-name="T2">12</text:span> <text:span text:style-name="T1">Soyez de joie et que vous vous exultez, en ce que votre salaire nombreux dans les cieux· Car ainsi ils poursuivirent les prophètes ceux avant vous.</text:span> <text:span text:style-name="T2">13</text:span> <text:span text:style-name="T1">Vous, vous êtes le sel de la terre· Si le cas échéant cependant que le sel soit rendu fou, en quoi il sera salé ? Envers aucun il a la ténacité encore sinon ayant été jeté au-dehors être piétiné de haut en bas sous des êtres humains.</text:span> <text:span text:style-name="T2">14</text:span> <text:span text:style-name="T1">Vous, vous êtes la lumière du monde. Une cité ne peut pas être cachée sur le haut d'une montagne se couchante·</text:span> <text:span text:style-name="T2">15</text:span> <text:span text:style-name="T1">Non cependant ils allument une chandelle et la posent sous le muid mais sur le chandelier, et elle brille à tous ceux dans l'habitation.</text:span> <text:span text:style-name="T2">16</text:span> <text:span text:style-name="T1">Ainsi que brille votre lumière en devers des êtres humains, de telle manière qu'ils voient de vous les beaux travaux et qu'ils glorifient votre père, celui dans les cieux.</text:span> <text:span text:style-name="T2">17</text:span> <text:span text:style-name="T1">Ne pas que vous fassiez loi en ce que je vins délier vers le bas la loi ou les prophètes· Non je vins délier vers le bas mais faire plénitude.</text:span> <text:span text:style-name="T2">18</text:span> <text:span text:style-name="T1">Car amen je vous dis· jusqu'à ce que le cas échéant que passe à côté le ciel et la terre, un iota ou une pointe non qu'il ne passe à côté au loin de la loi, jusqu'à le cas échéant que tous se devienne.</text:span> <text:span text:style-name="T2">19</text:span> <text:span text:style-name="T1">Lequel donc si le cas échéant qu'il délie un de ces commandements-ci, des moindres, et qu'il enseigne ainsi les êtres humains, moindre il sera appelé dans la royauté des cieux· Lequel cependant le cas échéant qu'il fasse et qu'il enseigne, celui-ci grand sera appelé dans la royauté des cieux.</text:span> <text:span text:style-name="T2">20</text:span> <text:span text:style-name="T1">Car je vous dis en ce que si le cas échéant que ne surabonde pas votre justice plus nombreusement des scribes et Pharisiens, non que vous ne veniez pas à l'intérieur envers la royauté des cieux.</text:span> <text:span text:style-name="T2">21</text:span> <text:span text:style-name="T1">Vous écoutâtes en ce qu'il fut dit aux originaires· non tu meurtriras· Lequel cependant le cas échéant qu'il meurtrisse, tenu au-dedans il sera au jugement.</text:span> <text:span text:style-name="T2">22</text:span> <text:span text:style-name="T1">Moi cependant je vous dis en ce que tout le étant mis en colère à son frère tenu au-dedans il se sera au jugement· Lequel cependant le cas échéant que dise à son frère· Raka, tenu au-dedans il se sera au sanhédrin· Lequel cependant le cas échéant que dise· fou, tenu au-dedans il se sera envers la géhenne du feu.</text:span> <text:span text:style-name="T2">23</text:span> <text:span text:style-name="T1">Si le cas échéant donc que tu apportes ton don sur l'autel des sacrifices et là que tu sois mémorisé en ce que ton frère a un quelconque contre toi,</text:span> <text:span text:style-name="T2">24</text:span> <text:span text:style-name="T1">abandonne là ton don en devers l'autel des sacrifices et dirige en arrière premièrement que tu sois échangé au-travers ton frère, et alors ayant venu apporte ton don.</text:span> <text:span text:style-name="T2">25</text:span> <text:span text:style-name="T1">Sois bien intelligeant à ton adversaire promptement, jusqu'à ce que duquel un quelconque tu es avec lui dans le chemin, de peur que l'adversaire te livre au juge et le juge au ministre et envers gardiennage tu seras jeté·</text:span> <text:span text:style-name="T2">26</text:span> <text:span text:style-name="T1">Amen je te dis, non que tu ne sortes pas de là, jusqu'à ce que le cas échéant que tu redonnes le dernier quadrant.</text:span> <text:span text:style-name="T2">27</text:span> <text:span text:style-name="T1">Vous écoutâtes en ce qu'il fut dit· non tu adultéreras.</text:span> <text:span text:style-name="T2">28</text:span> <text:span text:style-name="T1">Moi cependant je vous dis en ce que tout le regardant femme vers cela de la désirer en fureur déjà il l'adultéra dans son coeur.</text:span> <text:span text:style-name="T2">29</text:span> <text:span text:style-name="T1">Si cependant ton oeil droit te scandalise, extrais le et jette au loin de toi· Car il est opportun à toi afin qu'il se perde au loin un de tes membres et non pas tout entier ton corps qu'il soit jeté envers géhenne.</text:span> <text:span text:style-name="T2">30</text:span> <text:span text:style-name="T1">Et si ta main droite te scandalise, coupe la à l'excès et jette au loin de toi· Car il est opportun à toi afin que se perde au loin un de tes membres et non pas tout entier ton corps envers géhenne qu'il éloigne.</text:span> <text:span text:style-name="T2">31</text:span> <text:span text:style-name="T1">Il fut dit cependant· Lequel le cas échéant qu'il délie au loin sa femme, qu'il lui donne un objet d'apostasie.</text:span> <text:span text:style-name="T2">32</text:span> <text:span text:style-name="T1">Moi cependant je vous dis en ce que tout le déliant au loin sa femme hormis un discours de pornation la fait être adultéré, et lequel si le cas échéant une ayante étée déliée au loin qu'il marie, se fait adultère.</text:span> <text:span text:style-name="T2">33</text:span> <text:span text:style-name="T1">De nouveau vous écoutâtes en ce qu'il fut dit aux originaires· non tu surpasseras serment, tu redonneras cependant au Maître tes serments.</text:span> <text:span text:style-name="T2">34</text:span> <text:span text:style-name="T1">Moi cependant je vous dis de ne pas jurer entièrement· et ni en le ciel, en ce que trône il est du Dieu,</text:span> <text:span text:style-name="T2">35</text:span> <text:span text:style-name="T1">et ni en la terre, en ce que sous-pied elle est de ses pieds, et ni envers Ierosoluma, en ce que cité elle est du grand roi,</text:span> <text:span text:style-name="T2">36</text:span> <text:span text:style-name="T1">et ni en ta tête que tu jures, en ce que non tu peux un cheveu faire blanc ou noir.</text:span> <text:span text:style-name="T2">37</text:span> <text:span text:style-name="T1">Qu'il soit cependant votre discours oui oui, non non· Le cependant surabondant de ceux-ci hors du méchant il est.</text:span> <text:span text:style-name="T2">38</text:span> <text:span text:style-name="T1">Vous écoutâtes en ce qu'il fut dit· oeil en échange de oeil et dent en échange de dent.</text:span> <text:span text:style-name="T2">39</text:span> <text:span text:style-name="T1">Moi cependant je vous dis de ne pas dresser contre le méchant· Mais lequel un quelconque te gifle envers la droite mâchoire, tourne lui aussi l'autre·</text:span> <text:span text:style-name="T2">40</text:span> <text:span text:style-name="T1">Et à celui te voulant être jugé et ton chiton prendre, abandonne lui aussi l'himation·</text:span> <text:span text:style-name="T2">41</text:span> <text:span text:style-name="T1">Et lequel un quelconque te réquisitionnera un mille, dirige en arrière avec lui deux.</text:span> <text:span text:style-name="T2">42</text:span> <text:span text:style-name="T1">À celui te demandant donne, et celui voulant à partir de toi se prêter que tu ne sois pas détourné au loin.</text:span> <text:span text:style-name="T2">43</text:span> <text:span text:style-name="T1">Vous écoutâtes en ce qu'il fut dit· Tu aimeras ton prochain et tu haïras ton ennemi.</text:span> <text:span text:style-name="T2">44</text:span> <text:span text:style-name="T1">Moi cependant je vous dis· Aimez vos ennemis et que vous vous priez au-dessus de ceux vous poursuivants,</text:span> <text:span text:style-name="T2">45</text:span> <text:span text:style-name="T1">de telle manière que vous vous deveniez fils de votre père, celui dans les cieux, en ce que son soleil il lève de bas en haut sur méchants et bons et il pleut sur justes et injustes.</text:span> <text:span text:style-name="T2">46</text:span> <text:span text:style-name="T1">Car si le cas échéant que vous aimiez ceux vous aimants, quel salaire vous avez ? Non pas aussi les collecteurs de taxes le même ils font ?</text:span> <text:span text:style-name="T2">47</text:span> <text:span text:style-name="T1">Et si le cas échéant que vous saluiez vos frères seulement, quel surabondant vous faites ? Non pas aussi les ethniques le même ils font ?</text:span> <text:span text:style-name="T2">48</text:span> <text:span text:style-name="T1">Vous vous serez donc vous parfaits comme votre père le céleste parfait il est.</text:span> </text:p>
      <text:p text:style-name="P4">MATTHIEU  6</text:p>
      <text:p text:style-name="Text_20_body"><text:span text:style-name="T2">1</text:span> <text:span text:style-name="T1">Attenez-vous cependant de ne pas faire votre justice en devers des êtres humains vers cela d'être contemplé pour eux· Sinon cependant néanmoins, salaire vous n'avez pas à côté de votre père, celui dans les cieux.</text:span> <text:span text:style-name="T2">2</text:span> <text:span text:style-name="T1">Lorsque le cas échéant donc que tu fasses acte de miséricorde, ne pas que tu trompettes salpinx en devers toi, comme certes les hypocrites font dans les synagogues et dans les rues, de telle manière qu'ils soient glorifiés sous des êtres humains· Amen je vous dis, ils tiennent éloigné leur salaire.</text:span> <text:span text:style-name="T2">3</text:span> <text:span text:style-name="T1">Toi cependant faisant acte de miséricorde qu'elle ne connaisse pas ta gauche ce que fait ta droite,</text:span> <text:span text:style-name="T2">4</text:span> <text:span text:style-name="T1">de telle manière que soit ton acte de miséricorde dans le caché· Et ton père le regardant dans le caché te redonnera.</text:span> <text:span text:style-name="T2">5</text:span> <text:span text:style-name="T1">Et lorsque le cas échéant que vous vous priiez, non vous vous serez comme les hypocrites, en ce qu'ils affectionnent dans les synagogues et dans les coins des places ayants dressés se prier, de telle manière qu'ils soient apparus en lumière aux êtres humains· Amen je vous dis, ils tiennent éloigné leur salaire.</text:span> <text:span text:style-name="T2">6</text:span> <text:span text:style-name="T1">Toi cependant lorsque le cas échéant que tu te pries, viens à l'intérieur envers ton cellier et ayant fermé à clé ta porte te prie ton père, celui dans le caché· et ton père celui regardant dans le caché te redonnera.</text:span> <text:span text:style-name="T2">7</text:span> <text:span text:style-name="T1">Se priants cependant ne pas que vous discouriez bègue comme certes les ethniques, car ils estiment en ce que dans leur grande discussion ils seront écoutés envers.</text:span> <text:span text:style-name="T2">8</text:span> <text:span text:style-name="T1">Ne pas donc que vous soyez rendus semblable à eux· Car il a su votre père de lesquels besoin vous avez avant que vous lui demander.</text:span> <text:span text:style-name="T2">9</text:span> <text:span text:style-name="T1">Ainsi donc que vous vous priez, vous· Père de nous celui dans les cieux· soit sanctifié ton nom·</text:span> <text:span text:style-name="T2">10</text:span> <text:span text:style-name="T1">Vienne ta royauté· Soit devenu ta volonté, comme en à ciel aussi sur de terre·</text:span> <text:span text:style-name="T2">11</text:span> <text:span text:style-name="T1">Le pain de nous le supersubstantiel donne à nous aujourd'hui·</text:span> <text:span text:style-name="T2">12</text:span> <text:span text:style-name="T1">Et abandonne à nous nos débitations, comme nous aussi nous abandonnâmes à nos débiteurs·</text:span> <text:span text:style-name="T2">13</text:span> <text:span text:style-name="T1">Et que tu ne nous importes pas envers une tentation, mais te délivre nous au loin du méchant.</text:span> <text:span text:style-name="T2">14</text:span> <text:span text:style-name="T1">Si car le cas échéant que vous abandonniez aux êtres humains leurs chutes à côté, il abandonnera aussi à vous votre père, le céleste·</text:span> <text:span text:style-name="T2">15</text:span> <text:span text:style-name="T1">Si le cas échéant cependant ne pas que vous abandonniez aux êtres humains, non cependant votre père abandonnera vos chutes à côté.</text:span> <text:span text:style-name="T2">16</text:span> <text:span text:style-name="T1">Lorsque le cas échéant cependant que vous jeûniez, ne vous vous devenez pas comme les hypocrites aux airs maussades, car ils font disparaître leurs faces de telle manière qu'ils soient apparus en lumière aux êtres humains jeûnants· Amen je vous dis, ils tiennent éloigné leur salaire.</text:span> <text:span text:style-name="T2">17</text:span> <text:span text:style-name="T1">Toi cependant jeûnant te huile ta tête et ta face te lave,</text:span> <text:span text:style-name="T2">18</text:span> <text:span text:style-name="T1">de telle manière que tu ne sois pas apparu en lumière aux êtres humains jeûnant mais à ton père, celui dans le secret· Et ton père, celui regardant dans le secret te redonnera.</text:span> <text:span text:style-name="T2">19</text:span> <text:span text:style-name="T1">Ne thésaurisez pas pour vous trésors sur la terre, là où mite et consommation fait disparaître et là où voleurs creusent au travers et volent·</text:span> <text:span text:style-name="T2">20</text:span> <text:span text:style-name="T1">Thésaurisez cependant pour vous trésors dans le ciel, là où ni mite ni consommation fait disparaître et là où voleurs non creusent au travers non cependant volent·</text:span> <text:span text:style-name="T2">21</text:span> <text:span text:style-name="T1">Car là où est ton trésor, là se sera aussi ton coeur.</text:span> <text:span text:style-name="T2">22</text:span> <text:span text:style-name="T1">La chandelle du corps est l'oeil. Si le cas échéant donc que soit ton oeil simple, tout entier ton corps lumineux se sera·</text:span> <text:span text:style-name="T2">23</text:span> <text:span text:style-name="T1">Si le cas échéant cependant ton oeil méchant qu'il soit, tout entier ton corps ténébreux se sera. Si donc la lumière celle en toi ténèbre elle est, la ténèbre combien grande ?</text:span> <text:span text:style-name="T2">24</text:span> <text:span text:style-name="T1">Aucun se peut à deux Maîtres être esclave· Ou car l'un il haïra et l'autre-différent il aimera, ou de l'un il se tiendra contre et de l'autre-différent il méprisera. Non vous vous pouvez à Dieu être esclave et à mamonas.</text:span> <text:span text:style-name="T2">25</text:span> <text:span text:style-name="T1">Par le fait de cela je vous dis· Ne vous inquiétez pas pour votre âme quoi que vous mangiez ou quoi que vous buviez, ni cependant pour votre corps quoi que vous vous habilliez. Non pas l'âme plus nombreusement elle est que la nourriture et le corps que le vêtement ?</text:span> <text:span text:style-name="T2">26</text:span> <text:span text:style-name="T1">Entrez regard envers les volatiles du ciel en ce que non ils sèment, non cependant moissonnent, non cependant mènent ensemble envers granges, et votre père le céleste les nourrit· Non vous davantage vous différez d'eux ?</text:span> <text:span text:style-name="T2">27</text:span> <text:span text:style-name="T1">Qui cependant hors de vous inquiétant se peut apposer sur son âge une coudée ?</text:span> <text:span text:style-name="T2">28</text:span> <text:span text:style-name="T1">Et autour du vêtement de quoi vous inquiétez ? Apprenez de haut en bas les lis du champ comment ils croissent· Non ils peinent non cependant ils filent·</text:span> <text:span text:style-name="T2">29</text:span> <text:span text:style-name="T1">Je vous dis cependant en ce que non cependant Solomon en toute sa gloire se entoura comme un de ceux-ci.</text:span> <text:span text:style-name="T2">30</text:span> <text:span text:style-name="T1">Si cependant l'herbe du champ aujourd'hui étant et demain envers four étant jeté, le Dieu ainsi revêt autour, non à nombreux davantage vous, de petites croyances ?</text:span> <text:span text:style-name="T2">31</text:span> <text:span text:style-name="T1">Ne pas donc que vous inquiétiez disants· Quoi que nous mangions ? Ou· Quoi que nous buvions ? Ou· Quoi que nous nous entourions ?</text:span> <text:span text:style-name="T2">32</text:span> <text:span text:style-name="T1">Car tous ceux-ci les ethnies cherchent davantage· Car il a su votre père le céleste en ce que vous avez besoin de ceux-ci en totalités.</text:span> <text:span text:style-name="T2">33</text:span> <text:span text:style-name="T1">Cherchez cependant premièrement la royauté et sa justice, et tous ceux-ci sera apposé à vous.</text:span> <text:span text:style-name="T2">34</text:span> <text:span text:style-name="T1">Ne pas donc que vous inquiétiez envers celle de demain, car celle de demain inquiétera d'elle-même· Suffisant à la journée sa malice.</text:span> </text:p>
      <text:p text:style-name="P4">MATTHIEU  7</text:p>
      <text:p text:style-name="Text_20_body"><text:span text:style-name="T2">1</text:span> <text:span text:style-name="T1">Ne jugez pas, afin que vous ne soyez pas jugés·</text:span> <text:span text:style-name="T2">2</text:span> <text:span text:style-name="T1">Car dans lequel objet de jugement vous jugez vous serez jugés, et dans laquelle mesure vous mesurez il vous sera mesuré.</text:span> <text:span text:style-name="T2">3</text:span> <text:span text:style-name="T1">Cependant que regardes-tu la brindille celle dans l'oeil de ton frère, celle cependant en le tien oeil poutre non tu intelliges contre ?</text:span> <text:span text:style-name="T2">4</text:span> <text:span text:style-name="T1">Ou comment tu diras à ton frère· abandonne que j'éjecte la brindille hors de ton oeil, et voici la poutre dans ton oeil ?</text:span> <text:span text:style-name="T2">5</text:span> <text:span text:style-name="T1">Hypocrite, éjecte premièrement hors de ton oeil la poutre, et alors tu regarderas à travers pour éjecter la brindille hors de l'oeil de ton frère.</text:span> <text:span text:style-name="T2">6</text:span> <text:span text:style-name="T1">Que vous ne donniez pas le saint aux chiens ni cependant que vous jetiez vos perles en devers des pourceaux, de peur qu'ils les piétineront de haut en bas en leurs pieds et ayants étés tournés qu'ils vous fracassent.</text:span> <text:span text:style-name="T2">7</text:span> <text:span text:style-name="T1">Demandez et il vous sera donné, cherchez et vous trouverez, toquez et il vous sera ouvert·</text:span> <text:span text:style-name="T2">8</text:span> <text:span text:style-name="T1">Car tout celui demandant prend et celui cherchant trouve et à celui toquant il sera ouvert.</text:span> <text:span text:style-name="T2">9</text:span> <text:span text:style-name="T1">Ou quel est hors de vous être humain, lequel demandera son fils pain, pierre il ne lui donnera pas de surcroît ?</text:span> <text:span text:style-name="T2">10</text:span> <text:span text:style-name="T1">Ou aussi poisson demandera, serpent il ne lui donnera pas de surcroît ?</text:span> <text:span text:style-name="T2">11</text:span> <text:span text:style-name="T1">Si donc vous méchants étants vous avez su bons dons donner à vos enfants, à combien grand davantage votre père celui dans les cieux donnera bons à ceux lui demandants ?</text:span> <text:span text:style-name="T2">12</text:span> <text:span text:style-name="T1">Tous donc autant lesquels si le cas échéant que vous vouliez afin que vous fassent les êtres humains, ainsi vous aussi faites à eux· Car ceci est la loi et les prophètes.</text:span> <text:span text:style-name="T2">13</text:span> <text:span text:style-name="T1">Venez à l'intérieur par l'étroit porche· En ce que large le porche et spacieux le chemin celui conduisant au loin envers la perte complète et nombreux sont ceux se venants à l'intérieur par lui·</text:span> <text:span text:style-name="T2">14</text:span> <text:span text:style-name="T1">Que étroit le porche et ayant été oppressé le chemin celui conduisant au loin envers la vie et peu sont ceux le trouvants.</text:span> <text:span text:style-name="T2">15</text:span> <text:span text:style-name="T1">Attenez-vous au loin des faux prophètes, lesquels des quelconques se viennent vers vous en vêtements de brebis, au dedans cependant sont loups ravisseurs.</text:span> <text:span text:style-name="T2">16</text:span> <text:span text:style-name="T1">Depuis leurs fruits vous vous les reconnaîtrez. Ne serait-ce qu'ils cueillent ensemble depuis des épines grappes de raisins ou depuis des tribules figues ?</text:span> <text:span text:style-name="T2">17</text:span> <text:span text:style-name="T1">Ainsi tout arbre bon fruits beaux il fait, le cependant pourri arbre fruits méchants il fait.</text:span> <text:span text:style-name="T2">18</text:span> <text:span text:style-name="T1">Non se peut arbre bon fruits méchants faire non cependant arbre pourri fruits beaux faire.</text:span> <text:span text:style-name="T2">19</text:span> <text:span text:style-name="T1">Tout arbre ne faisant pas fruit beau est coupé à l'excès et envers feu il est jeté.</text:span> <text:span text:style-name="T2">20</text:span> <text:span text:style-name="T1">Par conséquent du moins depuis leurs fruits vous vous les reconnaîtrez.</text:span> <text:span text:style-name="T2">21</text:span> <text:span text:style-name="T1">Non tout le disant à moi· Maître Maître, se viendra à l'intérieur envers la royauté des cieux, mais celui faisant la volonté de mon père celui dans les cieux.</text:span> <text:span text:style-name="T2">22</text:span> <text:span text:style-name="T1">Nombreux me diront en cette journée-là· Maître Maître, non à le tien nom nous prophétisâmes, et à le tien nom démons nous éjectâmes, et à le tien nom puissances nombreuses nous fîmes ?</text:span> <text:span text:style-name="T2">23</text:span> <text:span text:style-name="T1">Et alors je leur avouerai en ce que pas cependant à un moment je vous connus· déplacez loin au loin de moi ceux se mettants au travail la illégalité.</text:span> <text:span text:style-name="T2">24</text:span> <text:span text:style-name="T1">Tout donc lequel un quelconque écoute de moi ces discours-ci et les fait, sera rendu semblable à homme pensif, lequel un quelconque édifia en maison sa maison d'habitation sur la roche·</text:span> <text:span text:style-name="T2">25</text:span> <text:span text:style-name="T1">Et descendit la pluie et vinrent les fleuves et soufflèrent les vents et tombèrent vers cette maison d'habitation-là, et elle ne tomba pas, car elle avait été fondé sur la roche.</text:span> <text:span text:style-name="T2">26</text:span> <text:span text:style-name="T1">Et tout le écoutant de moi ces discours-ci et ne pas les faisant sera rendu semblable à un homme fou, lequel un quelconque édifia en maison sa maison d'habitation sur le sable·</text:span> <text:span text:style-name="T2">27</text:span> <text:span text:style-name="T1">Et descendit la pluie et vinrent les fleuves et soufflèrent les vents et achoppèrent cette maison d'habitation-là, et elle tomba et sa chute était grande.</text:span> <text:span text:style-name="T2">28</text:span> <text:span text:style-name="T1">Et il devint lorsque acheva le Iésous ces discours-ci, les foules étaient heurtés à l'excès sur son enseignement·</text:span> <text:span text:style-name="T2">29</text:span> <text:span text:style-name="T1">Car il était les enseignant comme ayant autorité et non comme leurs scribes.</text:span> </text:p>
      <text:p text:style-name="P4">MATTHIEU  8</text:p>
      <text:p text:style-name="Text_20_body"><text:span text:style-name="T2">1</text:span> <text:span text:style-name="T1">Ayant descendu lui cependant au loin de la montagne le suivirent nombreuses foules.</text:span> <text:span text:style-name="T2">2</text:span> <text:span text:style-name="T1">Et voici un lépreux ayant approché embrassait vers lui disant· Maître, si le cas échéant que tu veuilles tu peux me purifier.</text:span> <text:span text:style-name="T2">3</text:span> <text:span text:style-name="T1">Et ayant étendu dehors la main le toucha disant· Je veux, sois purifié· Et directement il fut purifié de sa lèpre.</text:span> <text:span text:style-name="T2">4</text:span> <text:span text:style-name="T1">Et il lui dit le Iésous· Voici à pas un que tu dises, mais dirige en arrière montre-toi au sacrificateur et apporte le don lequel ordonnança auprès Môusês, envers un témoignage pour eux.</text:span> <text:span text:style-name="T2">5</text:span> <text:span text:style-name="T1">Ayant venu à l'intérieur lui cependant envers Kapharnaoum s'approcha à lui un chef de cent l'appelant à côté</text:span> <text:span text:style-name="T2">6</text:span> <text:span text:style-name="T1">et disant· Maître, mon jeune servant est jeté dans la maison paralytique, terriblement étant torturé.</text:span> <text:span text:style-name="T2">7</text:span> <text:span text:style-name="T1">Et il lui dit· Moi ayant venu je le soignerai.</text:span> <text:span text:style-name="T2">8</text:span> <text:span text:style-name="T1">Et ayant été répondu le chef de cent déclarait· Maître, non je suis assez-important afin que sous mon toit que tu viennes à l'intérieur, mais dis seulement discours, et sera guéri mon jeune servant.</text:span> <text:span text:style-name="T2">9</text:span> <text:span text:style-name="T1">Car et moi être humain je suis sous autorité, étant ordonnancé, ayant sous moi-même soldats, et je dis à celui-ci· Sois allé, et il va, et à autre· Viens, et il vient, et à mon esclave· Fais ceci, et il fait.</text:span> <text:span text:style-name="T2">10</text:span> <text:span text:style-name="T1">Ayant écouté cependant le Iésous s'étonna et il dit à ceux suivants· Amen je vous dis, à côté d'aucun une aussi grande croyance dans le Israël je trouvai.</text:span> <text:span text:style-name="T2">11</text:span> <text:span text:style-name="T1">Je vous dis cependant en ce que nombreux au loin des levants et des couchants surgiront et seront inclinés de bas en haut avec au-delà de Abraam et de Isaak et de Iakob dans la royauté des cieux,</text:span> <text:span text:style-name="T2">12</text:span> <text:span text:style-name="T1">les cependant fils de la royauté seront éjectés dans la ténèbre la plus au dehors· Là sera le pleur et le grincement des dents.</text:span> <text:span text:style-name="T2">13</text:span> <text:span text:style-name="T1">Et dit le Iésous au chef de cent· dirige en arrière, comme tu crus qu'il te soit devenu. Et fut guéri le jeune servant en cette heure-là.</text:span> <text:span text:style-name="T2">14</text:span> <text:span text:style-name="T1">Et ayant venu le Iésous dans la maison de Pierre vit sa belle-mère étante jetée et enfiévrante·</text:span> <text:span text:style-name="T2">15</text:span> <text:span text:style-name="T1">Et il toucha sa main, et l'abandonna la fièvre, et elle fut éveillée et elle servait pour lui.</text:span> <text:span text:style-name="T2">16</text:span> <text:span text:style-name="T1">Ayante devenue tardive cependant ils lui apportèrent nombreux démonisants· Et il éjecta les souffles à discours et tous ceux mauvaisement ayants il soigna,</text:span> <text:span text:style-name="T2">17</text:span> <text:span text:style-name="T1">de telle manière que soit fait plénitude ce qui ayant été dit par Ésaïa le prophète disant· lui-même nos infirmités il prit et les maladies il porta.</text:span> <text:span text:style-name="T2">18</text:span> <text:span text:style-name="T1">Ayant vu cependant le Iésous une foule autour de lui il ordonna de s'éloigner envers ce au delà.</text:span> <text:span text:style-name="T2">19</text:span> <text:span text:style-name="T1">Et ayant approché un scribe lui dit· Enseignant, je te suivrai où si le cas échéant que tu éloignes.</text:span> <text:span text:style-name="T2">20</text:span> <text:span text:style-name="T1">Et il lui dit le Iésous· Les renards ont des tanières et les volatiles du ciel des nids, le cependant fils de l'être humain non il a où qu'il incline la tête.</text:span> <text:span text:style-name="T2">21</text:span> <text:span text:style-name="T1">Autre-différent cependant des disciples lui dit· Maître, permets moi premièrement éloigner et ensevelir mon père.</text:span> <text:span text:style-name="T2">22</text:span> <text:span text:style-name="T1">Le cependant Iésous lui dit· Suis moi et abandonne les morts ensevelir leurs morts.</text:span> <text:span text:style-name="T2">23</text:span> <text:span text:style-name="T1">Et ayant entré lui dans le navire le suivirent ses disciples.</text:span> <text:span text:style-name="T2">24</text:span> <text:span text:style-name="T1">Et voici un grand séisme devint dans la mer, de sorte que le navire, d'être couvert sous les vagues, lui cependant dormait de haut en bas.</text:span> <text:span text:style-name="T2">25</text:span> <text:span text:style-name="T1">Et ayants approchés ils l'éveillèrent disants· Maître, sauve, nous perdons complètement.</text:span> <text:span text:style-name="T2">26</text:span> <text:span text:style-name="T1">Et il leur dit· Quel craintifs vous êtes, de petites croyances ? Alors ayant été éveillé survalorisa les vents et la mer, et grand calme il devint.</text:span> <text:span text:style-name="T2">27</text:span> <text:span text:style-name="T1">Les cependant êtres humains étonnèrent disants· De quel est celui-ci en ce que et les vents et la mer à lui écoutent en soumission ?</text:span> <text:span text:style-name="T2">28</text:span> <text:span text:style-name="T1">Et lui ayant venu dans ce au delà dans la région des Gadaréniens le rencontrèrent deux démonisants hors des mémoriaux sortants, difficiles extrêmement, de sorte que n'avoir pas la ténacité un quelconque passer à côté par cette route-là.</text:span> <text:span text:style-name="T2">29</text:span> <text:span text:style-name="T1">Et voici ils croassèrent disants· Quel à nous et à toi, fils du Dieu ? Tu vins ici avant moment de nous torturer ?</text:span> <text:span text:style-name="T2">30</text:span> <text:span text:style-name="T1">Il était cependant distancément au loin d'eux un troupeau de nombreux pourceaux étante nourrie.</text:span> <text:span text:style-name="T2">31</text:span> <text:span text:style-name="T1">Les cependant démons l'appelaient à côté disants· Si tu nous éjectes, envoie nous envers le troupeau des pourceaux.</text:span> <text:span text:style-name="T2">32</text:span> <text:span text:style-name="T1">Et il leur dit· Dirigez en arrière. Ceux-ci cependant ayants sortis s'éloignèrent envers les pourceaux· et voici se rua tout le troupeau de haut en bas de l'escarpement envers la mer et ils moururent loin dans les eaux.</text:span> <text:span text:style-name="T2">33</text:span> <text:span text:style-name="T1">Ceux cependant nourrissants fuirent, et ayants éloignés dans la ville annoncèrent tout et ces choses de ceux démonisants.</text:span> <text:span text:style-name="T2">34</text:span> <text:span text:style-name="T1">Et voici toute la ville sortit envers rencontre du Iésous et ayants vus, lui, appelèrent à côté de telle manière qu'il dépasse au loin de leurs frontières.</text:span> </text:p>
      <text:p text:style-name="P4">MATTHIEU  9</text:p>
      <text:p text:style-name="Text_20_body"><text:span text:style-name="T2">1</text:span> <text:span text:style-name="T1">Et ayant entré dans un navire il traversa et vint dans sa propre ville.</text:span> <text:span text:style-name="T2">2</text:span> <text:span text:style-name="T1">Et voici qu'ils lui apportaient un paralytique étant jeté sur un lit. Et ayant vu le Iésous leur croyance il dit au paralytique· Aie courage, enfant, ils sont abandonnés tes péchés.</text:span> <text:span text:style-name="T2">3</text:span> <text:span text:style-name="T1">Et voici des quelconques scribes se dirent en eux-mêmes· Celui-ci blasphème.</text:span> <text:span text:style-name="T2">4</text:span> <text:span text:style-name="T1">Et ayant vu le Iésous leurs réflexions en fureurs il dit· Pourquoi vous réfléchissez en fureur mauvais en vos coeurs ?</text:span> <text:span text:style-name="T2">5</text:span> <text:span text:style-name="T1">Car quel est plus facile, dire· Sont abandonnés tes péchés, ou dire· Éveille et piétine autour ?</text:span> <text:span text:style-name="T2">6</text:span> <text:span text:style-name="T1">Cependant afin que vous sachiez en ce que autorité a le fils de l'être humain sur la terre d'abandonner péchés – alors il dit au paralytique· ayant été éveillé lève ton lit et dirige en arrière envers ta maison.</text:span> <text:span text:style-name="T2">7</text:span> <text:span text:style-name="T1">Et ayant été éveillé il s'éloigna envers sa maison.</text:span> <text:span text:style-name="T2">8</text:span> <text:span text:style-name="T1">Ayants vus cependant les foules furent effrayés et glorifièrent le Dieu celui ayant donné une telle autorité aux êtres humains.</text:span> <text:span text:style-name="T2">9</text:span> <text:span text:style-name="T1">Et menant de côté le Iésous de là vit un être humain étant assis sur le bureau de taxes, Matthaios étant dit, et il lui dit· Suis moi. Et ayant placé debout de bas en haut il le suivit.</text:span> <text:span text:style-name="T2">10</text:span> <text:span text:style-name="T1">Et il lui devint que couchant de bas en haut dans la maison, et voici nombreux collecteurs de taxes et pécheurs ayants venus couchaient de bas en haut ensemble avec le Iésous et ses disciples.</text:span> <text:span text:style-name="T2">11</text:span> <text:span text:style-name="T1">Et ayants vus les Pharisiens disaient à ses disciples· Par quoi avec des collecteurs de taxes et de pécheurs mange votre enseignant ?</text:span> <text:span text:style-name="T2">12</text:span> <text:span text:style-name="T1">Celui-ci cependant ayant écouté dit· Non nécessité ont ceux ayants la ténacité de médecin mais ceux mauvaisement ayants.</text:span> <text:span text:style-name="T2">13</text:span> <text:span text:style-name="T1">Ayants étés allés cependant apprenez quel est· compassion je veux et non sacrifice· Car je ne vins pas appeler justes mais pécheurs.</text:span> <text:span text:style-name="T2">14</text:span> <text:span text:style-name="T1">Alors approchent de lui les disciples de Ioannes disants· Par quoi nous et les Pharisiens nous jeûnons nombreux, cependant tes disciples ne jeûnent pas ?</text:span> <text:span text:style-name="T2">15</text:span> <text:span text:style-name="T1">Et il leur dit le Iésous· Ne peuvent pas les fils de l'épousaille endeuiller sur tant qu'est avec eux l'époux ? Viendront cependant des journées lorsque le cas échéant que soit levé loin au loin d'eux l'époux, et alors ils jeûneront.</text:span> <text:span text:style-name="T2">16</text:span> <text:span text:style-name="T1">Aucun cependant jette dessus un ajout de morceau de tissu non foulé sur un himation ancien· Car il lève sa plénitude loin de l'himation et pire schisme il devient.</text:span> <text:span text:style-name="T2">17</text:span> <text:span text:style-name="T1">Pas cependant ils jettent vin jeune dans outres anciennes· Cependant sinon du moins, sont fracassés les outres et le vin est déversé et les outres sont perdus complètement· Mais ils jettent vin jeune dans outres nouvelles, et tous deux sont conservés.</text:span> <text:span text:style-name="T2">18</text:span> <text:span text:style-name="T1">Lui leur bavardant ceux-ci, voici un chef ayant approché embrassait vers lui disant en ce que ma fille maintenant acheva· Mais ayant venu impose ta main sur elle, et elle vivra.</text:span> <text:span text:style-name="T2">19</text:span> <text:span text:style-name="T1">Et ayant été éveillé le Iésous le suivit et ses disciples.</text:span> <text:span text:style-name="T2">20</text:span> <text:span text:style-name="T1">Et voici une femme étante en hémorragie douze ans, ayante approchée derrière toucha la frange de son himation·</text:span> <text:span text:style-name="T2">21</text:span> <text:span text:style-name="T1">Car elle disait en elle-même· Si le cas échéant seulement que je touche son himation je serai sauvé.</text:span> <text:span text:style-name="T2">22</text:span> <text:span text:style-name="T1">Le cependant Iésous ayant été tourné et l'ayant vu dit· Aie courage, fille· Ta croyance te sauve. Et fut sauvé la femme depuis cette heure-là.</text:span> <text:span text:style-name="T2">23</text:span> <text:span text:style-name="T1">Et ayant venu le Iésous dans la maison du chef et ayant vu les flûtistes et la foule étant tumultué</text:span> <text:span text:style-name="T2">24</text:span> <text:span text:style-name="T1">disait· Replacez de bas en haut, car elle ne mourut pas loin la fillette mais elle dort de haut en bas. Et ils riaient de haut en bas de lui.</text:span> <text:span text:style-name="T2">25</text:span> <text:span text:style-name="T1">Lorsque cependant fut éjectée la foule, ayant venu à l'intérieur il saisit avec force sa main, et fut éveillée la fillette.</text:span> <text:span text:style-name="T2">26</text:span> <text:span text:style-name="T1">Et sortit cette rumeur-ci dans cette terre-là toute entière.</text:span> <text:span text:style-name="T2">27</text:span> <text:span text:style-name="T1">Et menant de côté de là le Iésous, le suivirent deux aveugles croassants et disants· Compatis nous, fils de Dauid.</text:span> <text:span text:style-name="T2">28</text:span> <text:span text:style-name="T1">Ayant venu cependant dans la maison approchèrent à lui les aveugles, et il leur dit le Iésous· Vous croyez en ce que je puis ceci faire ? Ils lui disent· Oui Maître.</text:span> <text:span text:style-name="T2">29</text:span> <text:span text:style-name="T1">Alors il toucha leurs yeux disant· Selon votre croyance qu'il vous soit devenu.</text:span> <text:span text:style-name="T2">30</text:span> <text:span text:style-name="T1">Et furent ouvert leurs yeux. Et il fut irrité dedans après eux le Iésous disant· Voyez que pas un connaisse.</text:span> <text:span text:style-name="T2">31</text:span> <text:span text:style-name="T1">Ceux-ci cependant ayants sortis le divulguèrent dans cette terre-là toute entière.</text:span> <text:span text:style-name="T2">32</text:span> <text:span text:style-name="T1">Eux cependant sortants voici qu'ils lui apportèrent un être humain sourd muet démonisant.</text:span> <text:span text:style-name="T2">33</text:span> <text:span text:style-name="T1">Et ayant été éjecté le démon, bavarda le sourd muet. Et s'étonnèrent les foules disants· Jamais il fut apparu en lumière ainsi en le Israël.</text:span> <text:span text:style-name="T2">34</text:span> <text:span text:style-name="T1">Les cependant Pharisiens disaient· En le chef des démons il éjecte les démons.</text:span> <text:span text:style-name="T2">35</text:span> <text:span text:style-name="T1">Et menait autour le Iésous toutes les villes et les villages enseignant dans leurs synagogues et proclamant l'évangile de la royauté et soignant toute maladie et toute mollesse.</text:span> <text:span text:style-name="T2">36</text:span> <text:span text:style-name="T1">Ayant vu cependant les foules il fut remué aux entrailles autour d'elles, en ce qu'elles étaient étantes écorchées et étantes flanquées comme si des brebis n'ayants pas de berger.</text:span> <text:span text:style-name="T2">37</text:span> <text:span text:style-name="T1">Alors il dit à ses disciples· La certes moisson nombreuse, les cependant travailleurs peu·</text:span> <text:span text:style-name="T2">38</text:span> <text:span text:style-name="T1">Soyez attachés de lien donc au Maître de la moisson de telle manière qu'il éjecte des travailleurs dans sa moisson.</text:span> </text:p>
      <text:p text:style-name="P4"><text:soft-page-break/>MATTHIEU  10</text:p>
      <text:p text:style-name="Text_20_body"><text:span text:style-name="T2">1</text:span> <text:span text:style-name="T1">Et ayant appelé auprès ses douze disciples il leur donna autorité de souffles impurs de sorte à les éjecter et soigner toute maladie et toute mollesse.</text:span> <text:span text:style-name="T2">2</text:span> <text:span text:style-name="T1">Les cependant douze envoyés les noms c'est ceux-ci· Premier Simon celui étant dit Pierre et André son frère, et Iakobos celui du Zébédaï et Ioannes son frère,</text:span> <text:span text:style-name="T2">3</text:span> <text:span text:style-name="T1">Philippe et Bar-Tolomaï, Thomas et Matthaios le collecteur de taxes, Iakobos celui du Alphaios et Thaddaios,</text:span> <text:span text:style-name="T2">4</text:span> <text:span text:style-name="T1">Simon le Kananéen et Iouda le Iskariote celui-là et l'ayant livré.</text:span> <text:span text:style-name="T2">5</text:span> <text:span text:style-name="T1">Ceux-ci les douze envoya le Iésous leur ayant annoncé auprès disant· Envers route des ethnies que vous n'éloigniez pas et envers ville de Samaritains que vous ne veniez pas à l'intérieur·</text:span> <text:span text:style-name="T2">6</text:span> <text:span text:style-name="T1">Allez cependant davantage vers les brebis ces perdantes complètement de maison de Israël.</text:span> <text:span text:style-name="T2">7</text:span> <text:span text:style-name="T1">Allants cependant proclamez disants en ce que approche la royauté des cieux.</text:span> <text:span text:style-name="T2">8</text:span> <text:span text:style-name="T1">Étants infirme soignez, morts éveillez, lépreux purifiez, démons éjectez· Gratuitement vous prîtes, gratuitement donnez.</text:span> <text:span text:style-name="T2">9</text:span> <text:span text:style-name="T1">Que vous n'acquériez pas or ni cependant argent ni cependant cuivre dans vos ceintures,</text:span> <text:span text:style-name="T2">10</text:span> <text:span text:style-name="T1">ni besace envers route ni cependant deux chitons ni cependant souliers ni cependant bâton· Car digne le travailleur de sa nourriture.</text:span> <text:span text:style-name="T2">11</text:span> <text:span text:style-name="T1">Dans laquelle cependant le cas échéant ville ou village que vous veniez à l'intérieur, examinez à l'excès qui en elle est digne· Et là restez jusqu'à le cas échéant que vous sortiez.</text:span> <text:span text:style-name="T2">12</text:span> <text:span text:style-name="T1">Venants à l'intérieur cependant dans la maison saluez la·</text:span> <text:span text:style-name="T2">13</text:span> <text:span text:style-name="T1">Et si le cas échéant certes que soit la maison digne, que vienne votre paix sur elle, si le cas échéant cependant que ne soit pas digne, votre paix vers vous soit retourné au-dessus.</text:span> <text:span text:style-name="T2">14</text:span> <text:span text:style-name="T1">Et lequel le cas échéant qu'il ne vous accepte pas ni cependant qu'il écoute vos discours, sortants au-dehors de la maison ou de la ville de celle-là secouez dehors la poussière de vos pieds.</text:span> <text:span text:style-name="T2">15</text:span> <text:span text:style-name="T1">Amen je vous dis, plus supportable sera pour terre de Sodomas et de Gomorras en journée de jugement que pour cette ville-là.</text:span> <text:span text:style-name="T2">16</text:span> <text:span text:style-name="T1">Voici moi je vous envoie comme des brebis en milieu de loups· Devenez donc pensifs comme les serpents et purs comme les colombes.</text:span> <text:span text:style-name="T2">17</text:span> <text:span text:style-name="T1">Gardez-vous cependant au loin des êtres humains· Car ils vous livreront envers sanhédrins et dans leurs synagogues ils vous fouetteront·</text:span> <text:span text:style-name="T2">18</text:span> <text:span text:style-name="T1">Et sur gouverneurs cependant et rois vous serez conduits en cause de moi envers un témoignage pour eux et les ethnies.</text:span> <text:span text:style-name="T2">19</text:span> <text:span text:style-name="T1">Lorsque le cas échéant cependant qu'ils vous livrent, que vous n'inquiétiez pas comment ou de ce que vous bavardiez· Car il vous sera donné en cette heure-là ce que vous bavardiez·</text:span> <text:span text:style-name="T2">20</text:span> <text:span text:style-name="T1">Car vous, vous n'êtes pas ceux bavardants mais le souffle de votre père celui bavardant en vous.</text:span> <text:span text:style-name="T2">21</text:span> <text:span text:style-name="T1">Livrera cependant frère frère envers trépas et père enfant, et se lèveront au-dessus enfants sur parents géniteurs et ils les mettront à trépas.</text:span> <text:span text:style-name="T2">22</text:span> <text:span text:style-name="T1">Et vous serez étants haïs en-dessous de tous par mon nom· Celui cependant ayant résisté en restant en-dessous envers fin, celui-ci sera sauvé.</text:span> <text:span text:style-name="T2">23</text:span> <text:span text:style-name="T1">Lorsque le cas échéant cependant qu'ils vous poursuivent en cette ville-ci, fuyez envers l'autre-différente· Amen car je vous dis, non que vous ne finissiez pas les villes du Israël jusqu'à le cas échéant que vienne le fils de l'être humain.</text:span> <text:span text:style-name="T2">24</text:span> <text:span text:style-name="T1">Non il est disciple au-dessus de l'enseignant pas cependant esclave au-dessus de son Maître.</text:span> <text:span text:style-name="T2">25</text:span> <text:span text:style-name="T1">Suffisant au disciple afin qu'il devienne comme son enseignant et l'esclave comme son Maître. Si le despote de maison Beelzeboul surnommèrent, à combien grand davantage ses domestiques.</text:span> <text:span text:style-name="T2">26</text:span> <text:span text:style-name="T1">Donc que vous ne soyez pas effrayés d'eux· Car aucun est étant couvert qui ne sera découvert au loin et caché qui ne sera connu.</text:span> <text:span text:style-name="T2">27</text:span> <text:span text:style-name="T1">Lequel je vous dis en la ténèbre dites en la lumière, et lequel envers l'oreille vous écoutez proclamez sur des dômes.</text:span> <text:span text:style-name="T2">28</text:span> <text:span text:style-name="T1">Et n'effrayez pas depuis ceux tuants catégoriquement le corps, la cependant âme ne pouvants pas tuer catégoriquement· Effrayez cependant davantage celui pouvant et âme et corps perdre complètement en géhenne.</text:span> <text:span text:style-name="T2">29</text:span> <text:span text:style-name="T1">Non pas deux moineaux d'un assarion il est vendu ? Et un hors d'eux non tombera sur la terre sans votre père.</text:span> <text:span text:style-name="T2">30</text:span> <text:span text:style-name="T1">De vous cependant et les cheveux de la tête tous étants nombrés ils sont.</text:span> <text:span text:style-name="T2">31</text:span> <text:span text:style-name="T1">Donc n'effrayez pas· De nombreux de moineaux vous différez vous.</text:span> <text:span text:style-name="T2">32</text:span> <text:span text:style-name="T1">Tout donc lequel un quelconque discourra pareillement en moi en devers des êtres humains, je discourrai pareillement et moi en lui en devers mon père de celui dans les cieux·</text:span> <text:span text:style-name="T2">33</text:span> <text:span text:style-name="T1">Lequel un quelconque cependant le cas échéant qu'il me nie en devers des êtres humains, je le nierai et moi en devers mon père de celui dans les cieux.</text:span> <text:span text:style-name="T2">34</text:span> <text:span text:style-name="T1">Que vous ne fassiez pas loi en ce que je vins jeter paix sur la terre· Non je vins jeter paix mais machette.</text:span> <text:span text:style-name="T2">35</text:span> <text:span text:style-name="T1">Car je vins séparer en deux être humain de haut en bas de son père, et fille de haut en bas de sa mère, et épouse de haut en bas de sa belle-mère,</text:span> <text:span text:style-name="T2">36</text:span> <text:span text:style-name="T1">et ennemis de l'être humain ses domestiques.</text:span> <text:span text:style-name="T2">37</text:span> <text:span text:style-name="T1">Celui affectionnant père ou mère au-dessus de moi non est de moi digne, et celui affectionnant fils ou fille au-dessus de moi non est de moi digne·</text:span> <text:span text:style-name="T2">38</text:span> <text:span text:style-name="T1">Et lequel non prend sa croix et suit derrière moi, non est de moi digne.</text:span> <text:span text:style-name="T2">39</text:span> <text:span text:style-name="T1">Celui ayant trouvé son âme la perdra complètement, et celui ayant perdu complètement son âme en cause de moi la trouvera.</text:span> <text:span text:style-name="T2">40</text:span> <text:span text:style-name="T1">Celui vous acceptant moi il accepte, et celui moi acceptant il accepte celui m'ayant envoyé.</text:span> <text:span text:style-name="T2">41</text:span> <text:span text:style-name="T1">Celui acceptant prophète envers nom de prophète salaire de prophète il prendra, et celui acceptant juste envers nom de juste salaire de juste il prendra.</text:span> <text:span text:style-name="T2">42</text:span> <text:span text:style-name="T1">Et lequel si le cas échéant qu'il donne à boire un de ces petits-ci coupe de froid seulement envers nom de disciple, amen je vous dis, non qu'il ne perde complètement son salaire.</text:span> </text:p>
      <text:p text:style-name="P4">MATTHIEU  11</text:p>
      <text:p text:style-name="Text_20_body"><text:span text:style-name="T2">1</text:span> <text:span text:style-name="T1">Et devint lorsque finit le Iésous ordonnant au-travers à ses douze disciples, dépassa de là pour enseigner et proclamer en leurs villes.</text:span> <text:span text:style-name="T2">2</text:span> <text:span text:style-name="T1">Le cependant Ioannes ayant écouté en la prison les actions du Christ ayant mandé par ses disciples</text:span> <text:span text:style-name="T2">3</text:span> <text:span text:style-name="T1">lui dit· Toi tu es celui venant ou autre-différent nous attendons ?</text:span> <text:span text:style-name="T2">4</text:span> <text:span text:style-name="T1">Et ayant été répondu le Iésous leur dit· Ayants étés allés annoncez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qu'il ne soit pas scandalisé en moi.</text:span> <text:span text:style-name="T2">7</text:span> <text:span text:style-name="T1">Cependant ceux-ci allants commença le Iésous dire aux foules autour de Ioannes· Qui vous sortîtes envers le désert contempler ? Calame sous vent étant ébranlé ?</text:span> <text:span text:style-name="T2">8</text:span> <text:span text:style-name="T1">Mais qui vous sortîtes voir ? Un être humain en moelleux étant revêtu autour ? Voici ceux les moelleux portants dans les maisons des rois ils sont.</text:span> <text:span text:style-name="T2">9</text:span> <text:span text:style-name="T1">Mais qui vous sortîtes voir ? Prophète ? Oui je vous dis, et plus surabondant de prophète.</text:span> <text:span text:style-name="T2">10</text:span> <text:span text:style-name="T1">Celui-ci est autour duquel il est écrit· Voici moi j'envoie mon messager avant ta face, lequel préparera de haut en bas ta route en devers de toi.</text:span> <text:span text:style-name="T2">11</text:span> <text:span text:style-name="T1">Amen je vous dis· Non il est éveillé en engendrés de femmes plus grand que Ioannes le Baptiseur· Le cependant plus petit en la royauté des cieux est plus grand que lui.</text:span> <text:span text:style-name="T2">12</text:span> <text:span text:style-name="T1">Depuis cependant les journées de Ioannes le Baptiseur jusqu'à maintenant la royauté des cieux est violenté et violents la ravissent.</text:span> <text:span text:style-name="T2">13</text:span> <text:span text:style-name="T1">Car tous les prophètes et la loi jusqu'à Ioannes prophétisèrent·</text:span> <text:span text:style-name="T2">14</text:span> <text:span text:style-name="T1">Et si vous voulez accepter, lui est Élia celui imminant à venir.</text:span> <text:span text:style-name="T2">15</text:span> <text:span text:style-name="T1">Celui ayant oreilles pour écouter, qu'il écoute.</text:span> <text:span text:style-name="T2">16</text:span> <text:span text:style-name="T1">À qui cependant je rendrai semblable cette génération-ci ? Elle est semblable aux petits enfants étants assis dans les agoras lesquels sonnants auprès aux autres-différents</text:span> <text:span text:style-name="T2">17</text:span> <text:span text:style-name="T1">disent· Nous vous flûtâmes et non vous dansâtes, nous fîmes des thrènes et non vous frappâtes.</text:span> <text:span text:style-name="T2">18</text:span> <text:span text:style-name="T1">Car vint Ioannes et ni mangeant et ni buvant, et ils disent· Il a démon.</text:span> <text:span text:style-name="T2">19</text:span> <text:span text:style-name="T1">Vint le fils de l'être humain mangeant et buvant, et ils disent· Voici être humain glouton et buveur de vin, ami de collecteurs de taxes et de pécheurs. Et fut justifié la sagesse depuis ses actions.</text:span> <text:span text:style-name="T2">20</text:span> <text:span text:style-name="T1">Alors il commença à reprocher les villes dans lesquelles devinrent ses plus nombreuses puissances, en ce que non transintelligèrent·</text:span> <text:span text:style-name="T2">21</text:span> <text:span text:style-name="T1">Ouai à toi, Chorazin, Ouai à toi, Bethsaïda· En ce que si en Tyr et Sidon devinrent les puissances celles ayantes devenues en vous, anciennement le cas échéant en à sac et à cendre transintelligèrent.</text:span> <text:span text:style-name="T2">22</text:span> <text:span text:style-name="T1">Toutefois je vous dis, à Tyr et à Sidon plus supportable sera en journée de jugement que pour vous.</text:span> <text:span text:style-name="T2">23</text:span> <text:span text:style-name="T1">Et toi, Kapharnaoum, non pas jusqu'au ciel tu seras haussé ? Jusqu'au séjour des morts tu descendras· En ce que si en Sodomas furent devenu les puissances celles ayantes devenues en toi, elle resta le cas échéant jusqu'à aujourd'hui.</text:span> <text:span text:style-name="T2">24</text:span> <text:span text:style-name="T1">Toutefois je vous dis en ce que à terre de Sodomas plus supportable sera en journée de jugement que pour toi.</text:span> <text:span text:style-name="T2">25</text:span> <text:span text:style-name="T1">En ce moment-là ayant été répondu le Iésous dit· Je discours pareillement au dehors à toi, père, Maître du ciel et de la terre, en ce que tu cachas ceux-ci au loin de sages et de capables de comprendre et tu les découvris au loin aux infantiles·</text:span> <text:span text:style-name="T2">26</text:span> <text:span text:style-name="T1">Oui le père, en ce que ainsi estimation en bien devint en devers toi.</text:span> <text:span text:style-name="T2">27</text:span> <text:span text:style-name="T1">Tous à moi fut livré sous mon père, et aucun reconnaît le fils sinon le père, pas cependant le père un quelconque reconnaît sinon le fils et à lequel si le cas échéant qu'il ait dessein le fils de découvrir au loin.</text:span> <text:span text:style-name="T2">28</text:span> <text:span text:style-name="T1">Venez ici vers moi tous ceux peinants et étants chargés, et moi je vous pauserai de bas en haut.</text:span> <text:span text:style-name="T2">29</text:span> <text:span text:style-name="T1">Levez mon joug sur vous et apprenez au loin de moi, en ce que doux je suis et bas au coeur, et vous trouverez pause de bas en haut pour vos âmes·</text:span> <text:span text:style-name="T2">30</text:span> <text:span text:style-name="T1">Car mon joug utile bon et ma charge est légère.</text:span> </text:p>
      <text:p text:style-name="P4">MATTHIEU  12</text:p>
      <text:p text:style-name="Text_20_body"><text:span text:style-name="T2">1</text:span> <text:span text:style-name="T1">En ce moment-là fut allé le Iésous aux sabbats par des champs ensemencés· Ses cependant disciples eurent faim et commencèrent épiler épis et manger.</text:span> <text:span text:style-name="T2">2</text:span> <text:span text:style-name="T1">Les cependant Pharisiens ayants vus lui dirent· Voici tes disciples font lequel non est permis faire en sabbat.</text:span> <text:span text:style-name="T2">3</text:span> <text:span text:style-name="T1">Celui-ci cependant leur dit· Non vous lûtes quel fit Dauid lorsqu'il eut faim et ceux avec lui,</text:span> <text:span text:style-name="T2">4</text:span> <text:span text:style-name="T1">comment il vint à l'intérieur envers la maison du Dieu et les pains de la position en avant mangea, lequel non étant permis était à lui manger pas cependant à ceux avec lui sinon aux sacrificateurs seuls ?</text:span> <text:span text:style-name="T2">5</text:span> <text:span text:style-name="T1">Ou non vous lûtes dans la loi en ce que aux sabbats les sacrificateurs dans le sanctuaire profanent le sabbat et sont non coupables ?</text:span> <text:span text:style-name="T2">6</text:span> <text:span text:style-name="T1">Je dis cependant à vous en ce que du sanctuaire plus grand est ici.</text:span> <text:span text:style-name="T2">7</text:span> <text:span text:style-name="T1">Si cependant vous aviez connu quel est· Compassion je veux et non sacrifice, non le cas échéant vous exécutâtes en justice de haut en bas les non coupables.</text:span> <text:span text:style-name="T2">8</text:span> <text:span text:style-name="T1">Car Maître est du sabbat le fils de l'être humain.</text:span> <text:span text:style-name="T2">9</text:span> <text:span text:style-name="T1">Et ayant dépassé de là vint envers leur synagogue·</text:span> <text:span text:style-name="T2">10</text:span> <text:span text:style-name="T1">Et voici un être humain ayant une main sèche. Et ils demandèrent sur lui disants· S'il est permis aux sabbats de soigner ? Afin qu'ils l'accusent.</text:span> <text:span text:style-name="T2">11</text:span> <text:span text:style-name="T1">Lui cependant leur dit· Qui sera hors de vous un être humain lequel aura une brebis et si le cas échéant que tombe en celui-ci aux sabbats envers trou, non pas la saisira avec force et éveillera ?</text:span> <text:span text:style-name="T2">12</text:span> <text:span text:style-name="T1">À combien grand donc diffère un être humain d'une brebis. De sorte qu'il est permis aux sabbats de faire bellement.</text:span> <text:span text:style-name="T2">13</text:span> <text:span text:style-name="T1">Alors il dit à l'être humain· Étends dehors ta main. Et il étendit dehors et elle fut rétablie complètement saine comme l'autre.</text:span> <text:span text:style-name="T2">14</text:span> <text:span text:style-name="T1">Ayants sortis cependant les Pharisiens prirent délibération ensemble de haut en bas de lui de telle manière qu'ils le perdent complètement.</text:span> <text:span text:style-name="T2">15</text:span> <text:span text:style-name="T1">Le cependant Iésous ayant connu replaça de bas en haut de là. Et le suivirent nombreux, et il les soigna tous</text:span> <text:span text:style-name="T2">16</text:span> <text:span text:style-name="T1">et il les survalorisa afin qu'ils ne le fassent pas visible,</text:span> <text:span text:style-name="T2">17</text:span> <text:span text:style-name="T1">afin que soit fait plénitude ce qui ayant été dit par Ésaïa le prophète disant·</text:span> <text:span text:style-name="T2">18</text:span> <text:span text:style-name="T1">Voici mon jeune servant lequel je choisis, mon aimé envers lequel estima en bien mon âme· Je poserai mon souffle sur lui, et jugement aux ethnies il annoncera.</text:span> <text:span text:style-name="T2">19</text:span> <text:span text:style-name="T1">Non querellera pas cependant criera, pas cependant écoutera un quelconque dans les places son son de voix.</text:span> <text:span text:style-name="T2">20</text:span> <text:span text:style-name="T1">Calame étant broyé ensemble non brisera de haut en bas et linon étant fumé non éteindra, jusqu'à le cas échéant qu'il éjecte envers conquête le jugement.</text:span> <text:span text:style-name="T2">21</text:span> <text:span text:style-name="T1">Et à son nom ethnies espéreront.</text:span> <text:span text:style-name="T2">22</text:span> <text:span text:style-name="T1">Alors lui fut apporté démonisant aveugle et sourd muet, et il le soigna, de manière au sourd muet de bavarder et regarder.</text:span> <text:span text:style-name="T2">23</text:span> <text:span text:style-name="T1">Et extasiaient toutes les foules et disaient· Ne serait-ce que celui-ci est le fils de Dauid ?</text:span> <text:span text:style-name="T2">24</text:span> <text:span text:style-name="T1">Les cependant Pharisiens ayants écoutés dirent· Celui-ci non éjecte les démons sinon en le Beelzeboul chef des démons.</text:span> <text:span text:style-name="T2">25</text:span> <text:span text:style-name="T1">Sachant cependant leurs réflexions en fureurs il leur dit· Toute royauté ayant été divisée contre elle-même est désertifiée et toute ville ou maison ayant été divisée contre elle-même ne sera placé debout.</text:span> <text:span text:style-name="T2">26</text:span> <text:span text:style-name="T1">Et si le Satan le Satan il éjecte, sur lui-même il fut divisé· Comment donc sera placé debout sa royauté ?</text:span> <text:span text:style-name="T2">27</text:span> <text:span text:style-name="T1">Et si moi en Beelzeboul j'éjecte les démons, vos fils en qui ils éjectent ? Par cela eux seront vos juges.</text:span> <text:span text:style-name="T2">28</text:span> <text:span text:style-name="T1">Si cependant en souffle de Dieu moi j'éjecte les démons, alors devança sur vous la royauté du Dieu.</text:span> <text:span text:style-name="T2">29</text:span> <text:span text:style-name="T1">Ou comment peut un quelconque venir à l'intérieur envers la maison du tenace et ses ustensiles ravir, si le cas échéant non pas premièrement qu'il attache de lien le tenace ? Et alors sa maison il pillera complètement.</text:span> <text:span text:style-name="T2">30</text:span> <text:span text:style-name="T1">Celui non pas étant avec au-delà de moi contre moi il est, et celui non pas menant ensemble avec au-delà de moi disperse.</text:span> <text:span text:style-name="T2">31</text:span> <text:span text:style-name="T1">Par cela je vous dis, tout péché et blasphème sera abandonné aux êtres humains, le cependant du souffle blasphème non sera abandonné.</text:span> <text:span text:style-name="T2">32</text:span> <text:span text:style-name="T1">Et lequel si le cas échéant que dise discours contre le fils de l'être humain, il lui sera abandonné· Lequel cependant le cas échéant qu'il dise contre le souffle le saint, il ne lui sera pas abandonné ni en cette ère-ci ni en celui imminant.</text:span> <text:span text:style-name="T2">33</text:span> <text:span text:style-name="T1">Ou faites l'arbre beau et son fruit beau, ou faites l'arbre pourri et son fruit pourri· Car hors du fruit l'arbre est connu.</text:span> <text:span text:style-name="T2">34</text:span> <text:span text:style-name="T1">Progénitures de vipères, comment vous pouvez bons bavarder mauvais étants ? Car hors du superflu du coeur la bouche bavarde.</text:span> <text:span text:style-name="T2">35</text:span> <text:span text:style-name="T1">Le bon être humain hors du bon trésor éjecte des bons, et le mauvais être humain hors du mauvais trésor éjecte des mauvais.</text:span> <text:span text:style-name="T2">36</text:span> <text:span text:style-name="T1">Je dis cependant à vous en ce que tout oral inactif lequel bavarderont les êtres humains redonneront autour de lui discours en journée de jugement·</text:span> <text:span text:style-name="T2">37</text:span> <text:span text:style-name="T1">Car hors de tes discours tu seras justifié, et hors de tes discours tu seras exécuté en justice de haut en bas.</text:span> <text:span text:style-name="T2">38</text:span> <text:span text:style-name="T1">Alors lui furent répondu des quelconques des scribes et de Pharisiens disants· Enseignant, nous voulons depuis toi signe voir.</text:span> <text:span text:style-name="T2">39</text:span> <text:span text:style-name="T1">Celui-ci cependant ayant été répondu leur dit· Génération mauvaise et adultère signe cherche davantage, et signe il ne lui sera pas donné sinon le signe de Ionas le prophète.</text:span> <text:span text:style-name="T2">40</text:span> <text:span text:style-name="T1">Car comme certes était Ionas en la cavité ventrale du cétacé trois journées et trois nuits, ainsi sera le fils de l'être humain en le coeur de la terre trois journées et trois nuits.</text:span> <text:span text:style-name="T2">41</text:span> <text:span text:style-name="T1">Hommes Ninevites placeront debout de bas en haut dans le jugement avec au-delà de cette génération-ci et la condamneront, en ce qu'ils transintelligèrent envers la proclamation de Ionas, et voici plus nombreux que Ionas ici.</text:span> <text:span text:style-name="T2">42</text:span> <text:span text:style-name="T1">Reine du sud sera éveillé dans le jugement avec au-delà de cette génération-ci et la condamnera, en ce qu'elle vint hors des limites de la terre écouter la sagesse de Solomon, et voici plus nombreux que Solomon ici.</text:span> <text:span text:style-name="T2">43</text:span> <text:span text:style-name="T1">Lorsque le cas échéant cependant le impur souffle qu'il sorte au loin de l'être humain, il passe à travers par des lieux sans eaux cherchant pause de bas en haut et il ne trouve pas.</text:span> <text:span text:style-name="T2">44</text:span> <text:span text:style-name="T1">Alors il dit· Envers ma maison je retournerai au-dessus d'où je sortis· Et ayant venu trouve vaquant, étant balayé et étant arrangé.</text:span> <text:span text:style-name="T2">45</text:span> <text:span text:style-name="T1">Alors il va et prend à côté avec au-delà de lui-même sept autres-différents souffles plus méchants que lui-même et ayants venus à l'intérieur il colonise là· Et devient les derniers de cet être humain-là pires que les premiers. Ainsi il sera et à cette génération-ci, à la mauvaise.</text:span> <text:span text:style-name="T2">46</text:span> <text:span text:style-name="T1">Encore lui bavardant aux foules voici sa mère et ses frères avaient placés debout au-dehors cherchants à lui bavarder.</text:span> <text:span text:style-name="T2">47</text:span> <text:span text:style-name="T1">Il lui dit cependant un quelconque· Voici ta mère et tes frères au-dehors placent debout cherchants à toi bavarder.</text:span> <text:span text:style-name="T2">48</text:span> <text:span text:style-name="T1">Lui cependant ayant été répondu il dit à celui lui disant· Qui est ma mère et qui sont mes frères ?</text:span> <text:span text:style-name="T2">49</text:span> <text:span text:style-name="T1">Et ayant étendu dehors sa main sur ses disciples il dit· Voici ma mère et mes frères.</text:span> <text:span text:style-name="T2">50</text:span> <text:span text:style-name="T1">Car lequel un quelconque le cas échéant qu'il fasse la volonté de mon père celui dans les cieux, lui est de moi frère et soeur et mère.</text:span> </text:p>
      <text:p text:style-name="P4">MATTHIEU  13</text:p>
      <text:p text:style-name="Text_20_body"><text:span text:style-name="T2">1</text:span> <text:span text:style-name="T1">En cette journée-là ayant sorti le Iésous de la maison était assis à côté de la mer·</text:span> <text:span text:style-name="T2">2</text:span> <text:span text:style-name="T1">Et furent menées ensemble vers lui des foules nombreuses, de sorte que lui envers navire ayant entré pour être assis, et toute la foule sur le rivage avait placé debout.</text:span> <text:span text:style-name="T2">3</text:span> <text:span text:style-name="T1">Et il leur bavarda de nombreux en paraboles disant· Voici sortit celui semant pour semer.</text:span> <text:span text:style-name="T2">4</text:span> <text:span text:style-name="T1">Et en cela pour lui de semer lesquels certes tomba à côté de la route, et vint les volatiles et il les mangea de haut en bas.</text:span> <text:span text:style-name="T2">5</text:span> <text:span text:style-name="T1">Autres cependant tomba sur les pierreux où il n'y avait pas terre nombreuse, et directement leva de bas en haut au dehors par le fait de ne pas avoir profondeur de terre·</text:span> <text:span text:style-name="T2">6</text:span> <text:span text:style-name="T1">Soleil cependant ayant levé de bas en haut il fut brûlé et par le fait de ne pas avoir racine fut séché.</text:span> <text:span text:style-name="T2">7</text:span> <text:span text:style-name="T1">Autres cependant tomba sur les épines, et montèrent les épines et les étouffèrent complètement.</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qu'il écoute.</text:span> <text:span text:style-name="T2">10</text:span> <text:span text:style-name="T1">Et ayants approchés les disciples lui dirent· Pourquoi en paraboles tu leur bavardes ?</text:span> <text:span text:style-name="T2">11</text:span> <text:span text:style-name="T1">Celui-ci cependant ayant été répondu leur dit· En ce que à vous il est donné de connaître les mystères de la royauté des cieux, à ceux-là cependant non il est donné.</text:span> <text:span text:style-name="T2">12</text:span> <text:span text:style-name="T1">Car lequel un quelconque il a, il lui sera donné et sera surabondé· Lequel un quelconque cependant il n'a pas, et lequel il a sera levé au loin de lui.</text:span> <text:span text:style-name="T2">13</text:span> <text:span text:style-name="T1">Par celui-ci en paraboles je leur bavarde, en ce que regardants non regardent et écoutants non écoutent ni cependant comprennent,</text:span> <text:span text:style-name="T2">14</text:span> <text:span text:style-name="T1">et est élevée à plénitude pour eux la prophétie de Ésaïa celle disante· À ouïe vous écouterez et non ne pas que vous compreniez, et regardants vous regarderez et non ne pas que vous voyiez.</text:span> <text:span text:style-name="T2">15</text:span> <text:span text:style-name="T1">Car fut épaissi le coeur de ce peuple-ci, et aux oreilles lourdement écoutèrent et leurs yeux fermèrent, de peur qu'ils voient aux yeux et aux oreilles qu'ils écoutent et au coeur qu'ils comprennent et qu'ils retournent au-dessus et je les guérirai.</text:span> <text:span text:style-name="T2">16</text:span> <text:span text:style-name="T1">Cependant bienheureux vos yeux en ce qu'ils regardent et vos oreilles en ce qu'elles écoutent.</text:span> <text:span text:style-name="T2">17</text:span> <text:span text:style-name="T1">Car amen je vous dis en ce que nombreux prophètes et justes désirèrent en fureur voir lesquels vous regardez et non virent, et écouter lesquels vous écoutez et non écoutèrent.</text:span> <text:span text:style-name="T2">18</text:span> <text:span text:style-name="T1">Vous donc écoutez la parabole de celui ayant semé.</text:span> <text:span text:style-name="T2">19</text:span> <text:span text:style-name="T1">Tout écoutant le discours de la royauté et ne pas comprenant vient le mauvais et ravit cela étant semé en son coeur, celui-ci est celui à côté de la route ayant été semé.</text:span> <text:span text:style-name="T2">20</text:span> <text:span text:style-name="T1">Celui cependant sur les pierreux ayant été semé, celui-ci est celui le discours écoutant et directement avec joie le prenant,</text:span> <text:span text:style-name="T2">21</text:span> <text:span text:style-name="T1">Non il a cependant racine en lui-même mais auprès d'un temps il est, ayante devenue cependant tribulation ou poursuite par le discours directement il est scandalisé.</text:span> <text:span text:style-name="T2">22</text:span> <text:span text:style-name="T1">Celui cependant envers les épines ayant été semé, celui-ci est celui le discours écoutant, et l'inquiétude de cette ère-ci et l'appât de la richesse étouffe ensemble le discours et il devient sans fruit.</text:span> <text:span text:style-name="T2">23</text:span> <text:span text:style-name="T1">Celui cependant sur la belle terre ayant été semé, celui-ci est celui le discours écoutant et comprenant, lequel évidemment porte du fruit et fait lequel certes cent, lequel cependant soixante, lequel cependant trente.</text:span> <text:span text:style-name="T2">24</text:span> <text:span text:style-name="T1">Autre parabole il posa à côté d'eux disant· Fut rendu semblable la royauté des cieux à un être humain ayant semé une belle semence en son champ.</text:span> <text:span text:style-name="T2">25</text:span> <text:span text:style-name="T1">En cependant le fait de dormir de haut en bas les êtres humains vint son ennemi et sema dessus zizanies de bas en haut au milieu du blé et il s'éloigna.</text:span> <text:span text:style-name="T2">26</text:span> <text:span text:style-name="T1">Lorsque cependant germa l'herbe et fit fruit, alors fut apparu en lumière et les zizanies.</text:span> <text:span text:style-name="T2">27</text:span> <text:span text:style-name="T1">Ayants approchés cependant les esclaves du despote de maison lui dirent· Maître, non pas belle semence tu semas en ton champ ? D'où donc il a zizanies ?</text:span> <text:span text:style-name="T2">28</text:span> <text:span text:style-name="T1">Celui-ci cependant leur déclarait· Un être humain ennemi fit cela. Les cependant esclaves lui disent· Tu veux donc ayants éloignés que nous les cueillions ensemble ?</text:span> <text:span text:style-name="T2">29</text:span> <text:span text:style-name="T1">Celui-ci cependant déclare· Non, de peur que cueillants ensemble les zizanies que vous déraciniez simultanément avec elles le blé.</text:span> <text:span text:style-name="T2">30</text:span> <text:span text:style-name="T1">Abandonnez croître ensemble tous deux jusqu'à la moisson, et en moment de la moisson je dirai aux moissonneurs· Cueillez ensemble premièrement les zizanies et attachez-les de lien envers des paquets vers le fait de les brûler de haut en bas, le cependant blé menez ensemble envers ma grange.</text:span> <text:span text:style-name="T2">31</text:span> <text:span text:style-name="T1">Autre parabole il posa à côté d'eux disant· Semblable est la royauté des cieux à un grain de sinapis, lequel ayant pris être humain sema en son champ·</text:span> <text:span text:style-name="T2">32</text:span> <text:span text:style-name="T1">Lequel plus petit certes est de toutes les semences, lorsque le cas échéant cependant qu'il soit crû plus grand des légumes il est et devient un arbre, de sorte de venir les volatiles du ciel et de dresser la tente de haut en bas en ses branches.</text:span> <text:span text:style-name="T2">33</text:span> <text:span text:style-name="T1">Autre parabole il leur bavarda· Semblable est la royauté des cieux au levain, laquelle ayante prise femme encrypta envers trois satons de farine jusqu'à lequel fut fermenté tout entier.</text:span> <text:span text:style-name="T2">34</text:span> <text:span text:style-name="T1">Tous ceux-ci bavarda le Iésous en paraboles aux foules et séparément de parabole aucun il leur bavardait,</text:span> <text:span text:style-name="T2">35</text:span> <text:span text:style-name="T1">De telle manière que soit fait plénitude ce qui ayant été dit par le prophète disant· J'ouvrirai en paraboles ma bouche, j'éructerai des étants cachés depuis fondation du monde.</text:span> <text:span text:style-name="T2">36</text:span> <text:span text:style-name="T1">Alors ayant abandonné les foules vint envers la maison. Et approchèrent à lui ses disciples disants· Explique pleinement à nous la parabole des zizanies du champ.</text:span> <text:span text:style-name="T2">37</text:span> <text:span text:style-name="T1">Celui-ci cependant ayant été répondu dit· Celui semant la belle semence est le fils de l'être humain,</text:span> <text:span text:style-name="T2">38</text:span> <text:span text:style-name="T1">le cependant champ est le monde, la cependant belle semence ceux-ci sont les fils de la royauté· Les cependant zizanies sont les fils du mauvais,</text:span> <text:span text:style-name="T2">39</text:span> <text:span text:style-name="T1">Le cependant ennemi celui les ayant semé est le diable, la cependant moisson est l'achèvement commun de l'ère, les cependant moissonneurs sont messagers.</text:span> <text:span text:style-name="T2">40</text:span> <text:span text:style-name="T1">Comme certes donc est cueilli ensemble les zizanies et à feu est brûlé de haut en bas, ainsi sera en l'achèvement commun de l'ère·</text:span> <text:span text:style-name="T2">41</text:span> <text:span text:style-name="T1">Enverra le fils de l'être humain ses messagers, et cueilleront ensemble hors de sa royauté tous les scandales et ceux faisants l'illégalité</text:span> <text:span text:style-name="T2">42</text:span> <text:span text:style-name="T1">et les jetteront envers la fournaise du feu· là sera le pleur et le grincement des dents.</text:span> <text:span text:style-name="T2">43</text:span> <text:span text:style-name="T1">Alors les justes brilleront au dehors comme le soleil en la royauté de leur père. Celui ayant oreilles qu'il écoute.</text:span> <text:span text:style-name="T2">44</text:span> <text:span text:style-name="T1">Semblable est la royauté des cieux à un trésor étant caché dans le champ, lequel ayant trouvé un être humain cacha, et depuis sa joie dirige en arrière et vend tous combien grands il a et achète à l'agora ce champ-là.</text:span> <text:span text:style-name="T2">45</text:span> <text:span text:style-name="T1">Encore semblable est la royauté des cieux à un être humain négociant cherchant des belles perles·</text:span> <text:span text:style-name="T2">46</text:span> <text:span text:style-name="T1">Ayant trouvé cependant une perle de grande valeur ayant éloigné vend tous combien grands il avait et l'acheta à l'agora.</text:span> <text:span text:style-name="T2">47</text:span> <text:span text:style-name="T1">Encore semblable est la royauté des cieux à une senne ayante étée jetée envers la mer et hors de tout genre ayante menée ensemble·</text:span> <text:span text:style-name="T2">48</text:span> <text:span text:style-name="T1">Laquelle lorsqu'elle fut faite plénitude ayants montés de bas en haut sur le rivage et ayants assis ils cueillirent ensemble les beaux envers récipients, les cependant pourris au-dehors ils jetèrent.</text:span> <text:span text:style-name="T2">49</text:span> <text:span text:style-name="T1">Ainsi sera en l'achèvement commun de l'ère· Sortiront les messagers et délimiteront au loin les mauvais hors du milieu des justes</text:span> <text:span text:style-name="T2">50</text:span> <text:span text:style-name="T1">Et ils les jetteront envers la fournaise du feu· Là sera le pleur et le grincement des dents.</text:span> <text:span text:style-name="T2">51</text:span> <text:span text:style-name="T1">Vous comprîtes tous ceux-ci ? Ils lui disent· Oui.</text:span> <text:span text:style-name="T2">52</text:span> <text:span text:style-name="T1">Celui-ci cependant leur dit· Par ceci tout scribe ayant été discipliné à la royauté des cieux est semblable à un être humain despote de maison, lequel un quelconque éjecte hors de son trésor nouveaux et anciens.</text:span> <text:span text:style-name="T2">53</text:span> <text:span text:style-name="T1">Et devint lorsque finit le Iésous ces paraboles-ci, leva au-delà de là.</text:span> <text:span text:style-name="T2">54</text:span> <text:span text:style-name="T1">Et ayant venu envers sa patrie il les enseignait en leur synagogue, de sorte à être choqué eux et dire· D'où à celui-ci cette sagesse-ci et les puissances ?</text:span> <text:span text:style-name="T2">55</text:span> <text:span text:style-name="T1">Non celui-ci est le fils de l'artisan ? Non sa mère est dit Mariam et ses frères Iakobos et Ioseph et Simon et Iouda ?</text:span> <text:span text:style-name="T2">56</text:span> <text:span text:style-name="T1">Et ses soeurs non pas toutes vers nous sont ? D'où donc à celui-ci tous ceux-ci ?</text:span> <text:span text:style-name="T2">57</text:span> <text:span text:style-name="T1">Et ils étaient scandalisés en lui. Le cependant Iésous leur dit· Non est prophète sans valeur sinon en la patrie et en sa maison.</text:span> <text:span text:style-name="T2">58</text:span> <text:span text:style-name="T1">Et il ne fit pas là puissances nombreuses par leur incroyance.</text:span> </text:p>
      <text:p text:style-name="P4">MATTHIEU  14</text:p>
      <text:p text:style-name="Text_20_body"><text:span text:style-name="T2">1</text:span> <text:span text:style-name="T1">En ce moment-là écouta Hérode le tétrarque l'ouïe de Iésous,</text:span> <text:span text:style-name="T2">2</text:span> <text:span text:style-name="T1">et il dit à ses jeunes servants· Celui-ci est Ioannes le Baptiseur· Lui fut éveillé au loin des morts et par cela les puissances énergisent en lui.</text:span> <text:span text:style-name="T2">3</text:span> <text:span text:style-name="T1">Le car Hérode ayant saisi avec force le Ioannes l'attacha de lien et en garde posa au loin à cause de Hérodias la femme de Philippe son frère·</text:span> <text:span text:style-name="T2">4</text:span> <text:span text:style-name="T1">Car il lui disait le Ioannes· Il ne t'est pas permis d'avoir elle.</text:span> <text:span text:style-name="T2">5</text:span> <text:span text:style-name="T1">Et voulant le tuer catégoriquement il fut effrayé de la foule, en ce que comme prophète ils le tenaient.</text:span> <text:span text:style-name="T2">6</text:span> <text:span text:style-name="T1">Ayants devenus cependant fêtes de naissance du Hérode, dansa la fille de la Hérodias en le milieu et plut à le Hérode,</text:span> <text:span text:style-name="T2">7</text:span> <text:span text:style-name="T1">d'où avec serment discourut pareillement à elle de donner lequel si le cas échéant qu'elle demande.</text:span> <text:span text:style-name="T2">8</text:span> <text:span text:style-name="T1">Celle-ci cependant ayante étée faite avancer sous sa mère· Donne-moi, elle déclare, ici sur planche la tête de Ioannes le Baptiseur.</text:span> <text:span text:style-name="T2">9</text:span> <text:span text:style-name="T1">Et ayant été attristé le roi par les serments et de ceux couchants de bas en haut ensemble il ordonna être donné,</text:span> <text:span text:style-name="T2">10</text:span> <text:span text:style-name="T1">et ayant mandé il décapita le Ioannes dans la garde.</text:span> <text:span text:style-name="T2">11</text:span> <text:span text:style-name="T1">Et fut porté sa tête sur planche et fut donné à la fillette, et elle porta à sa mère.</text:span> <text:span text:style-name="T2">12</text:span> <text:span text:style-name="T1">Et ayants approchés ses disciples levèrent le corps tombé et l'ensevelirent et ayants venus annoncèrent à le Iésous.</text:span> <text:span text:style-name="T2">13</text:span> <text:span text:style-name="T1">Ayant écouté cependant le Iésous replaça de bas en haut de là dans un navire envers un lieu désert de haut en bas en propre· Et ayants écoutés les foules le suivirent pédestrement au loin des villes.</text:span> <text:span text:style-name="T2">14</text:span> <text:span text:style-name="T1">Et ayant sorti vit nombreuse foule et fut remué aux entrailles sur eux et soigna leurs malades.</text:span> <text:span text:style-name="T2">15</text:span> <text:span text:style-name="T1">Tardive cependant ayante devenue s'approchèrent à lui les disciples disants· Le lieu est désert et l'heure déjà passa à côté· Délie au loin les foules, afin que ayants éloignés envers les villages qu'ils achètent à l'agora pour eux-mêmes des aliments.</text:span> <text:span text:style-name="T2">16</text:span> <text:span text:style-name="T1">Le cependant Iésous leur dit· Non nécessité ont éloigner, donnez leur vous à manger.</text:span> <text:span text:style-name="T2">17</text:span> <text:span text:style-name="T1">Ceux-ci cependant lui disent· Non nous avons ici sinon cinq pains et deux poissons.</text:span> <text:span text:style-name="T2">18</text:span> <text:span text:style-name="T1">Celui-ci cependant dit· Portez-les moi ici.</text:span> <text:span text:style-name="T2">19</text:span> <text:span text:style-name="T1">Et ayant ordonné les foules d'être incliné de bas en haut sur l'herbe, ayant pris les cinq pains et les deux poissons, ayant regardé de bas en haut envers le ciel élogia et ayant cassé donna aux disciples les pains, les cependant disciples aux foules.</text:span> <text:span text:style-name="T2">20</text:span> <text:span text:style-name="T1">Et mangèrent tous et furent rassasiés, et levèrent ce surabondant des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il contraignit les disciples à entrer envers le navire et à mener devant lui envers l'autre côté, jusqu'à ce qu'il délie au loin les foules.</text:span> <text:span text:style-name="T2">23</text:span> <text:span text:style-name="T1">Et ayant délié au loin les foules il monta envers la montagne de haut en bas en propre prier. Tardive cependant ayante devenue seul il était là.</text:span> <text:span text:style-name="T2">24</text:span> <text:span text:style-name="T1">Le cependant navire était déjà au milieu de la mer, étant torturé sous des vagues, car le vent était opposé.</text:span> <text:span text:style-name="T2">25</text:span> <text:span text:style-name="T1">Cependant à quatrième garde de la nuit il vint vers eux piétinant autour sur la mer.</text:span> <text:span text:style-name="T2">26</text:span> <text:span text:style-name="T1">Les cependant disciples ayants vus lui sur la mer piétinant autour furent troublés disants en ce que phantasme il est, et au loin de l'effroi ils croassèrent.</text:span> <text:span text:style-name="T2">27</text:span> <text:span text:style-name="T1">Directement cependant bavarda le Iésous à eux disant· Ayez courage, moi je suis· N'effrayez pas.</text:span> <text:span text:style-name="T2">28</text:span> <text:span text:style-name="T1">Ayant été répondu cependant à lui le Pierre dit· Maître, si toi tu es, ordonne moi de venir vers toi sur les eaux.</text:span> <text:span text:style-name="T2">29</text:span> <text:span text:style-name="T1">Celui-ci cependant dit· Viens. Et ayant descendu au loin du navire Pierre piétina autour sur les eaux et vint vers le Iésous.</text:span> <text:span text:style-name="T2">30</text:span> <text:span text:style-name="T1">Regardant cependant le vent tenace il fut effrayé, et ayant commencé à être immergé de haut en bas croassa disant· Maître, sauve moi.</text:span> <text:span text:style-name="T2">31</text:span> <text:span text:style-name="T1">Directement cependant le Iésous ayant étendu dehors la main le saisit et lui dit· De petite croyance, envers quoi tu doutas ?</text:span> <text:span text:style-name="T2">32</text:span> <text:span text:style-name="T1">Et ayants montés eux envers le navire cessa le vent.</text:span> <text:span text:style-name="T2">33</text:span> <text:span text:style-name="T1">Ceux cependant en le navire embrassèrent vers lui disants· Vraiment de Dieu fils tu es.</text:span> <text:span text:style-name="T2">34</text:span> <text:span text:style-name="T1">Et ayants traversés ils vinrent sur la terre envers Génésareth.</text:span> <text:span text:style-name="T2">35</text:span> <text:span text:style-name="T1">Et l'ayants reconnus les hommes de ce lieu-là envoyèrent envers toute entière cette région alentour-là et lui apportèrent tous ceux mauvaisement ayants</text:span> <text:span text:style-name="T2">36</text:span> <text:span text:style-name="T1">et ils l'appelaient à côté afin que seulement qu'ils touchent la frange de son himation· Et combien grands touchèrent furent sauvés complètement.</text:span> </text:p>
      <text:p text:style-name="P4">MATTHIEU  15</text:p>
      <text:p text:style-name="Text_20_body"><text:span text:style-name="T2">1</text:span> <text:span text:style-name="T1">Alors approchent vers le Iésous au loin de Ierosoluma Pharisiens et scribes disants·</text:span> <text:span text:style-name="T2">2</text:span> <text:span text:style-name="T1">Par quoi tes disciples marchent à côté de la transmission des anciens ? Car ils ne lavent pas les mains lorsque le cas échéant pain qu'ils mangent.</text:span> <text:span text:style-name="T2">3</text:span> <text:span text:style-name="T1">Celui-ci cependant ayant été répondu leur dit· Par quoi et vous vous marchez à côté le commandement du Dieu par votre transmission ?</text:span> <text:span text:style-name="T2">4</text:span> <text:span text:style-name="T1">Car le Dieu dit· Valorise le père et la mère, et· Celui discourant en mal père ou mère à trépas qu'il achève.</text:span> <text:span text:style-name="T2">5</text:span> <text:span text:style-name="T1">Vous cependant vous dites· Lequel le cas échéant que dise à le père ou à la mère· Don lequel si le cas échéant hors de moi que tu sois profité,</text:span> <text:span text:style-name="T2">6</text:span> <text:span text:style-name="T1">Non il ne valorisera pas son père· Et vous annulâtes le discours du Dieu par votre transmission.</text:span> <text:span text:style-name="T2">7</text:span> <text:span text:style-name="T1">Hypocrites, bellement prophétisa autour de vous Ésaïa disant·</text:span> <text:span text:style-name="T2">8</text:span> <text:span text:style-name="T1">Ce peuple-ci aux lèvres me valorise, leur cependant coeur loin devant se tient au loin, au loin de moi·</text:span> <text:span text:style-name="T2">9</text:span> <text:span text:style-name="T1">Vainement cependant me vénèrent enseignants enseignements commandements des êtres humains.</text:span> <text:span text:style-name="T2">10</text:span> <text:span text:style-name="T1">Et ayant appelé auprès la foule il leur dit· Écoutez et comprenez·</text:span> <text:span text:style-name="T2">11</text:span> <text:span text:style-name="T1">Non cela venant à l'intérieur envers la bouche rend commun l'être humain, mais cela allant au dehors hors de la bouche ceci rend commun l'être humain.</text:span> <text:span text:style-name="T2">12</text:span> <text:span text:style-name="T1">Alors ayants approchés les disciples lui disent· Tu sais en ce que les Pharisiens ayants écoutés le discours furent scandalisés ?</text:span> <text:span text:style-name="T2">13</text:span> <text:span text:style-name="T1">Celui-ci cependant ayant été répondu dit· Toute plantation laquelle non planta mon père le céleste sera déraciné.</text:span> <text:span text:style-name="T2">14</text:span> <text:span text:style-name="T1">Abandonnez-les· Conducteurs sont aveugles· Aveugle cependant aveugle si le cas échéant qu'il conduise, tous deux envers trou tomberont.</text:span> <text:span text:style-name="T2">15</text:span> <text:span text:style-name="T1">Ayant été répondu cependant le Pierre lui dit· Rends explicite pour nous la parabole.</text:span> <text:span text:style-name="T2">16</text:span> <text:span text:style-name="T1">Celui-ci cependant dit· Au plus haut point et vous incapables de comprendre vous êtes ?</text:span> <text:span text:style-name="T2">17</text:span> <text:span text:style-name="T1">Pas encore vous intelligez en ce que tout cela allant à l'intérieur envers la bouche envers la cavité ventrale place et envers latrine est éjecté ?</text:span> <text:span text:style-name="T2">18</text:span> <text:span text:style-name="T1">Ceux cependant allants au dehors hors de la bouche hors du coeur il sort, et ceux-là rend commun l'être humain.</text:span> <text:span text:style-name="T2">19</text:span> <text:span text:style-name="T1">Car hors du coeur sortent mauvais calculs au-travers, meurtres, adultères, pornations, vols, faux témoignages, blasphèmes.</text:span> <text:span text:style-name="T2">20</text:span> <text:span text:style-name="T1">Ceux-ci c'est ceux rendants communs l'être humain, cela cependant de manger aux mains non lavées non rend commun l'être humain.</text:span> <text:span text:style-name="T2">21</text:span> <text:span text:style-name="T1">Et ayant sorti de là le Iésous replaça de bas en haut envers les parts de Tyr et de Sidon.</text:span> <text:span text:style-name="T2">22</text:span> <text:span text:style-name="T1">Et voici femme Cananéenne au loin de ces frontières-là ayante sortie croassait disante· Compatis moi, Maître fils de Dauid· Ma fille mauvaisement démonise.</text:span> <text:span text:style-name="T2">23</text:span> <text:span text:style-name="T1">Celui-ci cependant non fut répondu à elle discours. Et ayants approchés ses disciples le sollicitaient disants· Délie-la au loin, en ce qu'elle croasse derrière nous.</text:span> <text:span text:style-name="T2">24</text:span> <text:span text:style-name="T1">Celui-ci cependant ayant été répondu dit· Non je fus envoyé sinon envers les brebis celles perdantes complètement de maison de Israël.</text:span> <text:span text:style-name="T2">25</text:span> <text:span text:style-name="T1">Celle-ci cependant ayante venue embrassait vers lui disante· Maître, aide moi.</text:span> <text:span text:style-name="T2">26</text:span> <text:span text:style-name="T1">Celui-ci cependant ayant été répondu dit· Non est beau prendre le pain des enfants et jeter aux chiots.</text:span> <text:span text:style-name="T2">27</text:span> <text:span text:style-name="T1">Celle-ci cependant dit· Oui Maître, car et les chiots mange au loin des miettes de celles tombantes au loin de la table de leurs Maîtres.</text:span> <text:span text:style-name="T2">28</text:span> <text:span text:style-name="T1">Alors ayant été répondu le Iésous dit à elle· O femme, grande de toi la croyance· Qu'il te soit devenu comme tu veux. Et fut guéri sa fille depuis cette heure-là.</text:span> <text:span text:style-name="T2">29</text:span> <text:span text:style-name="T1">Et ayant dépassé de là le Iésous vint à côté de la mer de la Galilée, et ayant monté envers la montagne il était assis là.</text:span> <text:span text:style-name="T2">30</text:span> <text:span text:style-name="T1">Et approchèrent à lui des foules nombreuses ayants avec eux-mêmes boiteux, aveugles, estropiés, sourds muets, et nombreux autres-différents et ils les flanquèrent à côté de ses pieds, et il les soigna·</text:span> <text:span text:style-name="T2">31</text:span> <text:span text:style-name="T1">De sorte que la foule étonner regardants sourds muets bavardants, estropiés sains et boiteux piétinants autour et aveugles regardants· Et ils glorifièrent le Dieu de Israël.</text:span> <text:span text:style-name="T2">32</text:span> <text:span text:style-name="T1">Le cependant Iésous ayant appelé auprès ses disciples dit· Je remue aux entrailles sur la foule, en ce que déjà trois journées ils restent vers moi et ils n'ont pas un quelconque qu'ils mangent· Et les délier au loin en jeûnes non je veux, de peur qu'ils soient défaillis en la route.</text:span> <text:span text:style-name="T2">33</text:span> <text:span text:style-name="T1">Et lui disent les disciples· D'où à nous en à lieu désertique aussi grands pains de sorte à rassasier une foule aussi grande ?</text:span> <text:span text:style-name="T2">34</text:span> <text:span text:style-name="T1">Et leur dit le Iésous· Combien grands pains vous avez ? Ceux-ci cependant dirent· Sept et peu de petits poissons.</text:span> <text:span text:style-name="T2">35</text:span> <text:span text:style-name="T1">Et ayant annoncé vers la foule de tomber de bas en haut sur la terre</text:span> <text:span text:style-name="T2">36</text:span> <text:span text:style-name="T1">il prit les sept pains et les poissons et ayant rendu grâce cassa et donnait aux disciples, les cependant disciples aux foules.</text:span> <text:span text:style-name="T2">37</text:span> <text:span text:style-name="T1">Et ils mangèrent tous et furent rassasiés. Et ce surabondant des morceaux ils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il entra envers le navire et vint envers les frontières de Magadan.</text:span> </text:p>
      <text:p text:style-name="P4">MATTHIEU  16</text:p>
      <text:p text:style-name="Text_20_body"><text:span text:style-name="T2">1</text:span> <text:span text:style-name="T1">Et ayants approchés les Pharisiens et Sadducéens tentants demandèrent sur lui signe hors du ciel de leur montrer sûrement.</text:span> <text:span text:style-name="T2">2</text:span> <text:span text:style-name="T1">Celui-ci cependant ayant été répondu leur dit·</text:span> <text:span text:style-name="T2">4</text:span> <text:span text:style-name="T1">Génération mauvaise et adultère signe cherche davantage, et signe ne lui sera pas donné sinon le signe de Ionas. Et les ayant laissé de haut en bas il éloigna.</text:span> <text:span text:style-name="T2">5</text:span> <text:span text:style-name="T1">Et ayants venus les disciples envers cet au delà ils omirent en plus de prendre des pains.</text:span> <text:span text:style-name="T2">6</text:span> <text:span text:style-name="T1">Le cependant Iésous leur dit· Voyez et gardez au loin du levain des Pharisiens et de Sadducéens.</text:span> <text:span text:style-name="T2">7</text:span> <text:span text:style-name="T1">Ceux-ci cependant calculaient au-travers en eux-mêmes disants en ce que pains non nous prîmes.</text:span> <text:span text:style-name="T2">8</text:span> <text:span text:style-name="T1">Ayant connu cependant le Iésous dit· Que calculez-vous au-travers en vous-mêmes, de petites croyances, en ce que pains non vous avez ?</text:span> <text:span text:style-name="T2">9</text:span> <text:span text:style-name="T1">Pas encore vous intelligez, pas cependant vous souvenez les cinq pains des cinq mille et combien grands couffins vous prîtes ?</text:span> <text:span text:style-name="T2">10</text:span> <text:span text:style-name="T1">Pas cependant les sept pains des quatre mille et combien grandes corbeilles vous prîtes ?</text:span> <text:span text:style-name="T2">11</text:span> <text:span text:style-name="T1">Comment non vous intelligez en ce que non autour de pains je vous dis ? Gardez cependant au loin du levain des Pharisiens et de Sadducéens.</text:span> <text:span text:style-name="T2">12</text:span> <text:span text:style-name="T1">Alors ils comprirent en ce que non il dit de garder au loin du levain des pains mais au loin de l'enseignement des Pharisiens et de Sadducéens.</text:span> <text:span text:style-name="T2">13</text:span> <text:span text:style-name="T1">Ayant venu cependant le Iésous envers les parts de Kaesareia de celle de Philippe sollicitait ses disciples disant· Qui disent les êtres humains être le fils de l'être humain ?</text:span> <text:span text:style-name="T2">14</text:span> <text:span text:style-name="T1">Ceux-ci cependant dirent· Ceux certes Ioannes le Baptiseur, autres cependant Élia, autres-différents cependant Ieremia ou un des prophètes.</text:span> <text:span text:style-name="T2">15</text:span> <text:span text:style-name="T1">Il leur dit· Vous cependant qui moi vous dites être ?</text:span> <text:span text:style-name="T2">16</text:span> <text:span text:style-name="T1">Ayant été répondu cependant Simon Pierre dit· Toi tu es le Christ le fils du Dieu vivant.</text:span> <text:span text:style-name="T2">17</text:span> <text:span text:style-name="T1">Ayant été répondu cependant le Iésous lui dit· Bienheureux tu es, Simon Bar-Ionas, en ce que chair et sang non découvrit au loin à toi mais mon père celui dans les cieux.</text:span> <text:span text:style-name="T2">18</text:span> <text:span text:style-name="T1">Et moi cependant à toi je dis en ce que toi tu es Pierre, et sur cette roche-ci j'édifierai en maison mon église et porches de séjour des morts non auront la force contre elle.</text:span> <text:span text:style-name="T2">19</text:span> <text:span text:style-name="T1">Je te donnerai les clés de la royauté des cieux, et lequel si le cas échéant que tu attaches de lien sur la terre sera étant attaché de lien dans les cieux, et lequel si le cas échéant que tu délies sur la terre sera étant délié dans les cieux.</text:span> <text:span text:style-name="T2">20</text:span> <text:span text:style-name="T1">Alors il équipa en séparant les disciples afin que à pas un qu'ils disent en ce que lui est le Christ.</text:span> <text:span text:style-name="T2">21</text:span> <text:span text:style-name="T1">Depuis alors commença le Iésous Christ de montrer à ses disciples en ce qu'il lui faut envers Ierosoluma éloigner et nombreux souffrir depuis des anciens et de chefs sacrificateurs et de scribes et être tué catégoriquement et à la troisième journée être éveillé.</text:span> <text:span text:style-name="T2">22</text:span> <text:span text:style-name="T1">Et ayant pris vers lui le Pierre commença à le survaloriser disant· Propice à toi, Maître· Non cela ne sera pas à toi.</text:span> <text:span text:style-name="T2">23</text:span> <text:span text:style-name="T1">Celui-ci cependant ayant été tourné dit à le Pierre· Dirige en arrière derrière moi, Satan· Scandale tu es de moi, en ce que non tu penses celles du Dieu mais celles des êtres humains.</text:span> <text:span text:style-name="T2">24</text:span> <text:span text:style-name="T1">Alors le Iésous dit à ses disciples· Si un quelconque veut derrière moi venir, nie au loin lui-même et lève sa croix et suive à moi.</text:span> <text:span text:style-name="T2">25</text:span> <text:span text:style-name="T1">Car lequel si le cas échéant que veuille sa âme sauver la perdra complètement· Lequel cependant le cas échéant que perde complètement sa âme en cause de moi la trouvera.</text:span> <text:span text:style-name="T2">26</text:span> <text:span text:style-name="T1">Car que sera profité un être humain si le cas échéant le monde tout entier qu'il gagne sa cependant âme qu'elle soit endommagée ? Ou que donnera un être humain en échange de sa âme ?</text:span> <text:span text:style-name="T2">27</text:span> <text:span text:style-name="T1">Car immine le fils de l'être humain venir en la gloire de son père avec ses messagers, et alors il redonnera à chacun selon son action.</text:span> <text:span text:style-name="T2">28</text:span> <text:span text:style-name="T1">Amen je vous dis en ce que sont des quelconques de ceux ici de plaçants debout lesquels des quelconques non qu'ils ne goûtent pas de trépas jusqu'à le cas échéant qu'ils voient le fils de l'être humain venant en sa royauté.</text:span> </text:p>
      <text:p text:style-name="P4">MATTHIEU  17</text:p>
      <text:p text:style-name="Text_20_body"><text:span text:style-name="T2">1</text:span> <text:span text:style-name="T1">Et avec au-delà de six journées prend à côté le Iésous le Pierre et Iakobos et Ioannes son frère et il les porte de bas en haut envers une haute montagne de haut en bas en propre.</text:span> <text:span text:style-name="T2">2</text:span> <text:span text:style-name="T1">Et il fut métamorphosé en devers eux, et brilla sa face comme le soleil, ses cependant himations devint blancs comme la lumière.</text:span> <text:span text:style-name="T2">3</text:span> <text:span text:style-name="T1">Et voici leur fut vu Môusês et Élia bavardants ensemble avec lui.</text:span> <text:span text:style-name="T2">4</text:span> <text:span text:style-name="T1">Ayant été répondu cependant le Pierre dit à le Iésous· Maître, beau il est nous ici être· Si tu veux, je ferai ici trois tentes, à toi une et à Môusês une et à Élia une.</text:span> <text:span text:style-name="T2">5</text:span> <text:span text:style-name="T1">Encore lui bavardant voici nuée lumineuse ombra sur eux, et voici son de voix hors de la nuée disante· Celui-ci est mon fils le aimé, en à lequel j'estimai en bien· Écoutez de lui.</text:span> <text:span text:style-name="T2">6</text:span> <text:span text:style-name="T1">Et ayants écoutés les disciples tombèrent sur leur face et furent effrayés excessivement.</text:span> <text:span text:style-name="T2">7</text:span> <text:span text:style-name="T1">Et approcha le Iésous et les ayant touché dit· Soyez éveillés et n'effrayez pas.</text:span> <text:span text:style-name="T2">8</text:span> <text:span text:style-name="T1">Ayants élevés cependant leurs yeux aucun ils virent sinon lui-même Iésous seulement.</text:span> <text:span text:style-name="T2">9</text:span> <text:span text:style-name="T1">Et eux descendants hors de la montagne il leur commanda le Iésous disant· À pas un que vous disiez la vision jusqu'à de lequel le fils de l'être humain hors de morts qu'il soit éveillé.</text:span> <text:span text:style-name="T2">10</text:span> <text:span text:style-name="T1">Et demandèrent sur lui ses disciples disants· Quel donc les scribes disent en ce que Élia doit venir premièrement ?</text:span> <text:span text:style-name="T2">11</text:span> <text:span text:style-name="T1">Celui-ci cependant ayant été répondu dit· Élia certes vient et rétablira complètement tous·</text:span> <text:span text:style-name="T2">12</text:span> <text:span text:style-name="T1">Je vous dis cependant en ce que Élia déjà vint, et non ils le reconnurent mais ils firent en lui combien grands ils voulurent· Ainsi et le fils de l'être humain immine souffrir sous eux.</text:span> <text:span text:style-name="T2">13</text:span> <text:span text:style-name="T1">Alors comprirent les disciples en ce que autour de Ioannes du Baptiseur il leur dit.</text:span> <text:span text:style-name="T2">14</text:span> <text:span text:style-name="T1">Et ayants venus vers la foule approcha à lui un être humain agenouillant lui-même</text:span> <text:span text:style-name="T2">15</text:span> <text:span text:style-name="T1">et disant· Maître, compatis mon fils, en ce qu'il est lunatique et mauvaisement il souffre· Car souvent il tombe envers le feu et souvent envers l'eau.</text:span> <text:span text:style-name="T2">16</text:span> <text:span text:style-name="T1">Et je l'apportai à tes disciples, et non ils furent pu le soigner.</text:span> <text:span text:style-name="T2">17</text:span> <text:span text:style-name="T1">Ayant été répondu cependant le Iésous dit· O génération incroyante et étante tournée de travers, jusqu'à quand avec au-delà de vous je serai ? Jusqu'à quand je vous supporterai ? Portez à moi lui ici.</text:span> <text:span text:style-name="T2">18</text:span> <text:span text:style-name="T1">Et survalorisa à lui le Iésous et sortit au loin de lui le démon et fut soigné le jeune servant depuis cette heure-là.</text:span> <text:span text:style-name="T2">19</text:span> <text:span text:style-name="T1">Alors ayants approchés les disciples à le Iésous de haut en bas en propre dirent· Par le fait de quoi nous non nous fûmes pu l'éjecter ?</text:span> <text:span text:style-name="T2">20</text:span> <text:span text:style-name="T1">Celui-ci cependant leur dit· Par votre petite croyance· Car amen je vous dis, si le cas échéant que vous ayez croyance comme grain de sinapis, vous direz à cette montagne-ci· Dépasse de là là, et dépassera· Et aucun vous sera impuissant.</text:span> <text:span text:style-name="T2">22</text:span> <text:span text:style-name="T1">Étants tournés ensemble eux cependant en la Galilée il leur dit le Iésous· Immine le fils de l'être humain être livré envers mains des êtres humains,</text:span> <text:span text:style-name="T2">23</text:span> <text:span text:style-name="T1">et ils le tueront catégoriquement, et à la troisième journée il sera éveillé. Et ils furent attristé excessivement.</text:span> <text:span text:style-name="T2">24</text:span> <text:span text:style-name="T1">Ayants venus eux cependant envers Kapharnaoum approchèrent ceux prenants les didrachmes à le Pierre et dirent· Votre enseignant non acquitte les didrachmes ?</text:span> <text:span text:style-name="T2">25</text:span> <text:span text:style-name="T1">Il dit· Oui. Et ayant venu envers la maison lui devança avant le Iésous disant· Quel à toi estime, Simon ? Les rois de la terre depuis de quels prennent acquittements ou cens ? Depuis leurs fils ou depuis des autres ?</text:span> <text:span text:style-name="T2">26</text:span> <text:span text:style-name="T1">Ayant dit cependant· Depuis des autres. Il lui déclarait le Iésous· Alors du moins libres sont les fils.</text:span> <text:span text:style-name="T2">27</text:span> <text:span text:style-name="T1">Afin que cependant ne pas que nous les scandalisions, ayant été allé envers mer jette hameçon et le ayant monté premier poisson lève, et ayant ouvert sa bouche tu trouveras statère· Celui-là ayant pris donne leur en échange de moi et de toi.</text:span> </text:p>
      <text:p text:style-name="P4">MATTHIEU  18</text:p>
      <text:p text:style-name="Text_20_body"><text:span text:style-name="T2">1</text:span> <text:span text:style-name="T1">En cette heure-là approchèrent les disciples à le Iésous disants· Qui alors est plus grand en la royauté des cieux ?</text:span> <text:span text:style-name="T2">2</text:span> <text:span text:style-name="T1">Et ayant appelé auprès petit enfant il le plaça debout en leur milieu</text:span> <text:span text:style-name="T2">3</text:span> <text:span text:style-name="T1">et dit· Amen je vous dis, si le cas échéant ne pas que vous soyez tournés et que vous deveniez comme les petits enfants, non ne pas que vous veniez à l'intérieur envers la royauté des cieux.</text:span> <text:span text:style-name="T2">4</text:span> <text:span text:style-name="T1">Lequel un quelconque donc se baissera lui-même comme ce petit enfant-ci, celui-ci est le plus grand en la royauté des cieux.</text:span> <text:span text:style-name="T2">5</text:span> <text:span text:style-name="T1">Et lequel si le cas échéant accepte un petit enfant tel celui-ci sur mon nom, moi il accepte.</text:span> <text:span text:style-name="T2">6</text:span> <text:span text:style-name="T1">Lequel cependant le cas échéant que scandalise un de ces petits-ci de ceux croyants envers moi, il est supportable à lui afin que soit suspendu meule d'âne autour de son cou et qu'il soit immergé de haut en bas dans la haute mer de la mer.</text:span> <text:span text:style-name="T2">7</text:span> <text:span text:style-name="T1">Ouai au monde pour les scandales· Car nécessité il est venir les scandales, toutefois Ouai à l'être humain par lequel le scandale vient.</text:span> <text:span text:style-name="T2">8</text:span> <text:span text:style-name="T1">Si cependant ta main ou ton pied te scandalise, coupe le au dehors et jette loin de toi· Beau à toi il est de venir à l'intérieur envers la vie estropié ou boiteux qu'ayant deux mains ou deux pieds être jeté envers le feu éternel.</text:span> <text:span text:style-name="T2">9</text:span> <text:span text:style-name="T1">Et si ton oeil te scandalise, extrais-le et jette loin de toi· Beau à toi il est d'un oeil envers la vie de venir à l'intérieur qu'ayant deux yeux être jeté envers la géhenne du feu.</text:span> <text:span text:style-name="T2">10</text:span> <text:span text:style-name="T1">Voyez ne pas que vous méprisiez un de ces petits-ci· Car je vous dis en ce que leurs messagers dans les cieux partout regardent la face de mon père celui dans les cieux.</text:span> <text:span text:style-name="T2">12</text:span> <text:span text:style-name="T1">Quel à vous il estime ? Si le cas échéant que devienne à un quelconque être humain cent brebis et que soit égarée une hors d'elles, non pas il abandonnera les quatre-vingt-dix neuf sur les montagnes et ayant été allé cherche celle étant égarée ?</text:span> <text:span text:style-name="T2">13</text:span> <text:span text:style-name="T1">Et si le cas échéant qu'il devienne à la trouver, amen je vous dis en ce qu'il se réjouit sur elle davantage que sur les quatre-vingt-dix neuf celles n'étants pas égarées.</text:span> <text:span text:style-name="T2">14</text:span> <text:span text:style-name="T1">Ainsi non est volonté en devers votre père celui dans les cieux afin que se perde complètement un de ces petits-ci.</text:span> <text:span text:style-name="T2">15</text:span> <text:span text:style-name="T1">Si le cas échéant cependant que pèche envers toi ton frère, dirige en arrière réfute le entre toi et lui seul. Si le cas échéant qu'il t'écoute, tu gagnas ton frère·</text:span> <text:span text:style-name="T2">16</text:span> <text:span text:style-name="T1">Si le cas échéant cependant qu'il n'écoute pas, prends à côté avec toi encore un ou deux, afin que sur bouche de deux témoins ou de trois que soit placé debout tout oral·</text:span> <text:span text:style-name="T2">17</text:span> <text:span text:style-name="T1">Si le cas échéant cependant qu'il les écoute de côté, dis à l'église· Si le cas échéant cependant et l'église qu'il écoute de côté, qu'il te soit comme certes le ethnique et le collecteur de taxes.</text:span> <text:span text:style-name="T2">18</text:span> <text:span text:style-name="T1">Amen je vous dis· Combien grands si le cas échéant que vous attachiez de lien sur la terre sera étants attachés de lien en à ciel, et combien grands si le cas échéant que vous déliiez sur la terre sera étants déliés en à ciel.</text:span> <text:span text:style-name="T2">19</text:span> <text:span text:style-name="T1">Encore amen je vous dis en ce que si le cas échéant deux que sonnent ensemble hors de vous sur la terre autour de tout acte de lequel si le cas échéant qu'ils demandent, leur deviendra à côté de mon père celui en les cieux.</text:span> <text:span text:style-name="T2">20</text:span> <text:span text:style-name="T1">Car où sont deux ou trois étants menés ensemble envers le mien nom, là je suis en milieu d'eux.</text:span> <text:span text:style-name="T2">21</text:span> <text:span text:style-name="T1">Alors ayant approché le Pierre lui dit· Maître, combien de fois péchera envers moi mon frère et je lui abandonnerai ? Jusqu'à sept fois ?</text:span> <text:span text:style-name="T2">22</text:span> <text:span text:style-name="T1">Il lui dit le Iésous· Non je te dis jusqu'à sept fois mais jusqu'à soixante-dix fois sept.</text:span> <text:span text:style-name="T2">23</text:span> <text:span text:style-name="T1">Par ceci fut rendu semblable la royauté des cieux à un être humain à un roi, lequel voulut lever ensemble discours avec ses esclaves.</text:span> <text:span text:style-name="T2">24</text:span> <text:span text:style-name="T1">Ayant commencé cependant pour lui de lever ensemble il lui fut apporté un débiteur de dix mille talents.</text:span> <text:span text:style-name="T2">25</text:span> <text:span text:style-name="T1">N'ayant pas cependant pour lui de redonner le Maître ordonna lui être vendu et la femme et les enfants et tous combien grands il a, et être redonné.</text:span> <text:span text:style-name="T2">26</text:span> <text:span text:style-name="T1">Ayant tombé donc l'esclave embrassait vers lui disant· Maître, éloigne fureur sur moi, et tous je te redonnerai.</text:span> <text:span text:style-name="T2">27</text:span> <text:span text:style-name="T1">Ayant été remué aux entrailles cependant le Maître de ce esclave-là le délia au loin et le prêt il lui abandonna.</text:span> <text:span text:style-name="T2">28</text:span> <text:span text:style-name="T1">Ayant sorti cependant ce esclave-là trouva un de ses co-esclaves, lequel lui devait cent deniers, et l'ayant saisi avec force l'étouffait disant· Redonne si un quelconque tu dois.</text:span> <text:span text:style-name="T2">29</text:span> <text:span text:style-name="T1">Ayant tombé donc son co-esclave l'appelait à côté disant· Éloigne fureur sur moi, et je te redonnerai.</text:span> <text:span text:style-name="T2">30</text:span> <text:span text:style-name="T1">Celui-ci cependant non voulait mais ayant éloigné le jeta envers garde jusqu'à ce qu'il redonne ce étant dû.</text:span> <text:span text:style-name="T2">31</text:span> <text:span text:style-name="T1">Ayants vus donc ses co-esclaves ces ayants devenus furent attristés excessivement et ayants venus expliquèrent pleinement à leur propre Maître tous ces ayants devenus.</text:span> <text:span text:style-name="T2">32</text:span> <text:span text:style-name="T1">Alors l'ayant appelé auprès son Maître lui dit· Esclave mauvais, toute cette dette-là je t'abandonnai, puisque tu m'appelas à côté·</text:span> <text:span text:style-name="T2">33</text:span> <text:span text:style-name="T1">Non il fallait et toi compatir ton co-esclave, comme et moi je te compatis ?</text:span> <text:span text:style-name="T2">34</text:span> <text:span text:style-name="T1">Et ayant été coléré son Maître le livra aux tortionnaires jusqu'à lequel qu'il redonne tout ce étant dû.</text:span> <text:span text:style-name="T2">35</text:span> <text:span text:style-name="T1">Ainsi et mon père le céleste vous fera, si le cas échéant ne pas que vous abandonniez chacun à son frère au loin de vos coeurs.</text:span> </text:p>
      <text:p text:style-name="P4">MATTHIEU  19</text:p>
      <text:p text:style-name="Text_20_body"><text:span text:style-name="T2">1</text:span> <text:span text:style-name="T1">Et devint lorsque finit le Iésous ces discours-ci, il leva au-delà au loin de la Galilée et vint envers les frontières de la Ioudaia au delà du Iordane.</text:span> <text:span text:style-name="T2">2</text:span> <text:span text:style-name="T1">Et le suivirent foules nombreuses, et il les soigna là.</text:span> <text:span text:style-name="T2">3</text:span> <text:span text:style-name="T1">Et approchèrent vers lui Pharisiens le tentants et disants· S'il est permis à un être humain de délier au loin sa femme selon toute cause ?</text:span> <text:span text:style-name="T2">4</text:span> <text:span text:style-name="T1">Celui-ci cependant ayant été répondu dit· Non vous lûtes en ce que celui ayant fait depuis de origine mâle et femelle les fit ?</text:span> <text:span text:style-name="T2">5</text:span> <text:span text:style-name="T1">Et il dit· En cause de ceci laissera de haut en bas être humain le père et la mère et sera collé à sa femme, et seront les deux envers une chair.</text:span> <text:span text:style-name="T2">6</text:span> <text:span text:style-name="T1">De sorte qu'ils ne sont plus deux mais une chair. Lequel donc le Dieu joignit paire ensemble être humain ne sépare pas.</text:span> <text:span text:style-name="T2">7</text:span> <text:span text:style-name="T1">Ils lui disent· Quel donc Môusês commanda donner papier de bible de apostat et la délier au loin ?</text:span> <text:span text:style-name="T2">8</text:span> <text:span text:style-name="T1">Il leur dit en ce que Môusês vers votre sclérose cardiaque permit de délier au loin vos femmes, depuis de origine cependant non devient ainsi.</text:span> <text:span text:style-name="T2">9</text:span> <text:span text:style-name="T1">Je dis cependant à vous en ce que lequel le cas échéant qu'il délie au loin sa femme non pas sur pornation et qu'il marie une autre il fait adultère. Et celui ayant marié une étante déliée au loin il fait adultère.</text:span> <text:span text:style-name="T2">10</text:span> <text:span text:style-name="T1">Ils lui disent les disciples· Si ainsi est la cause de l'être humain avec la femme, non il est supportable de marier.</text:span> <text:span text:style-name="T2">11</text:span> <text:span text:style-name="T1">Celui-ci cependant leur dit· Non tous placent ce discours-ci mais à lesquels il est donné.</text:span> <text:span text:style-name="T2">12</text:span> <text:span text:style-name="T1">Car sont eunuques lesquels des quelconques hors de cavité ventrale de mère furent engendrés ainsi, et sont eunuques lesquels des quelconques furent castrés sous des êtres humains, et sont eunuques lesquels des quelconques se castrèrent eux-mêmes par le fait de la royauté des cieux. Celui pouvant placer place.</text:span> <text:span text:style-name="T2">13</text:span> <text:span text:style-name="T1">Alors lui furent apportés petits enfants afin que les mains qu'il leur impose et qu'il prie· Les cependant disciples les survalorisèrent.</text:span> <text:span text:style-name="T2">14</text:span> <text:span text:style-name="T1">Le cependant Iésous dit· Abandonnez les petits enfants et ne les empêchez pas de venir vers moi, car de les tels est la royauté des cieux.</text:span> <text:span text:style-name="T2">15</text:span> <text:span text:style-name="T1">Et leur ayant imposé les mains il fut allé de là.</text:span> <text:span text:style-name="T2">16</text:span> <text:span text:style-name="T1">Et voici un ayant approché à lui dit· Enseignant, quel bon que je fasse afin que j'aie vie éternelle ?</text:span> <text:span text:style-name="T2">17</text:span> <text:span text:style-name="T1">Celui-ci cependant lui dit· Que me sollicites-tu autour du bon ? Un est le bon· Si cependant tu veux envers la vie venir à l'intérieur, garde les commandements.</text:span> <text:span text:style-name="T2">18</text:span> <text:span text:style-name="T1">Il lui dit· Quelles ? Le cependant Iésous dit· Cela, non tu meurtriras, non tu adultéreras, non tu voleras, non tu témoigneras faussement,</text:span> <text:span text:style-name="T2">19</text:span> <text:span text:style-name="T1">valorise le père et la mère, et tu aimeras ton prochain comme toi-même.</text:span> <text:span text:style-name="T2">20</text:span> <text:span text:style-name="T1">Il lui dit l'adolescent· Tous ceux-ci je gardai· Quel encore je manque ?</text:span> <text:span text:style-name="T2">21</text:span> <text:span text:style-name="T1">Il lui déclarait le Iésous· Si tu veux être parfait, dirige en arrière vends tes subsistants et donne aux pauvres, et tu auras trésor en les cieux, et viens ici suis moi.</text:span> <text:span text:style-name="T2">22</text:span> <text:span text:style-name="T1">Ayant écouté cependant l'adolescent le discours éloigna étant attristé· Car il était ayant de nombreuses acquisitions.</text:span> <text:span text:style-name="T2">23</text:span> <text:span text:style-name="T1">Le cependant Iésous dit à ses disciples· Amen je vous dis en ce que riche difficilement viendra à l'intérieur envers la royauté des cieux.</text:span> <text:span text:style-name="T2">24</text:span> <text:span text:style-name="T1">Encore cependant je vous dis, plus facile est chameau par trou d'aiguille passer à travers que riche venir à l'intérieur envers la royauté du Dieu.</text:span> <text:span text:style-name="T2">25</text:span> <text:span text:style-name="T1">Ayants écoutés cependant les disciples étaient choqués excessivement disants· Qui alors peut être sauvé ?</text:span> <text:span text:style-name="T2">26</text:span> <text:span text:style-name="T1">Ayant regardé envers cependant le Iésous leur dit· À côté aux êtres humains ceci il est impuissant, à côté cependant à Dieu tous puissants.</text:span> <text:span text:style-name="T2">27</text:span> <text:span text:style-name="T1">Alors ayant été répondu le Pierre lui dit· Voici nous nous abandonnâmes tous et nous te suivîmes· Quel alors sera à nous ?</text:span> <text:span text:style-name="T2">28</text:span> <text:span text:style-name="T1">Le cependant Iésous leur dit· Amen je vous dis en ce que vous ceux m'ayants suivis en à la régénération, lorsque le cas échéant que asseye le fils de l'être humain sur son trône de gloire, vous serez assis et vous sur douze trônes jugeants les douze tribus du Israël.</text:span> <text:span text:style-name="T2">29</text:span> <text:span text:style-name="T1">Et tout lequel un quelconque abandonna maisons ou frères ou soeurs ou père ou mère ou femme ou enfants ou champs en cause de mon nom, centuple il prendra et vie éternelle il héritera.</text:span> <text:span text:style-name="T2">30</text:span> <text:span text:style-name="T1">Nombreux cependant seront premiers derniers et derniers premiers.</text:span> </text:p>
      <text:p text:style-name="P4">MATTHIEU  20</text:p>
      <text:p text:style-name="Text_20_body"><text:soft-page-break/><text:span text:style-name="T2">1</text:span> <text:span text:style-name="T1">Car semblable est la royauté des cieux à un être humain despote de maison, lequel un quelconque sortit simultanément matinalement pour salarier des travailleurs envers son vignoble.</text:span> <text:span text:style-name="T2">2</text:span> <text:span text:style-name="T1">Ayant sonné ensemble cependant avec les travailleurs hors de denier la journée il les envoya envers son vignoble.</text:span> <text:span text:style-name="T2">3</text:span> <text:span text:style-name="T1">Et ayant sorti autour de troisième heure il vit des autres plaçants debout en l'agora inactifs</text:span> <text:span text:style-name="T2">4</text:span> <text:span text:style-name="T1">et à ceux-là il dit· Dirigez en arrière et vous envers le vignoble, et lequel si le cas échéant que soit juste je vous donnerai.</text:span> <text:span text:style-name="T2">5</text:span> <text:span text:style-name="T1">Ceux-ci cependant éloignèrent. Encore ayant sorti autour de sixième et neuvième heure il fit de même.</text:span> <text:span text:style-name="T2">6</text:span> <text:span text:style-name="T1">Autour cependant de la onzième ayant sorti il trouva des autres plaçants debout et il leur dit· Quel ici vous placez debout toute la journée entière inactifs ?</text:span> <text:span text:style-name="T2">7</text:span> <text:span text:style-name="T1">Ils lui disent· En ce que aucun nous salaria. Il leur dit· Dirigez en arrière et vous envers le vignoble.</text:span> <text:span text:style-name="T2">8</text:span> <text:span text:style-name="T1">Tardive cependant ayante devenue dit le Maître du vignoble à son administrateur· Appelle les travailleurs et redonne leur le salaire ayant commencé au loin des derniers jusqu'à des premiers.</text:span> <text:span text:style-name="T2">9</text:span> <text:span text:style-name="T1">Et ayants venus ceux autour de la onzième heure prirent chacun un denier.</text:span> <text:span text:style-name="T2">10</text:span> <text:span text:style-name="T1">Et ayants venus les premiers firent loi en ce qu'ils prendront plus nombreux· Et ils prirent chacun un denier et eux.</text:span> <text:span text:style-name="T2">11</text:span> <text:span text:style-name="T1">Ayants pris cependant ils murmuraient contre le despote de maison</text:span> <text:span text:style-name="T2">12</text:span> <text:span text:style-name="T1">disants· Ceux-ci les derniers firent une heure, et égaux à nous tu les fis à ceux ayants portés le poids de la journée et la canicule.</text:span> <text:span text:style-name="T2">13</text:span> <text:span text:style-name="T1">Celui-ci cependant ayant été répondu à l'un d'eux dit· Compagnon, non je te fais injustice· Non pas d'un denier tu sonnas ensemble à moi ?</text:span> <text:span text:style-name="T2">14</text:span> <text:span text:style-name="T1">Lève le tien et dirige en arrière. Je veux cependant à celui-ci le dernier donner comme et à toi·</text:span> <text:span text:style-name="T2">15</text:span> <text:span text:style-name="T1">Ou non il m'est permis lequel je veux faire en les miens ? Ou ton oeil est mauvais en ce que moi bon je suis ?</text:span> <text:span text:style-name="T2">16</text:span> <text:span text:style-name="T1">Ainsi seront les derniers premiers et les premiers derniers.</text:span> <text:span text:style-name="T2">17</text:span> <text:span text:style-name="T1">Et montant le Iésous envers Ierosoluma prit à côté les douze disciples de haut en bas en propre et en la route il leur dit·</text:span> <text:span text:style-name="T2">18</text:span> <text:span text:style-name="T1">Voici nous montons envers Ierosoluma, et le fils de l'être humain sera livré aux chefs sacrificateurs et aux scribes, et ils le condamneront à trépas</text:span> <text:span text:style-name="T2">19</text:span> <text:span text:style-name="T1">et ils le livreront aux ethnies envers cela, gaminer envers et fouetter et crucifier, et à la troisième journée il placera debout de bas en haut.</text:span> <text:span text:style-name="T2">20</text:span> <text:span text:style-name="T1">Alors approcha à lui la mère des fils de Zébédaï avec ses fils embrassante vers et demandante un quelconque à côté de lui.</text:span> <text:span text:style-name="T2">21</text:span> <text:span text:style-name="T1">Lui cependant dit à elle· Quel tu veux ? Elle lui dit· Dis afin que asseyent ceux-ci mes deux fils un hors de droits et un hors de gauches de toi en ta royauté.</text:span> <text:span text:style-name="T2">22</text:span> <text:span text:style-name="T1">Ayant été répondu cependant le Iésous dit· Non vous savez ce que vous demandez. Vous pouvez boire la coupe laquelle moi j'immine boire ? Ils lui disent· Nous pouvons.</text:span> <text:span text:style-name="T2">23</text:span> <text:span text:style-name="T1">Il leur dit· Ma certes coupe vous boirez, cela cependant asseoir hors de droits de moi et hors de gauches non il est mien de donner, mais à lesquels il est préparé sous mon père.</text:span> <text:span text:style-name="T2">24</text:span> <text:span text:style-name="T1">Et ayants écoutés les dix irritèrent beaucoup autour des deux frères.</text:span> <text:span text:style-name="T2">25</text:span> <text:span text:style-name="T1">Le cependant Iésous les ayant appelé auprès dit· Vous savez en ce que les chefs des ethnies les maîtrisent de haut en bas et les grands les dominent de haut en bas.</text:span> <text:span text:style-name="T2">26</text:span> <text:span text:style-name="T1">Non ainsi il sera en à vous, mais lequel si le cas échéant que veuille en à vous devenir grand il sera votre serviteur,</text:span> <text:span text:style-name="T2">27</text:span> <text:span text:style-name="T1">et lequel le cas échéant que veuille en à vous être premier il sera votre esclave·</text:span> <text:span text:style-name="T2">28</text:span> <text:span text:style-name="T1">Comme certes le fils de l'être humain non vint être servi mais servir et donner sa âme rançon en échange de nombreux.</text:span> <text:span text:style-name="T2">29</text:span> <text:span text:style-name="T1">Et eux allants au dehors au loin de Iéricho le suivit une foule nombreuse.</text:span> <text:span text:style-name="T2">30</text:span> <text:span text:style-name="T1">Et voici deux aveugles étants assis à côté de la route ayants écoutés en ce que Iésous mène de côté, croassèrent disants· Compatis nous, Maître, fils de Dauid.</text:span> <text:span text:style-name="T2">31</text:span> <text:span text:style-name="T1">La cependant foule les survalorisa afin qu'ils silencent· Ceux-ci cependant plus grand croassèrent disants· Maître, compatis nous, fils de Dauid.</text:span> <text:span text:style-name="T2">32</text:span> <text:span text:style-name="T1">Et ayant placé debout le Iésous les sonna de voix et dit· Quel vous voulez que je vous fasse ?</text:span> <text:span text:style-name="T2">33</text:span> <text:span text:style-name="T1">Ils lui disent· Maître, afin que soient ouvert nos yeux.</text:span> <text:span text:style-name="T2">34</text:span> <text:span text:style-name="T1">Ayant été remué aux entrailles cependant le Iésous toucha leurs yeux, et directement ils regardèrent de bas en haut et ils le suivirent.</text:span> </text:p>
      <text:p text:style-name="P4">MATTHIEU  21</text:p>
      <text:p text:style-name="Text_20_body"><text:span text:style-name="T2">1</text:span> <text:span text:style-name="T1">Et lorsqu'ils approchèrent envers Ierosoluma et vinrent envers Bethphagé vers la montagne des oliviers, alors Iésous envoya deux disciples</text:span> <text:span text:style-name="T2">2</text:span> <text:span text:style-name="T1">leur disant· Allez envers le village celui en contre face de vous, et directement vous trouverez ânesse étante attachée de lien et ânon avec elle· Ayants déliés conduisez à moi.</text:span> <text:span text:style-name="T2">3</text:span> <text:span text:style-name="T1">Et si le cas échéant un quelconque à vous que dise un quelconque, vous direz en ce que leur Maître a nécessité· Directement cependant il les enverra.</text:span> <text:span text:style-name="T2">4</text:span> <text:span text:style-name="T1">Ceci cependant devient afin que soit fait plénitude ce qui ayant été dit par le prophète disant·</text:span> <text:span text:style-name="T2">5</text:span> <text:span text:style-name="T1">Dites à la fille de Sion· Voici ton roi vient à toi doux et montant sur ânesse et sur ânon fils de bête sous joug.</text:span> <text:span text:style-name="T2">6</text:span> <text:span text:style-name="T1">Ayants étés allés cependant les disciples et ayants faits de haut en bas comme ordonnança avec eux le Iésous</text:span> <text:span text:style-name="T2">7</text:span> <text:span text:style-name="T1">ils conduisirent l'ânesse et l'ânon et imposèrent sur eux leurs himations, et il s'assit dessus sur le haut d'eux.</text:span> <text:span text:style-name="T2">8</text:span> <text:span text:style-name="T1">Cependant plus nombreuse la foule ils étendirent leurs himations en la route, autres cependant frappaient branches au loin des arbres et étendaient en la route.</text:span> <text:span text:style-name="T2">9</text:span> <text:span text:style-name="T1">Les cependant foules ceux menants devant lui et ceux suivants croassaient disants· Hosanna au fils de Dauid· Étant élogié celui venant en nom de Maître· Hosanna dans les très hauts.</text:span> <text:span text:style-name="T2">10</text:span> <text:span text:style-name="T1">Et lui ayant venu à l'intérieur envers Ierosoluma fut secoué toute la ville disante· Qui est celui-ci ?</text:span> <text:span text:style-name="T2">11</text:span> <text:span text:style-name="T1">Les cependant foules disaient· Celui-ci est le prophète Iésous celui depuis Nazareth de la Galilée.</text:span> <text:span text:style-name="T2">12</text:span> <text:span text:style-name="T1">Et vint à l'intérieur Iésous envers le sanctuaire et il éjecta tous ceux vendants et achetants à l'agora dans le sanctuaire, et les tables des changeurs de pièces il catastropha et les sièges de ceux vendants les colombes,</text:span> <text:span text:style-name="T2">13</text:span> <text:span text:style-name="T1">et il leur dit· Il est écrit· Ma maison maison de prière sera appelé, vous cependant vous la faites caverne de pilleurs.</text:span> <text:span text:style-name="T2">14</text:span> <text:span text:style-name="T1">Et approchèrent à lui aveugles et boiteux en le sanctuaire, et il les soigna.</text:span> <text:span text:style-name="T2">15</text:span> <text:span text:style-name="T1">Ayants vus cependant les chefs sacrificateurs et les scribes les extraordinaires lesquels il fit et les jeunes servants ceux croassants en le sanctuaire et disants· Hosanna à le fils de Dauid, ils irritèrent beaucoup</text:span> <text:span text:style-name="T2">16</text:span> <text:span text:style-name="T1">et lui dirent· Tu écoutes ce que ceux-ci disent ? Le cependant Iésous leur dit· Oui. Jamais vous lûtes en ce que hors de bouche de infantiles et de allaitants tu perfectionnas de haut en bas louange ?</text:span> <text:span text:style-name="T2">17</text:span> <text:span text:style-name="T1">Et les ayant laissés de haut en bas il sortit au-dehors de la ville envers Béthanie et fut bivouaqué là.</text:span> <text:span text:style-name="T2">18</text:span> <text:span text:style-name="T1">Matinalement cependant surmenant de bas en haut envers la ville il eut faim.</text:span> <text:span text:style-name="T2">19</text:span> <text:span text:style-name="T1">Et ayant vu un figuier sur la route il vint sur lui et aucun trouva en lui sinon feuilles seulement, et il lui dit· Non encore hors de toi fruit que devienne envers l'ère. Et fut séché instantanément le figuier.</text:span> <text:span text:style-name="T2">20</text:span> <text:span text:style-name="T1">Et ayants vus les disciples étonnèrent disants· Comment instantanément fut séché le figuier ?</text:span> <text:span text:style-name="T2">21</text:span> <text:span text:style-name="T1">Ayant été répondu cependant le Iésous leur dit· Amen je vous dis, si le cas échéant que vous ayez croyance et ne pas que vous soyez jugés à travers, non seulement cela du figuier vous ferez, mais et si à cette montagne-ci que vous disiez· Sois levé et sois jeté envers la mer, il deviendra·</text:span> <text:span text:style-name="T2">22</text:span> <text:span text:style-name="T1">Et tous combien grands le cas échéant que vous demandiez en la prière croyants vous prendrez.</text:span> <text:span text:style-name="T2">23</text:span> <text:span text:style-name="T1">Et lui ayant venu envers le sanctuaire approchèrent à lui enseignant les chefs sacrificateurs et les anciens du peuple disants· En quelle autorité ceux-ci tu fais ? Et qui te donna cette autorité-ci ?</text:span> <text:span text:style-name="T2">24</text:span> <text:span text:style-name="T1">Ayant été répondu cependant le Iésous leur dit· Je vous solliciterai et moi un discours, lequel si le cas échéant que vous me disiez et moi je vous dirai en quelle autorité ceux-ci je fais·</text:span> <text:span text:style-name="T2">25</text:span> <text:span text:style-name="T1">Le baptême celui de Ioannes d'où il était ? Hors de ciel ou hors des êtres humains ? Ceux-ci cependant calculaient au-travers en eux-mêmes disants· Si le cas échéant que nous disions· Hors de ciel, il nous dira· Par quoi donc non vous crûtes à lui ?</text:span> <text:span text:style-name="T2">26</text:span> <text:span text:style-name="T1">Si le cas échéant cependant que nous disions· Hors des êtres humains, nous effrayons la foule, car tous comme prophète ont le Ioannes.</text:span> <text:span text:style-name="T2">27</text:span> <text:span text:style-name="T1">Et ayants étés répondus à le Iésous ils dirent· Non nous savons. Il leur déclarait et lui· Pas cependant moi je vous dis en quelle autorité ceux-ci je fais.</text:span> <text:span text:style-name="T2">28</text:span> <text:span text:style-name="T1">Quel cependant il vous estime ? Un être humain avait deux enfants. Et ayant approché vers le premier il dit· Enfant, dirige en arrière aujourd'hui travaille dans le vignoble.</text:span> <text:span text:style-name="T2">29</text:span> <text:span text:style-name="T1">Celui-ci cependant ayant été répondu dit· Non je veux, postérieurement cependant ayant été repenti il s'éloigna.</text:span> <text:span text:style-name="T2">30</text:span> <text:span text:style-name="T1">Ayant approché cependant à l'autre-différent il dit de même. Celui-ci cependant ayant été répondu dit· Moi, Maître, et non il s'éloigna.</text:span> <text:span text:style-name="T2">31</text:span> <text:span text:style-name="T1">Quel hors des deux fit la volonté du père ? Ils disent· Le premier. Il leur dit le Iésous· Amen je vous dis en ce que les collecteurs de taxes et les pornées mènent devant vous envers la royauté du Dieu.</text:span> <text:span text:style-name="T2">32</text:span> <text:span text:style-name="T1">Car vint Ioannes vers vous en route de justice, et non vous crûtes à lui, les cependant collecteurs de taxes et les pornées crurent à lui· Vous cependant ayants vus pas cependant vous fûtes repenti postérieurement pour croire à lui.</text:span> <text:span text:style-name="T2">33</text:span> <text:span text:style-name="T1">Autre parabole écoutez. Un être humain était despote de maison lequel un quelconque planta un vignoble et lui posa autour une clôture et creusa en lui un pressoir et édifia en maison une tour et la donna dehors aux cultivateurs et déménagea loin.</text:span> <text:span text:style-name="T2">34</text:span> <text:span text:style-name="T1">Lorsque cependant approcha le moment des fruits, il envoya ses esclaves vers les cultivateurs prendre ses fruits.</text:span> <text:span text:style-name="T2">35</text:span> <text:span text:style-name="T1">Et ayants pris les cultivateurs ses esclaves lequel certes pelèrent, lequel cependant tuèrent catégoriquement, lequel cependant lapidèrent.</text:span> <text:span text:style-name="T2">36</text:span> <text:span text:style-name="T1">Encore il envoya autres esclaves plus nombreux des premiers, et ils leur firent de même.</text:span> <text:span text:style-name="T2">37</text:span> <text:span text:style-name="T1">Postérieurement cependant il envoya vers eux son fils disant· Ils seront tournés intérieurement pour mon fils.</text:span> <text:span text:style-name="T2">38</text:span> <text:span text:style-name="T1">Les cependant cultivateurs ayants vus le fils dirent en eux-mêmes· Celui-ci est l'héritier· Venez ici que nous le tuions catégoriquement et que nous ayons son héritage,</text:span> <text:span text:style-name="T2">39</text:span> <text:span text:style-name="T1">et l'ayants pris ils éjectèrent au-dehors du vignoble et ils tuèrent catégoriquement.</text:span> <text:span text:style-name="T2">40</text:span> <text:span text:style-name="T1">Lorsque le cas échéant donc que vienne le Maître du vignoble, quel il fera à ces cultivateurs-là ?</text:span> <text:span text:style-name="T2">41</text:span> <text:span text:style-name="T1">Ils lui disent· Mauvais mauvaisement il les perdra complètement et il donnera le vignoble dehors à d'autres cultivateurs, lesquels des quelconques lui redonneront les fruits en leurs moments.</text:span> <text:span text:style-name="T2">42</text:span> <text:span text:style-name="T1">Il leur dit le Iésous· Jamais vous lûtes en les écritures· Pierre laquelle ils éprouvèrent en rejet ceux édifiants en maison, celle-ci fut devenue envers tête de coin· À côté de Maître devint ceci et il est extraordinaire en nos yeux ?</text:span> <text:span text:style-name="T2">43</text:span> <text:span text:style-name="T1">Par ceci je vous dis en ce que sera levé loin de vous la royauté du Dieu et sera donné à ethnie faisant ses fruits.</text:span> <text:span text:style-name="T2">44</text:span> <text:span text:style-name="T1">Et celui ayant tombé sur cette pierre-ci sera écrasé ensemble· Sur lequel cependant le cas échéant qu'elle tombe elle le vannera.</text:span> <text:span text:style-name="T2">45</text:span> <text:span text:style-name="T1">Et ayants écoutés les chefs sacrificateurs et les Pharisiens ses paraboles ils connurent en ce que autour d'eux il dit·</text:span> <text:span text:style-name="T2">46</text:span> <text:span text:style-name="T1">Et cherchants à le saisir avec force ils furent effrayés des foules, puisque envers prophète elles le tenaient.</text:span> </text:p>
      <text:p text:style-name="P4">MATTHIEU  22</text:p>
      <text:p text:style-name="Text_20_body"><text:span text:style-name="T2">1</text:span> <text:span text:style-name="T1">Et ayant été répondu le Iésous encore leur dit en paraboles disant·</text:span> <text:span text:style-name="T2">2</text:span> <text:span text:style-name="T1">Il fut rendu semblable la royauté des cieux à un être humain roi, lequel un quelconque fit mariages à son fils.</text:span> <text:span text:style-name="T2">3</text:span> <text:span text:style-name="T1">Et il envoya ses esclaves appeler ceux étants appelés envers les mariages, et non ils voulaient venir.</text:span> <text:span text:style-name="T2">4</text:span> <text:span text:style-name="T1">Encore il envoya autres esclaves disant· Dites à ceux étants appelés· Voici mon déjeuner je prépare, mes taureaux et les grasses étants sacrifiés et tous prêts· Venez ici envers les mariages.</text:span> <text:span text:style-name="T2">5</text:span> <text:span text:style-name="T1">Ceux-ci cependant ayants négligés éloignèrent, lequel certes envers son propre champ, lequel cependant sur sa négociation·</text:span> <text:span text:style-name="T2">6</text:span> <text:span text:style-name="T1">Les cependant restants ayants saisis avec force ses esclaves brutalisèrent et tuèrent catégoriquement.</text:span> <text:span text:style-name="T2">7</text:span> <text:span text:style-name="T1">Le cependant roi fut coléré et ayant mandé ses armées de soldats perdit complètement ces meurtriers-là et leur ville incendia.</text:span> <text:span text:style-name="T2">8</text:span> <text:span text:style-name="T1">Alors il dit à ses esclaves· Le certes mariage est prêt, ceux cependant étants appelés non étaient dignes·</text:span> <text:span text:style-name="T2">9</text:span> <text:span text:style-name="T1">Allez donc sur les sorties traversantes des routes et combien grands si le cas échéant que vous trouviez appelez envers les mariages.</text:span> <text:span text:style-name="T2">10</text:span> <text:span text:style-name="T1">Et ayants sortis ces esclaves-là envers les routes menèrent ensemble tous lesquels ils trouvèrent, mauvais et aussi et bons· Et fut rempli le mariage de couchants de bas en haut.</text:span> <text:span text:style-name="T2">11</text:span> <text:span text:style-name="T1">Ayant venu à l'intérieur cependant le roi contempler ceux couchants de bas en haut vit là un être humain non habillant vêtement de mariage,</text:span> <text:span text:style-name="T2">12</text:span> <text:span text:style-name="T1">et il lui dit· Compagnon, comment tu vins à l'intérieur ici n'ayant pas un vêtement de mariage ? Celui-ci cependant fut muselé.</text:span> <text:span text:style-name="T2">13</text:span> <text:span text:style-name="T1">Alors le roi dit aux serviteurs· Ayants attachés de lien ses pieds et mains éjectez le envers la ténèbre la plus au dehors· Là sera le pleur et le grincement des dents.</text:span> <text:span text:style-name="T2">14</text:span> <text:span text:style-name="T1">Car nombreux sont appelés, peu cependant élus.</text:span> <text:span text:style-name="T2">15</text:span> <text:span text:style-name="T1">Alors ayants étés allés les Pharisiens prirent délibération ensemble de telle manière qu'ils le piègent en discours.</text:span> <text:span text:style-name="T2">16</text:span> <text:span text:style-name="T1">Et ils lui envoient leurs disciples avec des Hérodiens disants· Enseignant, nous savons en ce que vrai tu es et la route du Dieu en vérité tu enseignes et non il te soucie autour d'aucun· Car non tu regardes envers face des êtres humains,</text:span> <text:span text:style-name="T2">17</text:span> <text:span text:style-name="T1">Dis nous donc quel il t'estime· Il est permis donner cens à Kaesar ou non ?</text:span> <text:span text:style-name="T2">18</text:span> <text:span text:style-name="T1">Ayant connu cependant le Iésous leur méchanceté dit· Quel me tentez-vous, hypocrites ?</text:span> <text:span text:style-name="T2">19</text:span> <text:span text:style-name="T1">Montrez sûrement à moi le nomisma du cens. Ceux-ci cependant apportèrent vers lui un denier.</text:span> <text:span text:style-name="T2">20</text:span> <text:span text:style-name="T1">Et il leur dit· De qui cette icône-ci et l'épigraphe ?</text:span> <text:span text:style-name="T2">21</text:span> <text:span text:style-name="T1">Ils lui disent· De Kaesar. Alors il leur dit· Redonnez donc ceux de Kaesar à Kaesar et ceux du Dieu à le Dieu.</text:span> <text:span text:style-name="T2">22</text:span> <text:span text:style-name="T1">Et ayants écoutés ils étonnèrent, et l'ayants abandonnés ils éloignèrent.</text:span> <text:span text:style-name="T2">23</text:span> <text:span text:style-name="T1">En cette journée-là approchèrent vers lui Sadducéens, disants ne pas être résurrection, et demandèrent sur lui</text:span> <text:span text:style-name="T2">24</text:span> <text:span text:style-name="T1">disants· Enseignant, Môusês dit· Si le cas échéant un quelconque que meure loin ne pas ayant enfants, son frère épousera sa femme et placera debout de bas en haut semence à son frère.</text:span> <text:span text:style-name="T2">25</text:span> <text:span text:style-name="T1">Étaient cependant à côté à nous sept frères· Et le premier ayant marié acheva, et n'ayant pas semence abandonna sa femme à son frère·</text:span> <text:span text:style-name="T2">26</text:span> <text:span text:style-name="T1">Semblablement et le deuxième et le troisième jusqu'à les sept.</text:span> <text:span text:style-name="T2">27</text:span> <text:span text:style-name="T1">Postérieurement cependant de tous mourut loin la femme.</text:span> <text:span text:style-name="T2">28</text:span> <text:span text:style-name="T1">En la résurrection donc de qui des sept elle sera femme ? Car tous ils la eurent·</text:span> <text:span text:style-name="T2">29</text:span> <text:span text:style-name="T1">Ayant été répondu cependant le Iésous leur dit· Vous êtes égarés ne sachants pas les écritures ni cependant la puissance du Dieu·</text:span> <text:span text:style-name="T2">30</text:span> <text:span text:style-name="T1">Car en la résurrection ni ils marient ni ils sont donnés en mariage, mais ils sont comme messagers en le ciel.</text:span> <text:span text:style-name="T2">31</text:span> <text:span text:style-name="T1">Autour cependant de la résurrection des morts non vous lûtes cela vous ayant été dit sous du Dieu disant·</text:span> <text:span text:style-name="T2">32</text:span> <text:span text:style-name="T1">Moi je suis le Dieu de Abraam et le Dieu de Isaak et le Dieu de Iakob ? Non il est le Dieu des morts mais des vivants.</text:span> <text:span text:style-name="T2">33</text:span> <text:span text:style-name="T1">Et ayants écoutés les foules étaient choquées sur son enseignement.</text:span> <text:span text:style-name="T2">34</text:span> <text:span text:style-name="T1">Les cependant Pharisiens ayants écoutés en ce qu'il musela les Sadducéens furent menés ensemble sur le même,</text:span> <text:span text:style-name="T2">35</text:span> <text:span text:style-name="T1">et demanda dessus un hors d'eux légiste le tentant·</text:span> <text:span text:style-name="T2">36</text:span> <text:span text:style-name="T1">Enseignant, quel commandement grand en la loi ?</text:span> <text:span text:style-name="T2">37</text:span> <text:span text:style-name="T1">Celui-ci cependant lui déclarait· Tu aimeras Maître ton Dieu en tout entier ton coeur et en toute entière ton âme et en toute entière ta capacité d’intelligence·</text:span> <text:span text:style-name="T2">38</text:span> <text:span text:style-name="T1">Ceci est le grand et premier commandement.</text:span> <text:span text:style-name="T2">39</text:span> <text:span text:style-name="T1">Deuxième cependant semblable à lui· Tu aimeras ton prochain comme toi-même.</text:span> <text:span text:style-name="T2">40</text:span> <text:span text:style-name="T1">En ceux-ci aux deux commandements tout entière la loi est suspendue et les prophètes.</text:span> <text:span text:style-name="T2">41</text:span> <text:span text:style-name="T1">Étants menés ensemble cependant des Pharisiens il demanda sur eux le Iésous</text:span> <text:span text:style-name="T2">42</text:span> <text:span text:style-name="T1">disant· Quel il vous estime autour du Christ ? De qui il est fils ? Ils lui disent· Du Dauid.</text:span> <text:span text:style-name="T2">43</text:span> <text:span text:style-name="T1">Il leur dit· Comment donc Dauid en souffle l'appelle Maître disant·</text:span> <text:span text:style-name="T2">44</text:span> <text:span text:style-name="T1">Il dit Maître à mon Maître· Sois assis hors de mes droites, jusqu'à le cas échéant que je pose tes ennemis en dessous vers le bas de tes pieds ?</text:span> <text:span text:style-name="T2">45</text:span> <text:span text:style-name="T1">Si donc Dauid l'appelle Maître, comment il est son fils ?</text:span> <text:span text:style-name="T2">46</text:span> <text:span text:style-name="T1">Et aucun pouvait lui être répondu discours pas cependant osa un quelconque depuis cette journée-là demander sur lui non plus.</text:span> </text:p>
      <text:p text:style-name="P4">MATTHIEU  23</text:p>
      <text:p text:style-name="Text_20_body"><text:span text:style-name="T2">1</text:span> <text:span text:style-name="T1">Alors le Iésous bavarda aux foules et à ses disciples</text:span> <text:span text:style-name="T2">2</text:span> <text:span text:style-name="T1">disant· Sur le siège de Môusês assirent les scribes et les Pharisiens.</text:span> <text:span text:style-name="T2">3</text:span> <text:span text:style-name="T1">Tous donc combien grands si le cas échéant qu'ils vous disent faites et gardez, selon cependant leurs actions ne faites pas· Car ils disent et non ils font.</text:span> <text:span text:style-name="T2">4</text:span> <text:span text:style-name="T1">Ils lient cependant charges lourdes et difficiles à porter et imposent sur les épaules des êtres humains, eux cependant à leur doigt non veulent les bouger.</text:span> <text:span text:style-name="T2">5</text:span> <text:span text:style-name="T1">Tous cependant leurs actions ils font vers cela d'être contemplé aux êtres humains· Car ils élargissent leurs phylactères et agrandissent les franges,</text:span> <text:span text:style-name="T2">6</text:span> <text:span text:style-name="T1">ils affectionnent cependant la première place à table dans les dîners et les premiers sièges dans les synagogues</text:span> <text:span text:style-name="T2">7</text:span> <text:span text:style-name="T1">et les salutations dans les agoras et être appelé sous des êtres humains rabbi.</text:span> <text:span text:style-name="T2">8</text:span> <text:span text:style-name="T1">Vous cependant ne pas que vous soyez appelés rabbi· Car un est votre enseignant, tous cependant vous frères vous êtes.</text:span> <text:span text:style-name="T2">9</text:span> <text:span text:style-name="T1">Et votre père ne pas que vous appeliez sur la terre, car un est votre père le céleste.</text:span> <text:span text:style-name="T2">10</text:span> <text:span text:style-name="T1">Ni cependant que vous soyez appelés pasteurs, en ce que votre pasteur est un le Christ.</text:span> <text:span text:style-name="T2">11</text:span> <text:span text:style-name="T1">Le cependant plus grand de vous sera votre serviteur.</text:span> <text:span text:style-name="T2">12</text:span> <text:span text:style-name="T1">Lequel un quelconque cependant se haussera lui-même sera baissé et lequel un quelconque se baissera lui-même sera haussé.</text:span> <text:span text:style-name="T2">13</text:span> <text:span text:style-name="T1">Ouai cependant à vous, scribes et Pharisiens hypocrites, en ce que vous fermez à clé la royauté des cieux en devers des êtres humains· Car vous non vous venez à l'intérieur ni cependant ceux venants à l'intérieur vous abandonnez de venir à l'intérieur.</text:span> <text:span text:style-name="T2">15</text:span> <text:span text:style-name="T1">Ouai à vous, scribes et Pharisiens hypocrites, en ce que vous menez autour la mer et la sèche pour faire un prosélyte, et lorsque le cas échéant qu'il devienne vous le faites fils de géhenne doublement plus que vous.</text:span> <text:span text:style-name="T2">16</text:span> <text:span text:style-name="T1">Ouai à vous, conducteurs aveugles ceux disants· Lequel le cas échéant qu'il jure en le temple, aucun il est· Lequel cependant le cas échéant qu'il jure en l'or du temple, il doit.</text:span> <text:span text:style-name="T2">17</text:span> <text:span text:style-name="T1">Fous et aveugles, car quel est plus grand, l'or ou le temple celui ayant sanctifié l'or ?</text:span> <text:span text:style-name="T2">18</text:span> <text:span text:style-name="T1">Et· Lequel le cas échéant qu'il jure en l'autel des sacrifices, aucun il est· Lequel cependant le cas échéant qu'il jure en le don à celui sur le haut de lui, il doit.</text:span> <text:span text:style-name="T2">19</text:span> <text:span text:style-name="T1">Fous et aveugles, car quoi de plus grand, le don ou l'autel des sacrifices celui sanctifiant le don ?</text:span> <text:span text:style-name="T2">20</text:span> <text:span text:style-name="T1">Celui donc ayant juré en l'autel des sacrifices jure en lui et en tous ceux sur son haut·</text:span> <text:span text:style-name="T2">21</text:span> <text:span text:style-name="T1">Et celui ayant juré en le temple jure en lui et en celui le colonisant,</text:span> <text:span text:style-name="T2">22</text:span> <text:span text:style-name="T1">et celui ayant juré en le ciel jure en le trône du Dieu et en celui étant assis sur son haut.</text:span> <text:span text:style-name="T2">23</text:span> <text:span text:style-name="T1">Ouai à vous, scribes et Pharisiens hypocrites, en ce que vous dîmez loin la menthe et l'aneth et le cumin et vous abandonnâtes les plus lourdes de la loi, le jugement et la compassion et la croyance· Ceux-ci cependant il fallait faire et ceux-là ne pas abandonner.</text:span> <text:span text:style-name="T2">24</text:span> <text:span text:style-name="T1">Conducteurs aveugles, ceux filtrants le moustique, la cependant chamelle avalants.</text:span> <text:span text:style-name="T2">25</text:span> <text:span text:style-name="T1">Ouai à vous, scribes et Pharisiens hypocrites, en ce que vous purifiez cela au dehors de la coupe et du plat, au dedans cependant ils sont pleins hors de rapine et d'intempérance.</text:span> <text:span text:style-name="T2">26</text:span> <text:span text:style-name="T1">Pharisien aveugle, purifie premièrement l'intérieur de la coupe et du plat, afin que devienne et leur extérieur pur.</text:span> <text:span text:style-name="T2">27</text:span> <text:span text:style-name="T1">Ouai à vous, scribes et Pharisiens hypocrites, en ce que vous ressemblez à côté aux tombeaux étants chaulés, lesquels des quelconques au dehors certes apparaissent en lumière beaux, au dedans cependant sont pleins d'os de morts et de toute impureté.</text:span> <text:span text:style-name="T2">28</text:span> <text:span text:style-name="T1">Ainsi et vous au dehors certes vous êtes apparus en lumière aux êtres humains justes, au dedans cependant vous êtes pleins d'hypocrisie et d'illégalité.</text:span> <text:span text:style-name="T2">29</text:span> <text:span text:style-name="T1">Ouai à vous, scribes et Pharisiens hypocrites, en ce que vous édifiez en maison les tombeaux des prophètes et vous arrangez les mémoriaux des justes,</text:span> <text:span text:style-name="T2">30</text:span> <text:span text:style-name="T1">et vous dites· Si nous étions en les journées de nos pères, non le cas échéant nous étions leurs communiants en le sang des prophètes.</text:span> <text:span text:style-name="T2">31</text:span> <text:span text:style-name="T1">De sorte que vous témoignez à vous-mêmes en ce que fils vous êtes de ceux ayants meurtris les prophètes.</text:span> <text:span text:style-name="T2">32</text:span> <text:span text:style-name="T1">Et vous faites plénitude la mesure de vos pères.</text:span> <text:span text:style-name="T2">33</text:span> <text:span text:style-name="T1">Serpents, progénitures de vipères, comment que vous fuyiez au loin du jugement de la géhenne ?</text:span> <text:span text:style-name="T2">34</text:span> <text:span text:style-name="T1">Par ceci voici moi j'envoie vers vous prophètes et sages et scribes· Hors d'eux vous tuerez catégoriquement et vous crucifierez et hors d'eux vous fouetterez en vos synagogues et vous poursuivrez au loin de ville envers ville·</text:span> <text:span text:style-name="T2">35</text:span> <text:span text:style-name="T1">De telle manière que vienne sur vous tout sang juste étant déversé sur la terre au loin du sang de Abel le juste jusqu'à le sang de Zacharia fils de Bar-Achia, lequel vous meurtrîtes entre le temple et l'autel des sacrifices.</text:span> <text:span text:style-name="T2">36</text:span> <text:span text:style-name="T1">Amen je vous dis, il surgira tous ceux-ci sur cette génération-ci.</text:span> <text:span text:style-name="T2">37</text:span> <text:span text:style-name="T1">Ierousalem Ierousalem, celle tuante catégoriquement les prophètes et lapidante ceux étants envoyés vers elle, combien de fois je voulus rassembler tes enfants, laquelle manière une poule rassemble ses poussins sous les ailes, et non vous voulûtes.</text:span> <text:span text:style-name="T2">38</text:span> <text:span text:style-name="T1">Voici est abandonnée à vous votre maison déserte.</text:span> <text:span text:style-name="T2">39</text:span> <text:span text:style-name="T1">Car je vous dis, non que vous ne me voyiez pas au loin maintenant jusqu'à le cas échéant que vous disiez· Étant élogié celui venant en à nom de Maître.</text:span> </text:p>
      <text:p text:style-name="P4">MATTHIEU  24</text:p>
      <text:p text:style-name="Text_20_body"><text:span text:style-name="T2">1</text:span> <text:span text:style-name="T1">Et ayant sorti le Iésous au loin du sanctuaire il allait, et approchèrent ses disciples pour lui montrer sûrement les édifications en maisons du sanctuaire.</text:span> <text:span text:style-name="T2">2</text:span> <text:span text:style-name="T1">Celui-ci cependant ayant été répondu leur dit· Non vous regardez tous ceux-ci ? Amen je vous dis, non que ne soit pas abandonné ici pierre sur pierre laquelle non sera délié de haut en bas.</text:span> <text:span text:style-name="T2">3</text:span> <text:span text:style-name="T1">Étant assis cependant lui sur la montagne des oliviers approchèrent vers lui les disciples de haut en bas en propre disants· Dis nous, quand ceux-ci sera et quel le signe de la tienne présence et d'achèvement commun de l'ère ?</text:span> <text:span text:style-name="T2">4</text:span> <text:span text:style-name="T1">Et ayant été répondu le Iésous leur dit· Regardez que ne pas un quelconque vous égare·</text:span> <text:span text:style-name="T2">5</text:span> <text:span text:style-name="T1">Car nombreux viendront sur mon nom disants· Moi je suis le Christ, et nombreux ils égareront.</text:span> <text:span text:style-name="T2">6</text:span> <text:span text:style-name="T1">Vous imminerez cependant écouter guerres et ouïes de guerres· Voyez, ne soyez pas hurlés· Car il faut devenir, mais pas encore est la fin.</text:span> <text:span text:style-name="T2">7</text:span> <text:span text:style-name="T1">Car sera éveillé ethnie sur ethnie et royauté sur royauté et seront famines et séismes de haut en bas des lieux·</text:span> <text:span text:style-name="T2">8</text:span> <text:span text:style-name="T1">Tous ceux-ci cependant origine de douleurs d'accouchements.</text:span> <text:span text:style-name="T2">9</text:span> <text:span text:style-name="T1">Alors ils vous livreront envers tribulation et ils vous tueront catégoriquement, et vous serez étants haïs sous toutes les ethnies par le fait de mon nom.</text:span> <text:span text:style-name="T2">10</text:span> <text:span text:style-name="T1">Et alors nombreux seront scandalisés et les uns les autres se livreront et se haïront les uns les autres·</text:span> <text:span text:style-name="T2">11</text:span> <text:span text:style-name="T1">Et nombreux faux prophètes seront éveillés et ils égareront nombreux·</text:span> <text:span text:style-name="T2">12</text:span> <text:span text:style-name="T1">Et par cela d'être multiplié l'illégalité sera refroidi l'amour des nombreux.</text:span> <text:span text:style-name="T2">13</text:span> <text:span text:style-name="T1">Celui cependant ayant résisté en restant sous envers fin celui-ci sera sauvé.</text:span> <text:span text:style-name="T2">14</text:span> <text:span text:style-name="T1">Et sera proclamé cette évangile-ci de la royauté en l'écoumène toute entière envers témoignage à toutes les ethnies, et alors surgira la fin.</text:span> <text:span text:style-name="T2">15</text:span> <text:span text:style-name="T1">Lorsque le cas échéant donc que vous voyiez l'abomination de la désertification cela ayant été dit par Daniel le prophète plaçant debout en à lieu saint, celui lisant intellige,</text:span> <text:span text:style-name="T2">16</text:span> <text:span text:style-name="T1">alors ceux en la Ioudaia fuient envers les montagnes,</text:span> <text:span text:style-name="T2">17</text:span> <text:span text:style-name="T1">celui sur le dôme ne descende pas lever ces quelconques hors de sa maison,</text:span> <text:span text:style-name="T2">18</text:span> <text:span text:style-name="T1">et celui en à le champ ne retourne pas au-dessus derrière lever son himation.</text:span> <text:span text:style-name="T2">19</text:span> <text:span text:style-name="T1">Ouai cependant à celles ayantes en ventre et à celles allaitantes en ces journées-là.</text:span> <text:span text:style-name="T2">20</text:span> <text:span text:style-name="T1">Priez cependant afin que ne devienne pas votre fugue de tempête hivernale ni cependant à sabbat.</text:span> <text:span text:style-name="T2">21</text:span> <text:span text:style-name="T1">Car sera alors tribulation grande telle que non devient depuis d'origine de monde jusqu'à de celui maintenant ni cependant non ne pas qu'il devienne.</text:span> <text:span text:style-name="T2">22</text:span> <text:span text:style-name="T1">Et si ne furent pas abrégés ces journées-là, non le cas échéant fut sauvé toute chair· Par cependant les élus seront abrégés ces journées-là.</text:span> <text:span text:style-name="T2">23</text:span> <text:span text:style-name="T1">Alors si le cas échéant un quelconque à vous que dise· Voici ici le Christ, ou· Ici, que vous ne croyiez pas·</text:span> <text:span text:style-name="T2">24</text:span> <text:span text:style-name="T1">Car seront éveillés faux Christs et faux prophètes et donneront grands signes et prodiges de sorte d'égarer, si puissant, et les élus.</text:span> <text:span text:style-name="T2">25</text:span> <text:span text:style-name="T1">Voici je vous prédis.</text:span> <text:span text:style-name="T2">26</text:span> <text:span text:style-name="T1">Si le cas échéant donc qu'ils vous disent· Voici il est en le désert, que vous ne sortiez pas· Voici en les chambres intimes, que vous ne croyiez pas·</text:span> <text:span text:style-name="T2">27</text:span> <text:span text:style-name="T1">Car comme certes l'éclair sort au loin de levants et apparaît en lumière jusqu'à de couchants, ainsi sera la présence du fils de l'être humain·</text:span> <text:span text:style-name="T2">28</text:span> <text:span text:style-name="T1">Où si le cas échéant que soit le corps tombé, là seront menés ensemble les aigles.</text:span> <text:span text:style-name="T2">29</text:span> <text:span text:style-name="T1">Directement cependant au-delà de la tribulation de ces journées-là le soleil sera ténébré, et la lune non donnera sa lumière, et les astres tomberont au loin du ciel, et les puissances des cieux seront ébranlées.</text:span> <text:span text:style-name="T2">30</text:span> <text:span text:style-name="T1">Et alors sera apparu en lumière le signe du fils de l'être humain en à ciel, et alors se frapperont toutes les tribus de la terre et verront le fils de l'être humain venant sur des nuées du ciel avec au-delà de puissance et de nombreuse gloire·</text:span> <text:span text:style-name="T2">31</text:span> <text:span text:style-name="T1">Et il enverra ses messagers avec grande trompette salpinx, et ils rassembleront ses élus hors des quatre vents au loin des extrémités des cieux jusqu'à leurs extrémités.</text:span> <text:span text:style-name="T2">32</text:span> <text:span text:style-name="T1">Depuis cependant du figuier apprenez la parabole· Lorsque le cas échéant déjà sa branche que devienne tendre et les feuilles que produise dehors, vous connaissez en ce que proche l'été·</text:span> <text:span text:style-name="T2">33</text:span> <text:span text:style-name="T1">Ainsi et vous, lorsque le cas échéant que vous voyiez tous ceux-ci, vous connaissez en ce qu'il est proche sur les portes.</text:span> <text:span text:style-name="T2">34</text:span> <text:span text:style-name="T1">Amen je vous dis en ce que non que ne passe pas à côté cette génération-ci jusqu'à le cas échéant que tous ceux-ci devienne.</text:span> <text:span text:style-name="T2">35</text:span> <text:span text:style-name="T1">Le ciel et la terre passeront à côté, mes cependant discours non qu'ils ne passent pas à côté.</text:span> <text:span text:style-name="T2">36</text:span> <text:span text:style-name="T1">Autour cependant de cette journée-là et de heure aucun sait, ni cependant les messagers des cieux ni cependant le fils, sinon le père seul.</text:span> <text:span text:style-name="T2">37</text:span> <text:span text:style-name="T1">Car comme certes les journées du Noé, ainsi sera la présence du fils de l'être humain.</text:span> <text:span text:style-name="T2">38</text:span> <text:span text:style-name="T1">Car comme étaient en ces journées avant du cataclysme mâchants et buvants, mariants et donnants en mariage, jusqu'à l'extrémité de laquelle journée vint à l'intérieur Noé envers l'arche,</text:span> <text:span text:style-name="T2">39</text:span> <text:span text:style-name="T1">et non ils connurent jusqu'à vint le cataclysme et il leva en totalités, ainsi sera et la présence du fils de l'être humain.</text:span> <text:span text:style-name="T2">40</text:span> <text:span text:style-name="T1">Alors deux seront en le champ, un est pris à côté et un est abandonné·</text:span> <text:span text:style-name="T2">41</text:span> <text:span text:style-name="T1">Deux faisantes farines en la meule, une est prise à côté et une est abandonnée.</text:span> <text:span text:style-name="T2">42</text:span> <text:span text:style-name="T1">Vigilez donc, en ce que non vous savez à quelle journée votre Maître vient.</text:span> <text:span text:style-name="T2">43</text:span> <text:span text:style-name="T1">Celui-là cependant connaissez en ce que si avait su le despote de maison à quelle garde le voleur vient, vigila le cas échéant et non le cas échéant laissa être creusé au travers sa maison.</text:span> <text:span text:style-name="T2">44</text:span> <text:span text:style-name="T1">Par celui-ci et vous devenez prêts, en ce que à laquelle heure non vous estimez le fils de l'être humain vient.</text:span> <text:span text:style-name="T2">45</text:span> <text:span text:style-name="T1">Quel alors est le croyant esclave et pensif lequel plaça debout de haut en bas le Maître sur sa domesticité pour leur donner la nourriture en à moment ?</text:span> <text:span text:style-name="T2">46</text:span> <text:span text:style-name="T1">Bienheureux ce esclave-là lequel ayant venu son Maître trouvera ainsi faisant·</text:span> <text:span text:style-name="T2">47</text:span> <text:span text:style-name="T1">Amen je vous dis en ce que sur tous ses subsistants il le placera debout de haut en bas.</text:span> <text:span text:style-name="T2">48</text:span> <text:span text:style-name="T1">Si le cas échéant cependant que dise ce mauvais esclave-là en son coeur· Il temporise mon Maître,</text:span> <text:span text:style-name="T2">49</text:span> <text:span text:style-name="T1">et que commence percuter ses co-esclaves, que mange cependant et que boive avec ceux délirants en ivresse,</text:span> <text:span text:style-name="T2">50</text:span> <text:span text:style-name="T1">surgira le Maître de cet esclave-là en à journée laquelle non il attend et en à heure laquelle non il connaît,</text:span> <text:span text:style-name="T2">51</text:span> <text:span text:style-name="T1">et il le dichotomisera et il posera sa part avec des hypocrites· Là sera le pleur et le grincement des dents.</text:span> </text:p>
      <text:p text:style-name="P4">MATTHIEU  25</text:p>
      <text:p text:style-name="Text_20_body"><text:span text:style-name="T2">1</text:span> <text:span text:style-name="T1">Alors sera rendu semblable la royauté des cieux à dix vierges, lesquelles des quelconques ayantes prises leurs lampes sortirent envers rencontre de l'époux.</text:span> <text:span text:style-name="T2">2</text:span> <text:span text:style-name="T1">Cinq cependant hors d'elles étaient folles et cinq pensives.</text:span> <text:span text:style-name="T2">3</text:span> <text:span text:style-name="T1">Car les folles ayantes prises leurs lampes non prirent avec elles-mêmes huile d'olive.</text:span> <text:span text:style-name="T2">4</text:span> <text:span text:style-name="T1">Les cependant pensives prirent huile d'olive en les récipients avec leurs lampes.</text:span> <text:span text:style-name="T2">5</text:span> <text:span text:style-name="T1">Temporisant cependant l'époux assoupirent toutes et dormaient de haut en bas.</text:span> <text:span text:style-name="T2">6</text:span> <text:span text:style-name="T1">Au milieu cependant de nuit cri devient· Voici l'époux, sortez envers rencontre.</text:span> <text:span text:style-name="T2">7</text:span> <text:span text:style-name="T1">Alors furent éveillées toutes ces vierges-là et arrangèrent leurs lampes.</text:span> <text:span text:style-name="T2">8</text:span> <text:span text:style-name="T1">Les cependant folles aux pensives dirent· Donnez nous hors de votre huile d'olive, en ce que nos lampes sont éteintes.</text:span> <text:span text:style-name="T2">9</text:span> <text:span text:style-name="T1">Furent répondu cependant les pensives disantes· De peur que non que ne suffise pas à nous et à vous· Allez davantage vers ceux vendants et achetez à l'agora à vous-mêmes.</text:span> <text:span text:style-name="T2">10</text:span> <text:span text:style-name="T1">Éloignantes cependant d'elles acheter à l'agora vint l'époux, et les prêtes vinrent à l'intérieur avec lui envers les mariages et fut fermé à clé la porte.</text:span> <text:span text:style-name="T2">11</text:span> <text:span text:style-name="T1">Postérieurement cependant viennent et les restantes vierges disantes· Maître Maître, ouvre à nous.</text:span> <text:span text:style-name="T2">12</text:span> <text:span text:style-name="T1">Celui-ci cependant ayant été répondu dit· Amen je vous dis, non je vous sais.</text:span> <text:span text:style-name="T2">13</text:span> <text:span text:style-name="T1">Vigilez donc, en ce que non vous savez la journée ni cependant l'heure.</text:span> <text:span text:style-name="T2">14</text:span> <text:span text:style-name="T1">Car comme certes un être humain déménageant loin appela ses propres esclaves et leur livra ses subsistants,</text:span> <text:span text:style-name="T2">15</text:span> <text:span text:style-name="T1">et à lequel certes donna cinq talents, à lequel cependant deux, à lequel cependant un, à chacun selon sa propre puissance, et déménagea loin. Directement</text:span> <text:span text:style-name="T2">16</text:span> <text:span text:style-name="T1">ayant été allé celui les cinq talents ayant pris travailla en à eux et gagna autres cinq talents.</text:span> <text:span text:style-name="T2">17</text:span> <text:span text:style-name="T1">De même et celui les deux gagna autres deux.</text:span> <text:span text:style-name="T2">18</text:span> <text:span text:style-name="T1">Celui cependant le un ayant pris ayant éloigné creusa terre et cacha l'objet d'argent de son Maître.</text:span> <text:span text:style-name="T2">19</text:span> <text:span text:style-name="T1">Au-delà cependant d'un nombreux temps vient le Maître de ces esclaves-là et lève ensemble discours avec eux.</text:span> <text:span text:style-name="T2">20</text:span> <text:span text:style-name="T1">Et ayant approché celui les cinq talents ayant pris apporta autres cinq talents disant· Maître, cinq talents à moi tu livras· Voici autres cinq talents je gagnai.</text:span> <text:span text:style-name="T2">21</text:span> <text:span text:style-name="T1">Il lui déclarait son Maître· Bien, esclave bon et croyant, sur peu tu étais croyant, sur de nombreux toi je placerai debout de haut en bas· Viens à l'intérieur envers la joie de ton Maître.</text:span> <text:span text:style-name="T2">22</text:span> <text:span text:style-name="T1">Ayant approché et celui les deux talents dit· Maître, deux talents à moi tu livras· Voici autres deux talents je gagnai.</text:span> <text:span text:style-name="T2">23</text:span> <text:span text:style-name="T1">Il lui déclarait son Maître· Bien, esclave bon et croyant, sur peu tu étais croyant, sur de nombreux toi je placerai debout de haut en bas· Viens à l'intérieur envers la joie de ton Maître.</text:span> <text:span text:style-name="T2">24</text:span> <text:span text:style-name="T1">Ayant approché cependant et celui le un talent prenant dit· Maître, je te connus en ce que tu es un être humain dur, moissonnant où non tu semas et menant ensemble d'où non tu dispersas au travers,</text:span> <text:span text:style-name="T2">25</text:span> <text:span text:style-name="T1">et ayant été effrayé ayant éloigné je cachai ton talent en la terre· Voici tu as le tien.</text:span> <text:span text:style-name="T2">26</text:span> <text:span text:style-name="T1">Ayant été répondu cependant son Maître lui dit· Mauvais esclave et paresseux, tu avais su en ce que je moissonne où non je semai et je mène ensemble d'où non je dispersai au travers ?</text:span> <text:span text:style-name="T2">27</text:span> <text:span text:style-name="T1">Il te fallait donc jeter mes objets d'argents aux changeurs d'argents, et ayant venu moi je pris soigneusement le cas échéant le mien avec production.</text:span> <text:span text:style-name="T2">28</text:span> <text:span text:style-name="T1">Levez donc au loin de lui le talent et donnez à celui à ayant les dix talents·</text:span> <text:span text:style-name="T2">29</text:span> <text:span text:style-name="T1">Car à tout à celui ayant sera donné et sera surabondé, de celui cependant n'ayant pas et lequel il a sera levé au loin de lui.</text:span> <text:span text:style-name="T2">30</text:span> <text:span text:style-name="T1">Et l'esclave sans nécessité éjectez envers la ténèbre la plus au dehors· Là sera le pleur et le grincement des dents.</text:span> <text:span text:style-name="T2">31</text:span> <text:span text:style-name="T1">Lorsque le cas échéant cependant que vienne le fils de l'être humain en sa gloire et tous les messagers avec lui, alors il s'assiéra sur son trône de gloire·</text:span> <text:span text:style-name="T2">32</text:span> <text:span text:style-name="T1">Et seront menées ensemble en devers lui toutes les ethnies, et il les délimitera loin au loin des uns des autres, comme certes le berger délimite au loin les brebis au loin des chevreaux,</text:span> <text:span text:style-name="T2">33</text:span> <text:span text:style-name="T1">et il placera debout les certes brebis hors de ses droites, les cependant chevreaux hors de gauches.</text:span> <text:span text:style-name="T2">34</text:span> <text:span text:style-name="T1">Alors dira le roi à ceux hors de ses droites· Venez ici ceux étants élogiés de mon père, héritez la étante préparée à vous royauté depuis de fondation de monde.</text:span> <text:span text:style-name="T2">35</text:span> <text:span text:style-name="T1">Car j'eus faim et vous me donnâtes manger, j'eus soif et vous me donnâtes à boire, étranger j'étais et vous me menâtes ensemble,</text:span> <text:span text:style-name="T2">36</text:span> <text:span text:style-name="T1">nu et vous me jetâtes autour, je fus infirme et vous me visitâtes, en à garde j'étais et vous vîntes vers moi.</text:span> <text:span text:style-name="T2">37</text:span> <text:span text:style-name="T1">Alors seront répondu à lui les justes disants· Maître, quand toi nous vîmes ayant faim et nous nourrîmes, ou ayant soif et nous donnâmes à boire ?</text:span> <text:span text:style-name="T2">38</text:span> <text:span text:style-name="T1">Quand cependant toi nous vîmes étranger et nous menâmes ensemble, ou nu et nous jetâmes autour ?</text:span> <text:span text:style-name="T2">39</text:span> <text:span text:style-name="T1">Quand cependant toi nous vîmes infirme ou en à garde et nous vînmes vers toi ?</text:span> <text:span text:style-name="T2">40</text:span> <text:span text:style-name="T1">Et ayant été répondu le roi leur dira· Amen je vous dis, sur combien grand vous fîtes à un de ceux-ci de mes frères des plus petits, à moi vous fîtes.</text:span> <text:span text:style-name="T2">41</text:span> <text:span text:style-name="T1">Alors dira et à ceux hors de gauches· Allez au loin de moi étants faits imprécation de haut en bas envers le feu le éternel celui étant préparé à le diable et à ses messagers.</text:span> <text:span text:style-name="T2">42</text:span> <text:span text:style-name="T1">Car j'eus faim et non vous me donnâtes manger, j'eus soif et non vous me donnâtes à boire,</text:span> <text:span text:style-name="T2">43</text:span> <text:span text:style-name="T1">étranger j'étais et non vous me menâtes ensemble, nu et non vous me jetâtes autour, infirme et en à garde et non vous me visitâtes.</text:span> <text:span text:style-name="T2">44</text:span> <text:span text:style-name="T1">Alors seront répondus et eux disants· Maître, quand toi nous vîmes ayant faim ou ayant soif ou étranger ou nu ou infirme ou en à garde et non nous te servîmes ?</text:span> <text:span text:style-name="T2">45</text:span> <text:span text:style-name="T1">Alors il leur sera répondu disant· Amen je vous dis, sur combien grand non vous fîtes à un de ces plus petits-ci, pas cependant à moi vous fîtes.</text:span> <text:span text:style-name="T2">46</text:span> <text:span text:style-name="T1">Et éloigneront ceux-ci envers punition éternelle, les cependant justes envers vie éternelle.</text:span> </text:p>
      <text:p text:style-name="P4">MATTHIEU  26</text:p>
      <text:p text:style-name="Text_20_body"><text:span text:style-name="T2">1</text:span> <text:span text:style-name="T1">Et devint lorsque finit le Iésous tous ces discours-ci, il dit à ses disciples·</text:span> <text:span text:style-name="T2">2</text:span> <text:span text:style-name="T1">Vous savez en ce que au-delà de deux journées la pâque devient, et le fils de l'être humain est livré envers cela d'être crucifié.</text:span> <text:span text:style-name="T2">3</text:span> <text:span text:style-name="T1">Alors furent menés ensemble les chefs sacrificateurs et les anciens du peuple envers la cour du chef sacrificateur de celui étant dit Kaiapha</text:span> <text:span text:style-name="T2">4</text:span> <text:span text:style-name="T1">et délibérèrent ensemble afin que le Iésous à tromperie qu'ils saisissent avec force et qu'ils tuent catégoriquement·</text:span> <text:span text:style-name="T2">5</text:span> <text:span text:style-name="T1">Ils disaient cependant· Non pas en à la fête, afin que non pas tumulte que devienne en à le peuple.</text:span> <text:span text:style-name="T2">6</text:span> <text:span text:style-name="T1">Le cependant Iésous de ayant devenu en à Béthanie en à maison de Simon du lépreux,</text:span> <text:span text:style-name="T2">7</text:span> <text:span text:style-name="T1">approcha à lui femme ayante alabastre d'onguent lourd de valeur et versa de haut en bas sur sa tête de couchant de bas en haut.</text:span> <text:span text:style-name="T2">8</text:span> <text:span text:style-name="T1">Ayants vus cependant les disciples irritèrent beaucoup disants· Envers quoi cette perte complète-ci ?</text:span> <text:span text:style-name="T2">9</text:span> <text:span text:style-name="T1">Car celui-ci pouvait être vendu de nombreux et être donné aux pauvres.</text:span> <text:span text:style-name="T2">10</text:span> <text:span text:style-name="T1">Ayant connu cependant le Iésous leur dit· Quel frappements vous fournissez à la femme ? Car belle action elle travailla envers moi·</text:span> <text:span text:style-name="T2">11</text:span> <text:span text:style-name="T1">Car toujours les pauvres vous avez avec vous-mêmes, moi cependant non toujours vous avez·</text:span> <text:span text:style-name="T2">12</text:span> <text:span text:style-name="T1">Car ayante jetée celle-ci cet onguent-ci sur mon corps vers cela de m'enterrer elle fit.</text:span> <text:span text:style-name="T2">13</text:span> <text:span text:style-name="T1">Amen je vous dis, où si le cas échéant que soit proclamé cet évangile-ci en le monde tout entier, sera bavardé et lequel fit celle-ci envers sa souvenance.</text:span> <text:span text:style-name="T2">14</text:span> <text:span text:style-name="T1">Alors ayant été allé un des douze, celui étant dit Iouda Iskariote, vers les chefs sacrificateurs</text:span> <text:span text:style-name="T2">15</text:span> <text:span text:style-name="T1">dit· Quel vous voulez me donner, et moi je vous le livrerai ? Ceux-ci cependant lui placèrent debout trente objets d'argents.</text:span> <text:span text:style-name="T2">16</text:span> <text:span text:style-name="T1">Et depuis alors il cherchait un moment de bien afin qu'il le livre.</text:span> <text:span text:style-name="T2">17</text:span> <text:span text:style-name="T1">La cependant première des sans levains les disciples approchèrent vers le Iésous disants· Où tu veux que nous te préparions pour manger la pâque ?</text:span> <text:span text:style-name="T2">18</text:span> <text:span text:style-name="T1">Celui-ci cependant dit· Dirigez en arrière envers la ville vers le un tel et dites-lui· L'enseignant dit· Mon moment proche il est, vers toi je fais la pâque avec mes disciples.</text:span> <text:span text:style-name="T2">19</text:span> <text:span text:style-name="T1">Et firent les disciples comme ordonnança avec eux le Iésous et préparèrent la pâque.</text:span> <text:span text:style-name="T2">20</text:span> <text:span text:style-name="T1">Tardive cependant ayante devenue il couchait de bas en haut avec les douze.</text:span> <text:span text:style-name="T2">21</text:span> <text:span text:style-name="T1">Et eux mangeants il dit· Amen je vous dis en ce que un hors de vous me livrera.</text:span> <text:span text:style-name="T2">22</text:span> <text:span text:style-name="T1">Et étants attristés excessivement ils commencèrent à lui dire un chacun· Ne serait-ce que moi je suis, Maître ?</text:span> <text:span text:style-name="T2">23</text:span> <text:span text:style-name="T1">Celui-ci cependant ayant été répondu dit· Celui ayant trempé dedans avec moi la main en le bol celui-là me livrera.</text:span> <text:span text:style-name="T2">24</text:span> <text:span text:style-name="T1">Le certes fils de l'être humain dirige en arrière selon comme il est écrit autour de lui, Ouai cependant à cet être humain-là par lequel le fils de l'être humain est livré· Beau était à lui si ne fut engendré cet être humain-là.</text:span> <text:span text:style-name="T2">25</text:span> <text:span text:style-name="T1">Ayant été répondu cependant Iouda celui le livrant dit· Ne serait-ce que moi je suis, rabbi ? Il lui dit· Toi tu dis.</text:span> <text:span text:style-name="T2">26</text:span> <text:span text:style-name="T1">Eux mangeants cependant ayant pris le Iésous pain et ayant élogié cassa et ayant donné aux disciples dit· Prenez mangez, ceci est mon corps.</text:span> <text:span text:style-name="T2">27</text:span> <text:span text:style-name="T1">Et ayant pris coupe et ayant rendu grâce il leur donna disant· Buvez hors de lui tous,</text:span> <text:span text:style-name="T2">28</text:span> <text:span text:style-name="T1">car ceci est mon sang du testament, cela autour de nombreux étant déversé envers abandon des péchés.</text:span> <text:span text:style-name="T2">29</text:span> <text:span text:style-name="T1">Je vous dis cependant, non que je ne boive pas depuis maintenant hors de cette progéniture-ci de la vigne jusqu'à cette journée-là lorsque le cas échéant que je la boive avec vous nouvelle en la royauté de mon père.</text:span> <text:span text:style-name="T2">30</text:span> <text:span text:style-name="T1">Et ayants chantés hymne ils sortirent envers la montagne des oliviers.</text:span> <text:span text:style-name="T2">31</text:span> <text:span text:style-name="T1">Alors il leur dit le Iésous· Vous tous vous serez scandalisés en moi en cette nuit-ci, car il est écrit· Je percuterai le berger, et seront dispersés au travers les brebis du troupeau.</text:span> <text:span text:style-name="T2">32</text:span> <text:span text:style-name="T1">Au-delà cependant cela de m'être éveillé je mènerai devant vous envers la Galilée.</text:span> <text:span text:style-name="T2">33</text:span> <text:span text:style-name="T1">Ayant été répondu cependant le Pierre lui dit· Si tous seront scandalisés en toi, moi jamais je serai scandalisé.</text:span> <text:span text:style-name="T2">34</text:span> <text:span text:style-name="T1">Il lui déclarait le Iésous· Amen je te dis en ce que en à cette nuit-ci avant pour un coq de sonner de voix trois fois tu me nieras au loin.</text:span> <text:span text:style-name="T2">35</text:span> <text:span text:style-name="T1">Il lui dit le Pierre· Et si qu'il me faut avec toi mourir loin, non je ne te nierai pas au loin. Et tous les disciples dirent semblablement.</text:span> <text:span text:style-name="T2">36</text:span> <text:span text:style-name="T1">Alors vient avec eux le Iésous envers un emplacement étant dit Gethsémané et dit aux disciples· Asseyez ici-même jusqu'à ce que ayant éloigné là que je prie.</text:span> <text:span text:style-name="T2">37</text:span> <text:span text:style-name="T1">Et ayant pris à côté le Pierre et les deux fils de Zébédaï il commença être attristé et angoisser.</text:span> <text:span text:style-name="T2">38</text:span> <text:span text:style-name="T1">Alors il leur dit· Triste autour est mon âme jusqu'au trépas· Restez ici et vigilez avec moi.</text:span> <text:span text:style-name="T2">39</text:span> <text:span text:style-name="T1">Et ayant venu au devant un peu il tomba sur sa face priant et disant· Mon père, si puissant il est, passe à côté au loin de moi cette coupe-ci· Toutefois non comme moi je veux mais comme toi.</text:span> <text:span text:style-name="T2">40</text:span> <text:span text:style-name="T1">Et il vient vers les disciples et les trouve dormants de haut en bas, et dit à le Pierre· Ainsi non vous eûtes la ténacité une heure vigiler avec moi ?</text:span> <text:span text:style-name="T2">41</text:span> <text:span text:style-name="T1">Vigilez et priez, afin que vous ne veniez pas à l'intérieur envers tentation· Le certes souffle de promptitude fureur la cependant chair infirme.</text:span> <text:span text:style-name="T2">42</text:span> <text:span text:style-name="T1">Encore hors de deuxième ayant éloigné pria disant· Mon père, si non peut ceci passer à côté si le cas échéant que je ne le boive pas, soit devenu ta volonté.</text:span> <text:span text:style-name="T2">43</text:span> <text:span text:style-name="T1">Et ayant venu encore il les trouva dormants de haut en bas, car étaient leurs yeux étants alourdis.</text:span> <text:span text:style-name="T2">44</text:span> <text:span text:style-name="T1">Et les ayant abandonné encore ayant éloigné pria hors de troisième le même discours ayant dit encore.</text:span> <text:span text:style-name="T2">45</text:span> <text:span text:style-name="T1">Alors vient vers les disciples et leur dit· Vous dormez de haut en bas le restant et vous pausez de bas en haut· Voici approche l'heure et le fils de l'être humain est livré envers mains de pécheurs.</text:span> <text:span text:style-name="T2">46</text:span> <text:span text:style-name="T1">Soyez éveillés que nous conduisions· Voici approche celui me livrant.</text:span> <text:span text:style-name="T2">47</text:span> <text:span text:style-name="T1">Et lui encore bavardant voici Iouda un des douze vint et avec lui foule nombreuse avec machettes et bois depuis des chefs sacrificateurs et des anciens du peuple.</text:span> <text:span text:style-name="T2">48</text:span> <text:span text:style-name="T1">Celui cependant le livrant leur donna un signe disant· Lequel le cas échéant que j'affectionne c'est lui, saisissez le avec force.</text:span> <text:span text:style-name="T2">49</text:span> <text:span text:style-name="T1">Et directement ayant approché vers le Iésous il dit· Réjouis, rabbi, et il l'affectionna de haut en bas.</text:span> <text:span text:style-name="T2">50</text:span> <text:span text:style-name="T1">Le cependant Iésous lui dit· Compagnon, sur lequel tu es à côté. Alors ayants approchés jetèrent dessus les mains sur le Iésous et le saisirent.</text:span> <text:span text:style-name="T2">51</text:span> <text:span text:style-name="T1">Et voici un de ceux avec Iésous ayant étendu dehors la main tira loin sa machette et ayant percuté l'esclave du chef sacrificateur saisit au loin son bout d'oreille.</text:span> <text:span text:style-name="T2">52</text:span> <text:span text:style-name="T1">Alors lui dit le Iésous· Détourne au loin ta machette envers son lieu· Car tous ceux ayants pris machette en à machette se perdront complètement.</text:span> <text:span text:style-name="T2">53</text:span> <text:span text:style-name="T1">Ou tu estimes en ce que non je puis appeler à côté mon père, et il placera debout à côté de moi maintenant plus nombreux de douze légions de messagers ?</text:span> <text:span text:style-name="T2">54</text:span> <text:span text:style-name="T1">Comment donc que soient faites plénitude les écritures en ce que ainsi il faut devenir ?</text:span> <text:span text:style-name="T2">55</text:span> <text:span text:style-name="T1">En à cette heure-là dit le Iésous aux foules· Comme sur pilleur vous sortîtes avec des machettes et des bois pour me prendre ensemble ? Chaque journée en le sanctuaire je siégeais enseignant et non vous me saisîtes avec force.</text:span> <text:span text:style-name="T2">56</text:span> <text:span text:style-name="T1">Ceci cependant tout entier devient afin que soient faites plénitude les écritures des prophètes. Alors les disciples tous l'ayants abandonnés fuirent.</text:span> <text:span text:style-name="T2">57</text:span> <text:span text:style-name="T1">Ceux cependant ayants saisis avec force le Iésous conduisirent au loin vers Kaiapha le chef sacrificateur, où les scribes et les anciens furent menés ensemble.</text:span> <text:span text:style-name="T2">58</text:span> <text:span text:style-name="T1">Le cependant Pierre le suivait au loin à distance jusqu'à la cour du chef sacrificateur et ayant venu à l'intérieur dedans il était assis avec des ministres pour voir la fin.</text:span> <text:span text:style-name="T2">59</text:span> <text:span text:style-name="T1">Les cependant chefs sacrificateurs et le sanhédrin tout entier cherchaient un faux témoignage contre le Iésous de telle manière qu'ils le mettent à trépas,</text:span> <text:span text:style-name="T2">60</text:span> <text:span text:style-name="T1">Et non ils trouvèrent des nombreux faux témoins ayants approchés. Postérieurement cependant ayants approchés deux</text:span> <text:span text:style-name="T2">61</text:span> <text:span text:style-name="T1">dirent· Celui-ci déclarait· Je puis délier de haut en bas le temple du Dieu et par trois journées édifier en maison.</text:span> <text:span text:style-name="T2">62</text:span> <text:span text:style-name="T1">Et ayant placé debout de bas en haut le chef sacrificateur lui dit· Aucun tu réponds, quel ceux-ci témoignent contre toi ?</text:span> <text:span text:style-name="T2">63</text:span> <text:span text:style-name="T1">Le cependant Iésous silençait. Et le chef sacrificateur lui dit· Je t'exorcise selon le Dieu vivant afin que tu nous dises si toi tu es le Christ le fils de Dieu.</text:span> <text:span text:style-name="T2">64</text:span> <text:span text:style-name="T1">Il lui dit le Iésous· Toi tu dis. Toutefois je vous dis· Depuis maintenant vous verrez le fils de l'être humain étant assis hors des droites de la puissance et venant sur des nuées du ciel.</text:span> <text:span text:style-name="T2">65</text:span> <text:span text:style-name="T1">Alors le chef sacrificateur fracassa à travers ses himations disant· Il blasphéma· Quel encore nécessité nous avons de témoins ? Voici maintenant vous écoutâtes le blasphème·</text:span> <text:span text:style-name="T2">66</text:span> <text:span text:style-name="T1">Quel à vous estime ? Ceux-ci cependant ayants étés répondus dirent· Il est tenu au-dedans de trépas.</text:span> <text:span text:style-name="T2">67</text:span> <text:span text:style-name="T1">Alors ils crachèrent envers sa face et ils le tabassèrent, ceux-ci cependant giflèrent</text:span> <text:span text:style-name="T2">68</text:span> <text:span text:style-name="T1">disants· Prophétise à nous, Christ, qui est celui t'ayant frappé ?</text:span> <text:span text:style-name="T2">69</text:span> <text:span text:style-name="T1">Le cependant Pierre était assis au-dehors en la cour· Et approcha vers lui une jeune servante disante· Et toi tu étais avec Iésous le Galiléen.</text:span> <text:span text:style-name="T2">70</text:span> <text:span text:style-name="T1">Celui-ci cependant nia en devers de tous disant· Non je sais quel tu dis.</text:span> <text:span text:style-name="T2">71</text:span> <text:span text:style-name="T1">Ayant sorti cependant envers le portail une autre le vit et dit à ceux, là· Celui-ci était avec Iésous le Nazoréen.</text:span> <text:span text:style-name="T2">72</text:span> <text:span text:style-name="T1">Et encore il nia avec serment en ce que non je sais l'être humain.</text:span> <text:span text:style-name="T2">73</text:span> <text:span text:style-name="T1">Au-delà de peu cependant ayants approchés ceux plaçants debout dirent à le Pierre· Vraiment et toi hors d'eux tu es, car et ton bavardage te fait évident.</text:span> <text:span text:style-name="T2">74</text:span> <text:span text:style-name="T1">Alors il commença anathématiser de haut en bas et jurer en ce que non je sais l'être humain. Et directement un coq sonna de voix.</text:span> <text:span text:style-name="T2">75</text:span> <text:span text:style-name="T1">Et il fut mémorisé le Pierre de l'oral de Iésous disant en ce que avant pour un coq de sonner de voix trois fois tu me nieras au loin· Et ayant sorti au-dehors il pleura amèrement.</text:span> </text:p>
      <text:p text:style-name="P4">MATTHIEU  27</text:p>
      <text:p text:style-name="Text_20_body"><text:span text:style-name="T2">1</text:span> <text:span text:style-name="T1">De matinée cependant ayante devenue prirent délibération ensemble tous les chefs sacrificateurs et les anciens du peuple contre Iésous de sorte de le mettre à trépas·</text:span> <text:span text:style-name="T2">2</text:span> <text:span text:style-name="T1">Et l'ayants attachés de lien ils conduisirent au loin et livrèrent à Pilatus le gouverneur.</text:span> <text:span text:style-name="T2">3</text:span> <text:span text:style-name="T1">Alors ayant vu Iouda celui le livrant en ce qu'il fut condamné, ayant été repenti tourna les trente objets d'argents aux chefs sacrificateurs et aux anciens</text:span> <text:span text:style-name="T2">4</text:span> <text:span text:style-name="T1">disant· Je péchai ayant livré sang innocent. Ceux-ci cependant dirent· Quel vers nous ? Toi tu verras.</text:span> <text:span text:style-name="T2">5</text:span> <text:span text:style-name="T1">Et ayant flanqué les objets d'argents envers le temple il replaça de bas en haut, et ayant éloigné il s'étrangla.</text:span> <text:span text:style-name="T2">6</text:span> <text:span text:style-name="T1">Les cependant chefs sacrificateurs ayants pris les objets d'argents dirent· Non il est permis de les jeter envers le Korban, puisque c'est valeur de sang.</text:span> <text:span text:style-name="T2">7</text:span> <text:span text:style-name="T1">Ayants pris cependant délibération ensemble achetèrent à l'agora hors d'eux le champ du potier envers enterrement aux étrangers.</text:span> <text:span text:style-name="T2">8</text:span> <text:span text:style-name="T1">C'est pourquoi fut appelé ce champ-là champ de sang jusqu'à celle d'aujourd'hui.</text:span> <text:span text:style-name="T2">9</text:span> <text:span text:style-name="T1">Alors fut fait plénitude ce qui ayant été dit par Ieremia le prophète disant· Et prirent les trente objets d'argents, la valeur de celui étant valorisé lequel valorisèrent depuis des fils d'Israël,</text:span> <text:span text:style-name="T2">10</text:span> <text:span text:style-name="T1">et ils les donnèrent envers le champ du potier, selon ce que ordonnança avec moi Maître.</text:span> <text:span text:style-name="T2">11</text:span> <text:span text:style-name="T1">Le cependant Iésous fut placé debout en devers du gouverneur· Et demanda sur lui le gouverneur disant· Toi tu es le roi des Ioudaiens ? Le cependant Iésous lui déclarait· Toi tu dis.</text:span> <text:span text:style-name="T2">12</text:span> <text:span text:style-name="T1">Et en cela pour lui d'être accusé sous des chefs sacrificateurs et des anciens aucun il répondit.</text:span> <text:span text:style-name="T2">13</text:span> <text:span text:style-name="T1">Alors il lui dit le Pilatus· Non tu écoutes combien grands ils témoignent contre toi ?</text:span> <text:span text:style-name="T2">14</text:span> <text:span text:style-name="T1">Et non il lui fut répondu ni cependant vers un oral, de sorte de s'étonner le gouverneur extrêmement.</text:span> <text:span text:style-name="T2">15</text:span> <text:span text:style-name="T1">Chaque cependant fête avait habitué le gouverneur de délier au loin à la foule un prisonnier lequel ils voulaient.</text:span> <text:span text:style-name="T2">16</text:span> <text:span text:style-name="T1">Ils avaient cependant alors un prisonnier remarquable étant dit Bar-Abba.</text:span> <text:span text:style-name="T2">17</text:span> <text:span text:style-name="T1">Eux étants menés ensemble donc il leur dit le Pilatus· Qui vous voulez que je vous délie au loin, Bar-Abba ou Iésous celui étant dit Christ ?</text:span> <text:span text:style-name="T2">18</text:span> <text:span text:style-name="T1">Car il avait su en ce que par envie ils le livrèrent.</text:span> <text:span text:style-name="T2">19</text:span> <text:span text:style-name="T1">Lui étant assis cependant sur l'estrade sa femme envoya vers lui disante· Pas un à toi et à ce juste-là· Car nombreux je souffris aujourd'hui selon un rêve par le fait de lui.</text:span> <text:span text:style-name="T2">20</text:span> <text:span text:style-name="T1">Les cependant chefs sacrificateurs et les anciens persuadèrent les foules afin qu'elles demandent le Bar-Abba, le cependant Iésous qu'elles perdent complètement.</text:span> <text:span text:style-name="T2">21</text:span> <text:span text:style-name="T1">Ayant été répondu cependant le gouverneur leur dit· Qui vous voulez depuis des deux que je vous délie au loin ? Eux cependant dirent· Le Bar-Abba.</text:span> <text:span text:style-name="T2">22</text:span> <text:span text:style-name="T1">Il leur dit le Pilatus· Quel donc que je fasse Iésous celui étant dit Christ ? Ils disent tous· Soit crucifié.</text:span> <text:span text:style-name="T2">23</text:span> <text:span text:style-name="T1">Celui-ci cependant déclarait· Car quel mauvais il fit ? Eux cependant surabondamment croassaient disants· Soit crucifié.</text:span> <text:span text:style-name="T2">24</text:span> <text:span text:style-name="T1">Ayant vu cependant le Pilatus en ce que aucun profite mais davantage tumulte devient, ayant pris eau se lava longuement les mains depuis en-devant de la foule disant· Innocent je suis au loin du sang de celui-ci· Vous vous verrez.</text:span> <text:span text:style-name="T2">25</text:span> <text:span text:style-name="T1">Et ayant été répondu tout le peuple dit· Son sang sur nous et sur nos enfants.</text:span> <text:span text:style-name="T2">26</text:span> <text:span text:style-name="T1">Alors il leur délia au loin le Bar-Abba, le cependant Iésous ayant flagellé livra afin qu'il soit crucifié.</text:span> <text:span text:style-name="T2">27</text:span> <text:span text:style-name="T1">Alors les soldats du gouverneur ayants pris à côté le Iésous envers le prétoire menèrent ensemble sur lui la spirale toute entière.</text:span> <text:span text:style-name="T2">28</text:span> <text:span text:style-name="T1">Et l'ayants dévêtus ils lui posèrent autour une chlamyde écarlate,</text:span> <text:span text:style-name="T2">29</text:span> <text:span text:style-name="T1">et ayants tressés une couronne hors d'épines ils imposèrent sur sa tête et un calame en sa droite, et ayants agenouillés en devers lui ils gaminèrent envers lui disants· Réjouis, le roi des Ioudaiens,</text:span> <text:span text:style-name="T2">30</text:span> <text:span text:style-name="T1">et ayants crachés envers lui prirent le calame et percutaient envers sa tête.</text:span> <text:span text:style-name="T2">31</text:span> <text:span text:style-name="T1">Et lorsqu'ils gaminèrent envers lui, ils lui dévêtirent la chlamyde et l'habillèrent de ses himations et le conduisirent au loin envers cela de crucifier.</text:span> <text:span text:style-name="T2">32</text:span> <text:span text:style-name="T1">Sortants cependant ils trouvèrent un être humain Cyrénéen à nom de Simon, ils réquisitionnèrent celui-ci afin qu'il lève sa croix.</text:span> <text:span text:style-name="T2">33</text:span> <text:span text:style-name="T1">Et ayants venus envers un lieu étant dit Golgotha, lequel est de Crâne Lieu étant dit,</text:span> <text:span text:style-name="T2">34</text:span> <text:span text:style-name="T1">ils lui donnèrent boire vin avec bile étant mixé· Et ayant goûté non il voulut boire.</text:span> <text:span text:style-name="T2">35</text:span> <text:span text:style-name="T1">L'ayants crucifiés cependant ils partagèrent en séparant ses himations jetants lot,</text:span> <text:span text:style-name="T2">36</text:span> <text:span text:style-name="T1">et étants assis ils le gardaient là.</text:span> <text:span text:style-name="T2">37</text:span> <text:span text:style-name="T1">Et imposèrent sur le haut de sa tête sa cause étante écrite· Celui-ci est Iésous le roi des Ioudaiens.</text:span> <text:span text:style-name="T2">38</text:span> <text:span text:style-name="T1">Alors sont crucifiés avec lui deux pilleurs, un hors des droites et un hors des gauches.</text:span> <text:span text:style-name="T2">39</text:span> <text:span text:style-name="T1">Ceux cependant allants à côté le blasphémaient bougeants leurs têtes</text:span> <text:span text:style-name="T2">40</text:span> <text:span text:style-name="T1">et disants· Le déliant de haut en bas le temple et en trois journées édifiant en maison, te sauve toi-même, si fils tu es du Dieu, et descends au loin de la croix.</text:span> <text:span text:style-name="T2">41</text:span> <text:span text:style-name="T1">Semblablement et les chefs sacrificateurs gaminants envers avec des scribes et des anciens disaient·</text:span> <text:span text:style-name="T2">42</text:span> <text:span text:style-name="T1">Autres il sauva, lui-même non il peut sauver· Roi de Israël il est, descende maintenant au loin de la croix et nous croirons sur lui.</text:span> <text:span text:style-name="T2">43</text:span> <text:span text:style-name="T1">Il persuade sur le Dieu, délivre maintenant s'il le veut· Car il dit en ce que de Dieu je suis fils.</text:span> <text:span text:style-name="T2">44</text:span> <text:span text:style-name="T1">Le cependant même et les pilleurs ceux ayants étés crucifiés ensemble avec lui le reprochaient.</text:span> <text:span text:style-name="T2">45</text:span> <text:span text:style-name="T1">Depuis cependant de sixième heure une ténèbre devint sur toute la terre jusqu'à de neuvième heure.</text:span> <text:span text:style-name="T2">46</text:span> <text:span text:style-name="T1">Autour cependant de la neuvième heure beugla de bas en haut le Iésous à grand son de voix disant· Éloï Éloï lema sabachthani ? Ceci est· Mon Dieu mon Dieu, pourquoi tu me délaissas ?</text:span> <text:span text:style-name="T2">47</text:span> <text:span text:style-name="T1">Des quelconques cependant de ceux plaçants debout là ayants écoutés disaient en ce que Élia sonne de voix celui-ci.</text:span> <text:span text:style-name="T2">48</text:span> <text:span text:style-name="T1">Et directement ayant couru un hors d'eux et ayant pris une éponge ayant rempli et aussi de vinaigre et ayant posé autour à calame il lui donnait à boire.</text:span> <text:span text:style-name="T2">49</text:span> <text:span text:style-name="T1">Les cependant restants disaient· Abandonne que nous voyions si vient Élia le sauvant.</text:span> <text:span text:style-name="T2">50</text:span> <text:span text:style-name="T1">Le cependant Iésous encore ayant croassé à grand son de voix abandonna le souffle.</text:span> <text:span text:style-name="T2">51</text:span> <text:span text:style-name="T1">Et voici le rideau étendu du temple fut scindé envers deux depuis d'en haut jusqu'à vers le bas et la terre fut secoué et les roches furent scindés,</text:span> <text:span text:style-name="T2">52</text:span> <text:span text:style-name="T1">et les mémoriaux furent ouverts et nombreux corps des saints étants mis au coucher furent éveillés,</text:span> <text:span text:style-name="T2">53</text:span> <text:span text:style-name="T1">et ayants sortis hors des mémoriaux au-delà de son éveil vinrent à l'intérieur envers la sainte ville et furent apparus à nombreux.</text:span> <text:span text:style-name="T2">54</text:span> <text:span text:style-name="T1">Le cependant chef de cent et ceux avec lui gardants le Iésous ayants vus le séisme et ces ayants devenus furent effrayés excessivement, disants· Vraiment de Dieu fils était celui-ci.</text:span> <text:span text:style-name="T2">55</text:span> <text:span text:style-name="T1">Étaient cependant là femmes nombreuses au loin à distance observantes, lesquelles des quelconques suivirent le Iésous depuis la Galilée le servantes·</text:span> <text:span text:style-name="T2">56</text:span> <text:span text:style-name="T1">En à lesquelles était Maria la Magdalene et Maria la mère de Iakobos et de Ioseph et la mère des fils de Zébédaï.</text:span> <text:span text:style-name="T2">57</text:span> <text:span text:style-name="T1">De tardive cependant ayante devenue vint un être humain riche depuis Arimathée, nommément Ioseph, lequel et lui-même fut discipliné à le Iésous·</text:span> <text:span text:style-name="T2">58</text:span> <text:span text:style-name="T1">Celui-ci ayant approché à le Pilatus demanda le corps du Iésous. Alors le Pilatus ordonna d'être redonné.</text:span> <text:span text:style-name="T2">59</text:span> <text:span text:style-name="T1">Et ayant pris le corps le Ioseph l'enroula à sindon pure</text:span> <text:span text:style-name="T2">60</text:span> <text:span text:style-name="T1">et le posa en son nouveau mémorial lequel il tailla en la roche et ayant roulé auprès une grande pierre à la porte du mémorial il s'éloigna.</text:span> <text:span text:style-name="T2">61</text:span> <text:span text:style-name="T1">Était cependant là Mariam la Magdalene et la autre Maria étantes assis depuis en-devant du tombeau.</text:span> <text:span text:style-name="T2">62</text:span> <text:span text:style-name="T1">À celle cependant du lendemain, laquelle une quelconque est au-delà de la préparation, furent menés ensemble les chefs sacrificateurs et les Pharisiens vers Pilatus</text:span> <text:span text:style-name="T2">63</text:span> <text:span text:style-name="T1">disants· Maître, nous fûmes mémorisés en ce que celui-là le égareur dit encore vivant· Au-delà de trois journées je suis éveillé.</text:span> <text:span text:style-name="T2">64</text:span> <text:span text:style-name="T1">Ordonne donc être sécurisé le tombeau jusqu'à la troisième journée, de peur que ayants venus ses disciples qu'ils le volent et qu'ils disent à le peuple· Il fut éveillé au loin des morts, et sera le dernier égarement pire de le premier.</text:span> <text:span text:style-name="T2">65</text:span> <text:span text:style-name="T1">Il leur déclarait cependant le Pilatus· Vous avez une garde· Dirigez en arrière sécurisez comme vous savez.</text:span> <text:span text:style-name="T2">66</text:span> <text:span text:style-name="T1">Ceux-ci cependant ayants étés allés sécurisèrent le tombeau ayants scellés la pierre avec la garde.</text:span> </text:p>
      <text:p text:style-name="P4">MATTHIEU  28</text:p>
      <text:p text:style-name="Text_20_body"><text:span text:style-name="T2">1</text:span> <text:span text:style-name="T1">Tardivement cependant des sabbats, à celle commençante à luire envers une des sabbats vint Maria la Magdalene et la autre Maria observer le tombeau.</text:span> <text:span text:style-name="T2">2</text:span> <text:span text:style-name="T1">Et voici un grand séisme devint· Car un messager de Maître ayant descendu hors de ciel et ayant approché roula au loin la pierre et était assis sur son haut.</text:span> <text:span text:style-name="T2">3</text:span> <text:span text:style-name="T1">Était cependant son apparence comme un éclair et son vêtement blanc comme neige.</text:span> <text:span text:style-name="T2">4</text:span> <text:span text:style-name="T1">Depuis cependant de son effroi furent secoués ceux gardants et furent devenus comme morts.</text:span> <text:span text:style-name="T2">5</text:span> <text:span text:style-name="T1">Ayant été répondu cependant le messager dit aux femmes· N'effrayez pas vous, car je sais en ce que Iésous celui étant crucifié vous cherchez·</text:span> <text:span text:style-name="T2">6</text:span> <text:span text:style-name="T1">Non il est ici, car il fut éveillé selon comme il dit· Venez ici voyez le lieu où couchait.</text:span> <text:span text:style-name="T2">7</text:span> <text:span text:style-name="T1">Et rapidement ayantes étées allées dites à ses disciples en ce qu'il fut éveillé au loin des morts, et voici il mène devant vous envers la Galilée, là lui vous verrez· Voici je vous dis.</text:span> <text:span text:style-name="T2">8</text:span> <text:span text:style-name="T1">Et ayantes éloignées rapidement au loin du mémorial avec effroi et grande joie elles coururent annoncer à ses disciples.</text:span> <text:span text:style-name="T2">9</text:span> <text:span text:style-name="T1">Et voici Iésous se rencontra à elles disant· Réjouissez. Celles-ci cependant ayantes approchées saisirent avec force ses pieds et embrassèrent vers lui.</text:span> <text:span text:style-name="T2">10</text:span> <text:span text:style-name="T1">Alors à elles le Iésous dit· N'effrayez pas· Dirigez en arrière annoncez à mes frères afin qu'ils s'éloignent envers la Galilée, et là ils me verront.</text:span> <text:span text:style-name="T2">11</text:span> <text:span text:style-name="T1">Elles allantes cependant voici des quelconques de la garde ayants venus envers la ville annoncèrent aux chefs sacrificateurs en totalités ces ayants devenus.</text:span> <text:span text:style-name="T2">12</text:span> <text:span text:style-name="T1">Et ayants étés menés ensemble avec des anciens pour délibération ensemble et aussi ayants pris objets d'argents assez-importants ils donnèrent aux soldats</text:span> <text:span text:style-name="T2">13</text:span> <text:span text:style-name="T1">disants· Dites en ce que ses disciples de nuit ayants venus le volèrent de nous mettants au coucher.</text:span> <text:span text:style-name="T2">14</text:span> <text:span text:style-name="T1">Et si le cas échéant que soit écouté celui-ci sur le gouverneur, nous nous persuaderons et nous vous ferons insouciants.</text:span> <text:span text:style-name="T2">15</text:span> <text:span text:style-name="T1">Ceux-ci cependant ayants pris les objets d'argents firent comme furent enseignés. Et fut divulgué ce discours-ci à côté des Ioudaiens jusqu'à la journée d'aujourd'hui.</text:span> <text:span text:style-name="T2">16</text:span> <text:span text:style-name="T1">Les cependant onze disciples furent allés envers la Galilée envers la montagne où leur ordonnança le Iésous,</text:span> <text:span text:style-name="T2">17</text:span> <text:span text:style-name="T1">et l'ayants vus ils embrassèrent vers, eux cependant doutèrent.</text:span> <text:span text:style-name="T2">18</text:span> <text:span text:style-name="T1">Et ayant approché le Iésous leur bavarda disant· il me fut donné toute autorité en à ciel et sur la terre.</text:span> <text:span text:style-name="T2">19</text:span> <text:span text:style-name="T1">Ayants étés allés donc disciplinez toutes les ethnies, les baptisants envers le nom du père et du fils et du saint souffle,</text:span> <text:span text:style-name="T2">20</text:span> <text:span text:style-name="T1">les enseignants à garder tous combien grands je vous commandai· Et voici moi avec vous je suis toutes les journées jusqu'à l'achèvement commun de l'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écrit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proclamant baptême de transintelligence envers abandon de péchés.</text:span> <text:span text:style-name="T2">5</text:span> <text:span text:style-name="T1">et se allait au dehors vers lui toute la Ioudaia région et les Ierosolumites tous, et étaient baptisé sous de lui en à le à Iordane à fleuve se avouants à l'excès les péchés de eux.</text:span> <text:span text:style-name="T2">6</text:span> <text:span text:style-name="T1">et était le Ioannes se ayant habillé cheveux de chameau et ceinture de peau autour la flanc de lui et mangeant sauterelles et miel agreste.</text:span> <text:span text:style-name="T2">7</text:span> <text:span text:style-name="T1">Et proclam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 et était avec de les de bêtes sauvages, et les messagers servaient à lui.</text:span> <text:span text:style-name="T2">14</text:span> <text:span text:style-name="T1">Après cependant ce être livré le Ioannes vint le Iésous envers la Galilée proclam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venait à l'intérieur envers la synagogue enseignait.</text:span> <text:span text:style-name="T2">22</text:span> <text:span text:style-name="T1">et étaient heurté à l'excès sur à la à enseignement de lui· était car enseignant eux comme autorité ayant et non comme les scribe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lui-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couch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e proclame· envers celui-ci car je sortis.</text:span> <text:span text:style-name="T2">39</text:span> <text:span text:style-name="T1">Et vint proclamant envers les synagogues de eux envers toute entière la Galilée et les démons éjectant.</text:span> <text:span text:style-name="T2">40</text:span> <text:span text:style-name="T1">Et se vient vers lui lépreux appelant à côté lui et agenouillan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commença proclamer nombreux et divulguer le discours, de sorte que ne pas plus lui se pouvoir visiblement envers cité venir à l'intérieur, mais au-dehors sur à déserts à lieux était· et se venaient vers lui de toute part.</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péchés.</text:span> <text:span text:style-name="T2">6</text:span> <text:span text:style-name="T1">Étaient cependant des quelconques de les de scribes là se étants assis et se calculants au-travers en à les à coeurs de eux·</text:span> <text:span text:style-name="T2">7</text:span> <text:span text:style-name="T1">quel celui-ci ainsi bavarde? blasphème· quel se peut abandonner péchés si ne pas un le Dieu?</text:span> <text:span text:style-name="T2">8</text:span> <text:span text:style-name="T1">et directement ayant reconnu le Iésous à le à souffle de lui en ce que ainsi se calculent au-travers en à eux-mêmes dit à eux· quel ceux-ci vous vous calculez au-travers en à les à coeurs de vous?</text:span> <text:span text:style-name="T2">9</text:span> <text:span text:style-name="T1">quel est plus facile, dire à le à paralytique· sont abandonnés de toi les péchés, ou dire· éveille et lève le grabat de toi et piétine autour?</text:span> <text:span text:style-name="T2">10</text:span> <text:span text:style-name="T1">afin que cependant que vous ayez su en ce que autorité a le fils de le de être humain sur de la de terre abandonner péché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pécheurs se couchaient de bas en haut ensemble à le à Iésous et à les à disciples de lui· étaient car nombreux et suivaient à lui.</text:span> <text:span text:style-name="T2">16</text:span> <text:span text:style-name="T1">et les scribes de les de Pharisiens ayants vus en ce que mange avec de les de pécheurs et de collecteurs de taxes disaient à les à disciples de lui· en ce que avec de les de collecteurs de taxes et de pécheurs mange?</text:span> <text:span text:style-name="T2">17</text:span> <text:span text:style-name="T1">et ayant écouté le Iésous dit à eux en ce que non besoin ont ceux ayants la ténacité de médecin mais ceux malicieusement ayants· non je vins appeler justes mais péch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commenc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proclamer</text:span> <text:span text:style-name="T2">15</text:span> <text:span text:style-name="T1">et avoir autorité éjecter les démons·</text:span> <text:span text:style-name="T2">16</text:span> <text:span text:style-name="T1">Et fit les douze, et imposa nom à le à Simon Pierre,</text:span> <text:span text:style-name="T2">17</text:span> <text:span text:style-name="T1">et Iakobos celui de le de Zébédaï et Ioannes le frère de le de Iakobos et im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scribe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 Satan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péché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péché.</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commenç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auprès des temp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commenc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commença proclam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eiros, et ayant vu lui tombe vers les pieds de lui</text:span> <text:span text:style-name="T2">23</text:span> <text:span text:style-name="T1">et appelle à côté lui nombreux disant en ce que le petite fille de moi dernièrement a, afin que ayant venu que tu im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lui-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lui-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commença enseigner en à la à synagogue, et les nombreux écoutants étaient heurté à l'excès disants· d'où? à celui-ci ceux-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im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commença eux envoyer deux deux et donnait à eux autorité de les de souffles de les de impurs,</text:span> <text:span text:style-name="T2">8</text:span> <text:span text:style-name="T1">et annonça auprès à eux afin que pas un que lèvent envers chemin si ne pas bâton seulement, ne pas pain, ne pas besace, ne pas envers la ceinture cuivre,</text:span> <text:span text:style-name="T2">9</text:span> <text:span text:style-name="T1">mais se ayants liés en dessous sandales, et ne pas que vous vous habill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proclam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lui-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conservait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commenç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commenc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scribes ayants venus au loin de Ierosoluma.</text:span> <text:span text:style-name="T2">2</text:span> <text:span text:style-name="T1">et ayants vus des quelconques de les de disciples de lui en ce que à communes à mains, celui-ci est à non lavées, mangent les pains</text:span> <text:span text:style-name="T2">3</text:span> – <text:span text:style-name="T1">les car Pharisiens et tous les Ioudaiens si le cas échéant ne pas à poing serré que se lavent les mains non mangent, saisissants avec force la transmission de les de plus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text:span> <text:span text:style-name="T2">5</text:span> <text:span text:style-name="T1">et demandent sur lui les Pharisiens et les scribes· par le fait de quel non piétinent autour les disciples de toi selon la transmission de les de plus anciens, mais à communes à mains mangent le pain?</text:span> <text:span text:style-name="T2">6</text:span> <text:span text:style-name="T1">Celui cependant ayant été répondu dit à eux· en ce que bellement prophétisa Ésaïa autour de vous de les de hypocrites, comme a été écrit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ui-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ux-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im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proclamaient.</text:span> <text:span text:style-name="T2">37</text:span> <text:span text:style-name="T1">et au-dessus surabondamment étaient heurté à l'excès disants· bellement tous a fait, et les sourds muets fait écouter et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annonce auprès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ux-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commenc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im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im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commença enseigner eux en ce que attache de lien le fils de le de être humain nombreux souffrir et être éprouvé en rejet sous de les de plus anciens et de les de chefs sacrificateurs et de les de scribes et être tué catégoriquement et après trois journées redresser·</text:span> <text:span text:style-name="T2">32</text:span> <text:span text:style-name="T1">et à oralité franche le discours bavardait. et se ayant pris auprès lui le Pierre se commença survaloriser à lui.</text:span> <text:span text:style-name="T2">33</text:span> <text:span text:style-name="T1">celui cependant ayant été retourné au-dessus et ayant vu les disciples de lui survalorisa à Pierre et dit· dirige en arrière derrière de moi, Satan,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pécheres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scribes en ce que Élia attache de lien venir premièrement?</text:span> <text:span text:style-name="T2">12</text:span> <text:span text:style-name="T1">celui cependant déclarait à eux· Élia certes ayant venu premièrement rétablit complètement tous· et comment? a été écrit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écrit sur lui.</text:span> <text:span text:style-name="T2">14</text:span> <text:span text:style-name="T1">Et ayants venus vers les disciples virent foule nombreux autour eux et scribe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contre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lui-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lui-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écrire et délier au loin.</text:span> <text:span text:style-name="T2">5</text:span> <text:span text:style-name="T1">le cependant Iésous dit à eux· vers la sclérose cardiaque de vous écrivit à vous la commandement celle-ci.</text:span> <text:span text:style-name="T2">6</text:span> <text:span text:style-name="T1">au loin cependant de origine de création mâle et femelle fit eux·</text:span> <text:span text:style-name="T2">7</text:span> <text:span text:style-name="T1">à cause de celui-ci laissera en contrebas être humain le père de lui et la mère,</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lui-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ux-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trou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commenç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commença à eux dire ces imminants à lui arriver avec</text:span> <text:span text:style-name="T2">33</text:span> <text:span text:style-name="T1">en ce que voici nous montons envers Ierosoluma, et le fils de le de être humain sera livré à les à chefs sacrificateurs et à les à scribe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commencèrent irriter beaucoup autour de Iakobos et de Ioannes.</text:span> <text:span text:style-name="T2">42</text:span> <text:span text:style-name="T1">et se ayant appelé auprès eux le Iésous dit à eux· vous avez su en ce que ceux estimants commenc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en échang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commenç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lui-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commenç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écrit en ce que le maison de moi maison de prière sera appelé à tous à les à ethnies? vous cependant vous avez fait lui caverne de pilleurs.</text:span> <text:span text:style-name="T2">18</text:span> <text:span text:style-name="T1">Et écoutèrent les chefs sacrificateurs et les scribe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lui-ci· sois levé et sois jeté envers la mer, et ne pas que soit jugé à travers en à la à coeur de lui mais que croie en ce que lequel bavarde se devient, se sera à lui.</text:span> <text:span text:style-name="T2">24</text:span> <text:span text:style-name="T1">par le fait de celui-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scribes et les plus anciens</text:span> <text:span text:style-name="T2">28</text:span> <text:span text:style-name="T1">et disaient à lui· en à quelle à autorité ceux-ci tu fais? ou quel à toi donna la autorité celle-ci afin que ceux-ci que tu fasses?</text:span> <text:span text:style-name="T2">29</text:span> <text:span text:style-name="T1">Le cependant Iésous dit à eux· je demanderai sur vous et moi un discours, et soyez répondus à moi et je dirai à vous en à quelle à autorité ceux-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ux-ci je fais.</text:span> </text:p>
      <text:p text:style-name="P4">MARC  12</text:p>
      <text:p text:style-name="Text_20_body"><text:soft-page-break/><text:span text:style-name="T2">1</text:span> <text:span text:style-name="T1">Et se commenç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écritur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écrivit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lui-ci vous êtes égarés ne pas ayants sus les écritur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scribe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scribe·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distancément tu es au loin de la de royauté de le de Dieu. Et aucun non plus osait lui demander sur.</text:span> <text:span text:style-name="T2">35</text:span> <text:span text:style-name="T1">Et ayant été répondu le Iésous disait enseignant en à le à sanctuaire· comment? disent les scribe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nombreux foule écoutait de lui plaisamment.</text:span> <text:span text:style-name="T2">38</text:span> <text:span text:style-name="T1">Et en à la à enseignement de lui disait· regardez au loin de les de scribes de ceux de voulants en à longues robes piétiner autour et salutations en à les à agoras</text:span> <text:span text:style-name="T2">39</text:span> <text:span text:style-name="T1">et premiers sièges en à les à synagogues et premières places aux tables en à les à dîners,</text:span> <text:span text:style-name="T2">40</text:span> <text:span text:style-name="T1">ceux mangeants de haut en bas les maisons d'habitations de les de veuves et à apparence en avant à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ux-ci se sera et quel le signe lorsque le cas échéant que immine ceux-ci être achevé ensemble tous?</text:span> <text:span text:style-name="T2">5</text:span> <text:span text:style-name="T1">Le cependant Iésous se commenç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ux-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proclamé le évangile.</text:span> <text:span text:style-name="T2">11</text:span> <text:span text:style-name="T1">et lorsque le cas échéant que conduisent vous livrants, ne pas inquiétez d'avance quel que vous bavardiez, mais lequel si le cas échéant que soit donné à vous en à celle-là à la à heure celui-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ux-ci se devenants, connaissez en ce que proche est sur à portes.</text:span> <text:span text:style-name="T2">30</text:span> <text:span text:style-name="T1">Amen je dis à vous en ce que non ne pas que passe à côté la génération celle-ci jusqu'à de lequel ceux-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scribe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liquid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lui-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proclam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portant·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commenc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écrit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lui-ci est le corps de moi.</text:span> <text:span text:style-name="T2">23</text:span> <text:span text:style-name="T1">et ayant pris récipient à boire ayant rendu grâce donna à eux, et burent hors de lui tous.</text:span> <text:span text:style-name="T2">24</text:span> <text:span text:style-name="T1">et dit à eux· celui-ci est le sang de moi de la de testament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écrit·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é et dit à les à disciples de lui· asseyez ici jusqu'à ce que que je me prie.</text:span> <text:span text:style-name="T2">33</text:span> <text:span text:style-name="T1">et prend à côté le Pierre et le Iakobos et le Ioannes avec de lui et se commenç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lui-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péch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scribes et de les de plus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écritur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plus anciens et les scribe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commenc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text:span> <text:span text:style-name="T2">69</text:span> <text:span text:style-name="T1">et la jeune servante ayante vue lui se commenç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commenç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surjeté pleurait.</text:span> </text:p>
      <text:p text:style-name="P4">MARC  15</text:p>
      <text:p text:style-name="Text_20_body"><text:span text:style-name="T2">1</text:span> <text:span text:style-name="T1">Et directement matinalement délibération ensemble ayants faits les chefs sacrificateurs avec de les de plus anciens et de scribe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commenç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que je fasse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commenc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habillè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faite épigraph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scribe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m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été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la Maria la Magdalene et Maria cel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ux-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proclam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ux-ci suivra à côté· en à le à nom de moi démons éjecteront, à langues bavarderont à nouvelles,</text:span> <text:span text:style-name="T2">18</text:span> <text:span text:style-name="T1">serpents lèveront et si de trépassant un quelconque que boivent non ne pas eux que nuise, sur malades mains im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proclam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écrire,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lui-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ux-ci·</text:span> <text:span text:style-name="T2">20</text:span> <text:span text:style-name="T1">et voici tu te seras silençant et ne pas se pouvant bavarder jusqu'à l'extrémité de laquelle de journée que se devienne ceux-ci, en échang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lui-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lui-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lui-ci.</text:span> <text:span text:style-name="T2">62</text:span> <text:span text:style-name="T1">faisaient des signes cependant à le à père de lui ce quel le cas échéant que veuille être appelé lui.</text:span> <text:span text:style-name="T2">63</text:span> <text:span text:style-name="T1">et ayant demandé tablette écrivit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ux-ci,</text:span> <text:span text:style-name="T2">66</text:span> <text:span text:style-name="T1">et se posèrent tous ceux ayants écoutés en à la à coeur de eux disants· quel par conséquent le jeune enfant celui-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testament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péché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faire apographe toute la écoumène.</text:span> <text:span text:style-name="T2">2</text:span> <text:span text:style-name="T1">celle-ci apographe première se devint de étant gouverneur de la de Syrie de Quirinius.</text:span> <text:span text:style-name="T2">3</text:span> <text:span text:style-name="T1">et se allaient tous se faire apographe,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faire apographe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vivants aux extérieur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lui-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lui-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lui-ci.</text:span> <text:span text:style-name="T2">18</text:span> <text:span text:style-name="T1">et tous ceux ayants écoutés étonnèrent autour de ces de ayants étés bavardés sous de les de bergers vers eux·</text:span> <text:span text:style-name="T2">19</text:span> <text:span text:style-name="T1">la cependant Maria tous conservait les oraux ceux-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écrit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oversé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région alentour de le de Iordane proclamant baptême de transintelligence envers abandon de péchés,</text:span> <text:span text:style-name="T2">4</text:span> <text:span text:style-name="T1">comme a été écrit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commenc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lui-ci sur à tous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commençant comme si de ans de trente, étant fils, comme était fait loi, de Ioseph de celui de Éli</text:span> <text:span text:style-name="T2">24</text:span> <text:span text:style-name="T1">de celui de Matthat de celui de Lévi de celui de Melche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emeei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e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ein de celui de Arne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écrit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écrit·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écrit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écrit·</text:span> <text:span text:style-name="T2">18</text:span> <text:span text:style-name="T1">souffle de Maître sur moi de lequel à cause oignit moi se évangéliser à pauvres, a envoyé moi, proclamer à captifs abandon et à aveugles vision de bas en haut, envoyer ayants étés brisés en à abandon,</text:span> <text:span text:style-name="T2">19</text:span> <text:span text:style-name="T1">proclam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commença cependant dire vers eux en ce que aujourd'hui a été fait plénitude la écritur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ux-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Couchant cependant de le de soleil en totalités autant lesquels avaient étants infirme à maladies à diverses conduisirent eux vers lui· celui cependant à un à chacun de eux les mains im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lui-ci je fus envoyé.</text:span> <text:span text:style-name="T2">44</text:span> <text:span text:style-name="T1">Et était proclam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lui-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péch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annonça auprès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en devant de lui.</text:span> <text:span text:style-name="T2">19</text:span> <text:span text:style-name="T1">et ne pas ayants trouvés de quelle que importent lui par le fait de le foule, ayants montés sur le dôme par de les de tuiles firent descendre lui avec à le à couchette envers le au milieu en devers de le de Iésous.</text:span> <text:span text:style-name="T2">20</text:span> <text:span text:style-name="T1">et ayant vu la croyance de eux dit· être humain, ont été abandonnés à toi les péchés de toi.</text:span> <text:span text:style-name="T2">21</text:span> <text:span text:style-name="T1">et se commencèrent se calculer au-travers les scribes et les Pharisiens disants· quel est celui-ci lequel bavarde blasphèmes? quel se peut abandonner péché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péchés de toi, ou dire· éveille et piétine autour?</text:span> <text:span text:style-name="T2">24</text:span> <text:span text:style-name="T1">afin que cependant que vous ayez su en ce que le fils de le de être humain autorité a sur de la de terre abandonner péchés – dit à celui à ayant été paralysé· à toi je dis, éveille et ayant levé le couchette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ux-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scribes de eux vers les disciples de lui disants· par le fait de quel avec de les de collecteurs de taxes et de péch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péch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sonnera ensemble le surje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lui-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scribe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pécheurs ceux aimants eux aiment.</text:span> <text:span text:style-name="T2">33</text:span> <text:span text:style-name="T1">aussi car si le cas échéant que vous fassiez bon ceux faisants bon vous, quelle à vous grâce est? aussi les pécheurs le même font.</text:span> <text:span text:style-name="T2">34</text:span> <text:span text:style-name="T1">et si le cas échéant que vous prêtiez à côté de lesquels vous espérez prendre, quelle à vous grâce est? aussi pécheurs à péch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lui-ci·</text:span> <text:span text:style-name="T2">5</text:span> <text:span text:style-name="T1">aime car le ethnie de nous et la synagogue lui édifia en maison à nous.</text:span> <text:span text:style-name="T2">6</text:span> <text:span text:style-name="T1">le cependant Iésous se allait avec à eux. déjà cependant de lui non distancé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lui-ci, et fait.</text:span> <text:span text:style-name="T2">9</text:span> <text:span text:style-name="T1">ayant écouté cependant ceux-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orté soigneusement au dehors ayant été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portants dressèrent, et dit· adolescent, à toi je dis, sois éveillé.</text:span> <text:span text:style-name="T2">15</text:span> <text:span text:style-name="T1">et assit de bas en haut le mort et se commenç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ux-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commenç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écrit·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péch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incliné de haut en bas.</text:span> <text:span text:style-name="T2">37</text:span> <text:span text:style-name="T1">et voici femme laquelle une quelconque était en à la à cité pécheres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commenç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pécheres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péchés de elle les nombreuses, en ce que aima nombreux· à lequel cependant peu est abandonné, peu aime.</text:span> <text:span text:style-name="T2">48</text:span> <text:span text:style-name="T1">dit cependant à elle· ont été abandonnés de toi les péchés.</text:span> <text:span text:style-name="T2">49</text:span> <text:span text:style-name="T1">Et se commencèrent ceux se couchants de bas en haut ensemble dire en à eux-mêmes· quel celui-ci est lequel aussi péché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proclam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ux-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habilla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annonça auprès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proclam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eiros et celui-ci chef de la de synagogue subsistait, et ayant tombé à côté les pieds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été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annonça auprès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proclamer la royauté de le de Dieu et se guérir les infirmes,</text:span> <text:span text:style-name="T2">3</text:span> <text:span text:style-name="T1">et dit vers eux· pas un levez envers la chemin, et ni bâton et ni besace et ni pain et ni objet d'argent et ni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commença in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inclinez de haut en bas eux tablées comme si de bas en haut cinquante.</text:span> <text:span text:style-name="T2">15</text:span> <text:span text:style-name="T1">et firent ainsi et in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auprès à pas un dire celui-ci</text:span> <text:span text:style-name="T2">22</text:span> <text:span text:style-name="T1">ayant dit en ce que attache de lien le fils de le de être humain nombreux souffrir et être éprouvé en rejet au loin de les de plus anciens et de chefs sacrificateurs et de scribe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ux-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élu,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lui-ci et était ayant été couvert à côté au loin de eux afin que ne pas que se perçoivent lui, et se effrayaient solliciter lui autour de le de oral de celui-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lui-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in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ux-ci montra de bas en haut le Maître autres-différents soixante-dix deux et envoya eux de bas en haut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portez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lui-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lui-ci ne pas soyez de joie en ce que les souffles à vous est subordonné, soyez de joie cependant en ce que les noms de vous a été gravé en à les à cieux.</text:span> <text:span text:style-name="T2">21</text:span> <text:span text:style-name="T1">En à même à la à heure se exulta à le à souffle à le à saint et dit· je m'avoue à l'excès à toi, père, Maître de le de ciel et de la de terre, en ce que tu cachas loin ceux-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écrit? comment? tu prends connaissance?</text:span> <text:span text:style-name="T2">27</text:span> <text:span text:style-name="T1">celui cependant ayant été répondu dit· tu aimeras Maître le Dieu de toi hors de toute entière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lui-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imposés éloignèrent ayants abandonnés moitié 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élut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péché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en échang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lui-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ux-ci ayante surélevée une quelconque son de voix femme hors de le de foule dit à lui· bienheureuse la cavité ventrale celle ayante porté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commenç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proclamation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ux-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ux-ci disant aussi nous tu brutalises.</text:span> <text:span text:style-name="T2">46</text:span> <text:span text:style-name="T1">celui cependant dit· aussi à vous à les à légistes Ouai, en ce que vous chargez les êtres humains charges difficiles à porter,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lui-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commencèrent les scribe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commenç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en échange de lesquels autant lesquels en à la à ténèbre vous dîtes en à le à lumière sera écouté, et lequel vers le oreille vous bavardâtes en à les à celliers sera proclamé sur de les de dômes.</text:span> <text:span text:style-name="T2">4</text:span> <text:span text:style-name="T1">Je dis cependant à vous à les à amis de moi, ne pas soyez effrayés au loin de ceux de tuants catégoriquement le corps et après ceux-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lui-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lui-ci je dis à vous· ne pas inquiétez à la à âme quel que vous mangiez, ni cependant à le à corps quel que vous vous habill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ux-ci.</text:span> <text:span text:style-name="T2">28</text:span> <text:span text:style-name="T1">si cependant en à champ le herbe étant aujourd'hui et demain envers four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ux-ci car tous les ethnies de le de monde cherchent davantage, de vous cependant le père a su en ce que vous avez besoin de ceux-ci.</text:span> <text:span text:style-name="T2">31</text:span> <text:span text:style-name="T1">toutefois cherchez la royauté de lui, et ceux-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lui-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nt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commenc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pécheurs à côté tous les Galiléens se devinrent, en ce que ceux-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elle, pourquoi aussi la terre rend complètement sans travail?</text:span> <text:span text:style-name="T2">8</text:span> <text:span text:style-name="T1">celui cependant ayant été répondu dit à lui· Maître, abandonne elle aussi celui-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im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 voici dix et huit ans, non attachait de lien être délié au loin de le de lien de celui-ci à la à journée de le de sabbat?</text:span> <text:span text:style-name="T2">17</text:span> <text:span text:style-name="T1">et ceux-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commenciez au-dehors avoir dressé et toquer la porte disants· Maître, ouvre à nous, et ayant été répondu dira à vous· non j'ai su vous d'où? vous êtes.</text:span> <text:span text:style-name="T2">26</text:span> <text:span text:style-name="T1">alors vous vous commencerez dire· nous mangeâmes en devant de toi et nous bûmes et en à les à places de nous tu enseignas·</text:span> <text:span text:style-name="T2">27</text:span> <text:span text:style-name="T1">et dira disant à vous· non j'ai su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contredit vers ceux-ci.</text:span> <text:span text:style-name="T2">7</text:span> <text:span text:style-name="T1">Disait cependant vers ceux ayants étés appelés parabole, ayant sur comment? les premières places aux tables se élisaient, disant vers eux·</text:span> <text:span text:style-name="T2">8</text:span> <text:span text:style-name="T1">lorsque le cas échéant que tu sois appelé sous de un quelconque envers mariages, ne pas que tu sois incliné de haut en bas envers la première place à table, de peur que plus honorable de toi que soit ayant été appelé sous de lui,</text:span> <text:span text:style-name="T2">9</text:span> <text:span text:style-name="T1">et ayant venu celui toi et lui ayant appelé dira à toi· donne à celui-ci lieu, et alors que tu te commenc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ux-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commenc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lui-ci non je me puis venir.</text:span> <text:span text:style-name="T2">21</text:span> <text:span text:style-name="T1">et se ayant devenu à côté le mâle esclave rapporta annonce à le à Maître de lui ceux-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port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commencent à lui enjouer</text:span> <text:span text:style-name="T2">30</text:span> <text:span text:style-name="T1">disants en ce que celui-ci le être humain se commenç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pécheurs écouter de lui.</text:span> <text:span text:style-name="T2">2</text:span> <text:span text:style-name="T1">et murmuraient en séparant les et aussi Pharisiens et les scribes disants en ce que celui-ci péch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im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péch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péch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commenç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péch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distancément de tenant au loin vit lui le père de lui et fut remué aux entrailles et ayant couru tomba dessus sur le cou de lui et affectionna de haut en bas lui.</text:span> <text:span text:style-name="T2">21</text:span> <text:span text:style-name="T1">dit cependant le fils à lui· père, je péchai envers le ciel et en devant de toi, non plus je suis digne être appelé fils de toi.</text:span> <text:span text:style-name="T2">22</text:span> <text:span text:style-name="T1">dit cependant le père vers les mâles esclaves de lui· promptement exportez longue robe la première et habillez lui, et donnez anneau envers la main de lui et souliers envers les pieds,</text:span> <text:span text:style-name="T2">23</text:span> <text:span text:style-name="T1">et portez le veau le nourri de froment, sacrifiez, et ayants mangés que nous soyons réjoui,</text:span> <text:span text:style-name="T2">24</text:span> <text:span text:style-name="T1">en ce que celui-ci le fils de moi mort était et vécut de bas en haut, était ayant perdu au loin et fut trouvé. et se commenc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ux-ci.</text:span> <text:span text:style-name="T2">27</text:span> <text:span text:style-name="T1">celui cependant dit à lui en ce que le frère de toi surgit, et sacrifia le père de toi le veau le nourri de froment,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lui-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écris cinquante.</text:span> <text:span text:style-name="T2">7</text:span> <text:span text:style-name="T1">ensuite à autre-différent dit· toi cependant combien grand? tu dois? celui cependant dit· cent kors de froment. dit à lui· te accepte de toi les lettres et écris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nt en à moindre aussi en à nombreux croyant est, et celui en à moindre injuste aussi en à nombreux injuste est.</text:span> <text:span text:style-name="T2">11</text:span> <text:span text:style-name="T1">si donc en à le à injuste à mamonas croyants non vous vous devîntes, le véritable quel à vous croira?</text:span> <text:span text:style-name="T2">12</text:span> <text:span text:style-name="T1">et si en à le à d’autre croyant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ux-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ux-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pèche le frère de toi survalorise à lui, et si le cas échéant que transintellige abandonne à lui.</text:span> <text:span text:style-name="T2">4</text:span> <text:span text:style-name="T1">et si le cas échéant sept fois de la de journée que pèch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ux-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ie et de Galilée.</text:span> <text:span text:style-name="T2">12</text:span> <text:span text:style-name="T1">Et de se venant à l'intérieur de lui envers une quelconque village vinrent de loin à la rencontre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ux-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ux-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péch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ux-ci tous je gardiennai hors de jeunesse de moi.</text:span> <text:span text:style-name="T2">22</text:span> <text:span text:style-name="T1">ayant écouté cependant le Iésous dit à lui· encore un à toi laisse· tous autant lesquels tu as troque et distribue à pauvres, et tu auras trésor en à cieux, et viens ici suis à moi.</text:span> <text:span text:style-name="T2">23</text:span> <text:span text:style-name="T1">celui cependant ayant écouté ceux-ci triste autour fut devenu· était car riche véhémentement.</text:span> <text:span text:style-name="T2">24</text:span> <text:span text:style-name="T1">Ayant vu cependant lui le Iésous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écrit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ux-ci comprirent et était le oral celui-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lui-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péch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ux-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nt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ux-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commenc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de toute part,</text:span> <text:span text:style-name="T2">44</text:span> <text:span text:style-name="T1">et mettront au sol toi et les enfants de toi en à toi, et non abandonneront pierre sur pierre en à toi, en échange de lesquels non tu connus le moment de la de supervision de toi.</text:span> <text:span text:style-name="T2">45</text:span> <text:span text:style-name="T1">Et ayant venu à l'intérieur envers le sanctuaire se commença éjecter ceux troquants</text:span> <text:span text:style-name="T2">46</text:span> <text:span text:style-name="T1">disant à eux· a été écrit· et se sera le maison de moi maison de prière, vous cependant lui vous fîtes caverne de pilleurs.</text:span> <text:span text:style-name="T2">47</text:span> <text:span text:style-name="T1">Et était enseignant ce selon journée en à le à sanctuaire. les cependant chefs sacrificateurs et les scribe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scribes avec à les à plus anciens</text:span> <text:span text:style-name="T2">2</text:span> <text:span text:style-name="T1">et dirent disants vers lui· dis à nous en à quelle à autorité ceux-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ux-ci je fais.</text:span> <text:span text:style-name="T2">9</text:span> <text:span text:style-name="T1">Se commença cependant vers le peuple dire la parabole celle-ci· être humain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écrit celui-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scribe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ce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écrivit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scribe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scribes de ceux de voulants piétiner autour en à longues robes et de affectionnants salutations en à les à agoras et premiers sièges en à les à synagogues et premières places aux tables en à les à dîners,</text:span> <text:span text:style-name="T2">47</text:span> <text:span text:style-name="T1">lesquels mangent de haut en bas les maisons d'habitations de les de veuves et à apparence en avant à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ux-ci lesquels vous observez se viendront journées en à lesquelles non sera abandonné pierre sur à pierre lequel non sera délié vers le bas.</text:span> <text:span text:style-name="T2">7</text:span> <text:span text:style-name="T1">Demandèrent sur cependant lui disants· enseignant, quand donc ceux-ci se sera et quel le signe lorsque le cas échéant que immine ceux-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ux-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ux-ci de tous surjetteront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overser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écrit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commençants cependant de ceux-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ux-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ux-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scribes ce comment? que saisissent de bas en haut lui, se effrayaient car le peuple.</text:span> <text:span text:style-name="T2">3</text:span> <text:span text:style-name="T1">Vint à l'intérieur cependant Satan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portant·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lui-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lui-ci et partagez en séparant envers eux-mêmes·</text:span> <text:span text:style-name="T2">18</text:span> <text:span text:style-name="T1">je dis car à vous,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lui-ci est le corps de moi ce au-dessus de vous étant donné· celui-ci faites envers la mienne anamnèse.</text:span> <text:span text:style-name="T2">20</text:span> <text:span text:style-name="T1">aussi le récipient à boire de même après ce dîner, disant· celui-ci le récipient à boire la nouvelle testament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commencèrent chercher ensemble vers eux-mêmes ce quel par conséquent que soit hors de eux celui celui-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par testament à vous de haut en bas comme se disposa par testament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 se demanda dehors vous de ce tamiser comme le froment·</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lui-ci ce ayant été écrit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lui-ci le récipient à boire au loin de moi· toutefois ne pas le volonté de moi mais le tien se devienne.</text:span> <text:span text:style-name="T2">43</text:span> <text:span text:style-name="T2">44</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lui-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scribe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commenc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commenc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scribe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im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commenceront dire à les à montagnes· tombez sur nous, et à les à collines· couvrez nous·</text:span> <text:span text:style-name="T2">31</text:span> <text:span text:style-name="T1">en ce que si en à le à humide à bois ceux-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lui-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ux-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lui-ci et voici hommes deux présentèrent à elles en à habillement à éclairante.</text:span> <text:span text:style-name="T2">5</text:span> <text:span text:style-name="T1">de en effrois cependant de se ayantes devenues de elles et de in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péch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ux-ci tous à les à onze et à tous à les à restants.</text:span> <text:span text:style-name="T2">10</text:span> <text:span text:style-name="T1">étaient cependant la Magdalene Maria et Ioanna et Maria celle de Iakobos et les restantes avec à elles. disaient vers les envoyés ceux-ci,</text:span> <text:span text:style-name="T2">11</text:span> <text:span text:style-name="T1">et furent apparu en lumière en devant de eux comme si radotage les oraux ceux-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ux-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ux-ci troisième celle-ci journée conduit au loin de lequel ceux-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ux-ci attachait de lien souffrir le Christ et venir à l'intérieur envers la gloire de lui?</text:span> <text:span text:style-name="T2">27</text:span> <text:span text:style-name="T1">et se ayant commencé au loin de Môusês et au loin de tous de les de prophètes interpréta en détail à eux en à toutes à les à écritur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incliné déjà la journée. et vint à l'intérieur de ce rester avec à eux.</text:span> <text:span text:style-name="T2">30</text:span> <text:span text:style-name="T1">et se devint en à ce être in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comme bavardait à nous en à la à chemin, comme entrouvrait à nous les écritur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ux-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lui-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écrits en à le à loi de Môusês et à les à prophètes et à psaumes autour de moi.</text:span> <text:span text:style-name="T2">45</text:span> <text:span text:style-name="T1">alors entrouvrit de eux le intellect de ce comprendre les écritures·</text:span> <text:span text:style-name="T2">46</text:span> <text:span text:style-name="T1">et dit à eux en ce que ainsi a été écrit souffrir le Christ et redresser hors de morts à la à troisième à journée,</text:span> <text:span text:style-name="T2">47</text:span> <text:span text:style-name="T1">et être proclamé sur à le à nom de lui transintelligence envers abandon de péchés envers tous les ethnies. se ayants commencés au loin de Ierousalem</text:span> <text:span text:style-name="T2">48</text:span> <text:span text:style-name="T1">vous témoins de ceux-ci.</text:span> <text:span text:style-name="T2">49</text:span> <text:span text:style-name="T1">et moi j'envoie la promesse de le de père de moi sur vous· vous cependant asseyez en à la à cité jusqu'à ce que de lequel que vous vous habilliez hors de hauteur puissance.</text:span> <text:span text:style-name="T2">50</text:span> <text:span text:style-name="T1">Conduisit dehors cependant eux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contre.</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en échang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ux-ci en à Béthanie se devint de l'autre côté de le de Iordane, là où était le Ioannes baptisant.</text:span> <text:span text:style-name="T2">29</text:span> <text:span text:style-name="T1">à Celle lendemain regarde le Iésous se venant vers lui et dit· voici le agneau de le de Dieu celui levant la péché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lui-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écrivit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ux-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lui-ci descendit envers Kapharnaoum lui et la mère de lui et les frères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ux-ci d'ici, ne pas faites le maison de le de père de moi maison de négoce.</text:span> <text:span text:style-name="T2">17</text:span> <text:span text:style-name="T1">furent mémorisé les disciples de lui en ce que ayant été écrit est· le zèle de le de maison de toi se mangera de haut en bas moi.</text:span> <text:span text:style-name="T2">18</text:span> <text:span text:style-name="T1">Furent répondu donc les Ioudaiens et dirent à lui· quel signe tu montres à nous en ce que ceux-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lui-ci disait, et crurent à la à écritur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ux-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ux-ci se devenir?</text:span> <text:span text:style-name="T2">10</text:span> <text:span text:style-name="T1">fut répondu Iésous et dit à lui· toi tu es le enseignant de le de Israël et ceux-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ux-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lui-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ie.</text:span> <text:span text:style-name="T2">5</text:span> <text:span text:style-name="T1">Se vient donc envers cité de la de Samarie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ie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ain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lui-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lui-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lui-ci vrai tu as dit.</text:span> <text:span text:style-name="T2">19</text:span> <text:span text:style-name="T1">Dit à lui la femme· Maître, j'observe en ce que prophète tu es toi.</text:span> <text:span text:style-name="T2">20</text:span> <text:span text:style-name="T1">les pères de nous en à le à montagne à celui-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lui-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lui-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lui-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à celle-là à la à heure en à laquelle dit à lui le Iésous· le fils de toi vit, et crut lui-même et la maison d'habitation de lui toute entière.</text:span> <text:span text:style-name="T2">54</text:span> <text:span text:style-name="T1">Celui-ci cependant de nouveau deuxième signe fit le Iésous ayant venu hors de la de Ioudaia envers la Galilée.</text:span> </text:p>
      <text:p text:style-name="P4">JEAN  5</text:p>
      <text:p text:style-name="Text_20_body"><text:span text:style-name="T2">1</text:span> <text:span text:style-name="T1">Après ceux-ci était fête de les de Ioudaiens et monta Iésous envers Ierosoluma.</text:span> <text:span text:style-name="T2">2</text:span> <text:span text:style-name="T1">Est cependant en à les à Ierosoluma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ux-ci trouve lui le Iésous en à le à sanctuaire et dit à lui· voici sain tu as devenu, ne pas plus pèch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lui-ci poursuivaient les Ioudaiens le Iésous, en ce que ceux-ci faisait en à sabbat.</text:span> <text:span text:style-name="T2">17</text:span> <text:span text:style-name="T1">Celui cependant se répondit à eux· le père de moi jusqu'à ce que à l'instant se met au travail et moi je me mets au travail·</text:span> <text:span text:style-name="T2">18</text:span> <text:span text:style-name="T1">par le fait de celui-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ux-ci aussi le fils semblablement fait.</text:span> <text:span text:style-name="T2">20</text:span> <text:span text:style-name="T1">le car père affectionne le fils et tous montre à lui lesquels lui-même fait, et plus grands de ceux-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lui-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ux-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écritur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écrivit.</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ux-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lui-ci cependant disait mettant en tentation lui· lui car avait su quel imminait faire.</text:span> <text:span text:style-name="T2">7</text:span> <text:span text:style-name="T1">fut répondu à 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ux-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lui-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écrit·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lui-ci cependant est le volonté de celui de ayant mandé moi, afin que tout lequel a donné à moi ne pas que je perde au loin hors de lui, mais je redresserai lui à la à dernière à journée.</text:span> <text:span text:style-name="T2">40</text:span> <text:span text:style-name="T1">celui-ci car est le volonté de le de père de moi, afin que tout celui observant le fils et croyant envers lui que ait vie éternelle, et je redresserai lui moi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écrit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ux-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lui-ci les disciples de lui dit à eux· celui-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lui-ci j'ai dit à vous en ce que aucun se peut venir vers moi si le cas échéant ne pas que soit ayant été donné à lui hors de le de père.</text:span> <text:span text:style-name="T2">66</text:span> <text:span text:style-name="T1">Hors de celui-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élu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ux-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ux-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ux-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lui-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ux-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écriture, fleuves hors de la de cavité ventrale de lui couleront de eau de vivant.</text:span> <text:span text:style-name="T2">39</text:span> <text:span text:style-name="T1">celui-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écritur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text:span> <text:span text:style-name="T2">53</text:span> </text:p>
      <text:p text:style-name="P4">JEAN  8</text:p>
      <text:p text:style-name="Text_20_body"><text:span text:style-name="T2">1</text:span> <text:span text:style-name="T2">2</text:span> <text:span text:style-name="T2">3</text:span> <text:span text:style-name="T2">4</text:span> <text:span text:style-name="T2">5</text:span> <text:span text:style-name="T2">6</text:span> <text:span text:style-name="T2">7</text:span> <text:span text:style-name="T2">8</text:span> <text:span text:style-name="T2">9</text:span> <text:span text:style-name="T2">10</text:span> <text:span text:style-name="T2">11</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écrit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ux-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péché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péchés de vous· si le cas échéant car ne pas que vous croyiez en ce que moi je suis, vous vous mourrez loin en à les à péché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ux-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ux-ci je bavarde.</text:span> <text:span text:style-name="T2">29</text:span> <text:span text:style-name="T1">et celui ayant mandé moi avec de moi est· non abandonna moi seul, en ce que moi les agréables à lui je fais en tout moment.</text:span> <text:span text:style-name="T2">30</text:span> <text:span text:style-name="T1">Ceux-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péché mâle esclave est de la de péché.</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lui-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péché? si vérité je dis, par le fait de quel vous non vous croyez à moi?</text:span> <text:span text:style-name="T2">47</text:span> <text:span text:style-name="T1">celui étant hors de le de Dieu les oraux de le de Dieu écoute· par le fait de celui-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pécha, celui-ci ou les parents géniteurs de lui, afin que aveugle que soit engendré?</text:span> <text:span text:style-name="T2">3</text:span> <text:span text:style-name="T1">fut répondu Iésous· ni celui-ci péch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ux-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imposa de moi sur les yeux et je me lavai et je regarde.</text:span> <text:span text:style-name="T2">16</text:span> <text:span text:style-name="T1">disaient donc hors de les de Pharisiens des quelconques· non est celui-ci à côté de Dieu le être humain, en ce que le sabbat non garde. autres disaient· comment? se peut être humain péch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ux-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lui-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pécheur est.</text:span> <text:span text:style-name="T2">25</text:span> <text:span text:style-name="T1">fut répondu donc celui-là· si péch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lui-ci car le extraordinaire est, en ce que vous non vous avez su d'où? est, et ouvrit de moi les yeux.</text:span> <text:span text:style-name="T2">31</text:span> <text:span text:style-name="T1">nous avons su en ce que de péch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péché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ux-ci ceux avec de lui étants et dirent à lui· ne pas aussi nous aveugles nous sommes?</text:span> <text:span text:style-name="T2">41</text:span> <text:span text:style-name="T1">dit à eux Iésous· si aveugles vous étiez, non le cas échéant vous aviez péché· maintenant cependant vous dites en ce que nous regardons, la péché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e cependant non ne pas que suivent, mais se fuiront au loin de lui, en ce que non ont su de les de d’autre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lui-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ux-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ux-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Portèrent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écrit en à le à loi de vous en ce que moi je dis· dieux vous êtes?</text:span> <text:span text:style-name="T2">35</text:span> <text:span text:style-name="T1">si ceux-là dit dieux vers lesquels le discours de le de Dieu se devint, et non se peut être délié la écritur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lui-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ux-ci dit, et après celui-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lui-ci?</text:span> <text:span text:style-name="T2">27</text:span> <text:span text:style-name="T1">dit à lui· oui Maître, moi j'ai cru en ce que toi tu es le Christ le fils de le de Dieu celui envers le monde se venant.</text:span> <text:span text:style-name="T2">28</text:span> <text:span text:style-name="T1">Et celui-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ux-ci ayant dit à son de voix à grande cria· Lazare, viens ici au-dehors.</text:span> <text:span text:style-name="T2">44</text:span> <text:span text:style-name="T1">sortit celui ayant été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lui-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 ayante prise livre de onguent de nard de liquid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de les de disciples de lui, celui imminant lui livrer·</text:span> <text:span text:style-name="T2">5</text:span> <text:span text:style-name="T1">par le fait de quel celui-ci le onguent non fut vendu de trois cents de deniers et fut donné à pauvres?</text:span> <text:span text:style-name="T2">6</text:span> <text:span text:style-name="T1">dit cependant celui-ci non en ce que autour de les de pauvres souciait à lui, mais en ce que voleur était et le sac à languette ayant ces étants jetés portait.</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écrit·</text:span> <text:span text:style-name="T2">15</text:span> <text:span text:style-name="T1">ne pas te effraie, fille de Sion· voici le roi de toi se vient, se étant assis sur poulain de ânesse.</text:span> <text:span text:style-name="T2">16</text:span> <text:span text:style-name="T1">ceux-ci non connurent de lui les disciples le premier, mais lorsque fut glorifié Iésous alors furent mémorisé en ce que ceux-ci était sur à lui ayants étés écrits et ceux-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lui-ci aussi vint à la rencontre à lui le foule, en ce que écoutèrent celui-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froment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lui-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lui-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contre· et celui piétinant autour en à la à ténèbre non a su où? dirige en arrière.</text:span> <text:span text:style-name="T2">36</text:span> <text:span text:style-name="T1">comme le lumière vous avez, croyez envers le lumière, afin que fils de lumière que vous vous deveniez. ceux-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lui-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ux-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commenç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ux-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lui-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ux-ci vous avez su, bienheureux vous êtes si le cas échéant que vous fassiez eux.</text:span> <text:span text:style-name="T2">18</text:span> <text:span text:style-name="T1">Non autour de tous de vous je dis· moi j'ai su quels je m'élus· mais afin que la écritur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ux-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 dit donc à lui le Iésous· lequel tu fais fais plus vite.</text:span> <text:span text:style-name="T2">28</text:span> <text:span text:style-name="T1">celui-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lui-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ux-ci fera, en ce que moi vers le père je me vais·</text:span> <text:span text:style-name="T2">13</text:span> <text:span text:style-name="T1">et lequel un quelconque le cas échéant que vous demandiez en à le à nom de moi celui-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eur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ux-ci j'ai bavardé à vous à côté à vous restant·</text:span> <text:span text:style-name="T2">26</text:span> <text:span text:style-name="T1">le cependant appeleur à côté, le souffle le saint, lequel mandera le père en à le à nom de moi, celui-là vous enseignera tous et remémorera le dessous vous tous lesquels je dis à vous.</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lui-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les commandements j'ai gardé et je reste de lui en à la à amour.</text:span> <text:span text:style-name="T2">11</text:span> <text:span text:style-name="T1">Ceux-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ux-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élus vous hors de le de monde, par le fait de celui-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ux-ci tous feront envers vous par le fait de le nom de moi, en ce que non ont su celui ayant mandé moi.</text:span> <text:span text:style-name="T2">22</text:span> <text:span text:style-name="T1">Si ne pas je vins et je bavardai à eux, péché non avaient· maintenant cependant apparence en avant non ont autour de la de péché de eux.</text:span> <text:span text:style-name="T2">23</text:span> <text:span text:style-name="T1">celui moi haïssant aussi le père de moi hait.</text:span> <text:span text:style-name="T2">24</text:span> <text:span text:style-name="T1">si les travaux ne pas je fis en à eux lesquels aucun autre fit, péché non avaient· maintenant cependant et ont vu et ont haï et moi et le père de moi.</text:span> <text:span text:style-name="T2">25</text:span> <text:span text:style-name="T1">mais afin que que soit fait plénitude le discours celui en à le à loi de eux ayant été écrit en ce que haïrent moi gratuitement.</text:span> <text:span text:style-name="T2">26</text:span> <text:span text:style-name="T1">Lorsque le cas échéant que vienne le appeleur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ux-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ux-ci feront en ce que non connurent le père non cependant moi.</text:span> <text:span text:style-name="T2">4</text:span> <text:span text:style-name="T1">mais ceux-ci j'ai bavardé à vous afin que lorsque le cas échéant que vienne la heure de eux que vous souveniez de eux en ce que moi je dis à vous. Ceux-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ux-ci j'ai bavardé à vous la tristesse a fait plénitude de vous la coeur.</text:span> <text:span text:style-name="T2">7</text:span> <text:span text:style-name="T1">mais moi la vérité je dis à vous, est opportun à vous afin que moi que j'éloigne. si le cas échéant car ne pas que j'éloigne, le appeleur à côté non se viendra vers vous· si le cas échéant cependant que je sois allé, je manderai lui vers vous.</text:span> <text:span text:style-name="T2">8</text:span> <text:span text:style-name="T1">Et ayant venu celui-là réfutera le monde autour de péché et autour de justice et autour de jugement·</text:span> <text:span text:style-name="T2">9</text:span> <text:span text:style-name="T1">autour de péché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porter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lui-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lui-ci lequel dit à nous· petit et non vous observez moi, et de nouveau petit et vous vous verrez moi? et· en ce que je dirige en arrière vers le père?</text:span> <text:span text:style-name="T2">18</text:span> <text:span text:style-name="T1">disaient donc· quel est celui-ci le petit? non nous avons su quel bavarde.</text:span> <text:span text:style-name="T2">19</text:span> <text:span text:style-name="T1">Connut le Iésous en ce que voulaient lui solliciter, et dit à eux· autour de celui-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ux-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lui-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ux-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ux-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écriture que soit fait plénitude.</text:span> <text:span text:style-name="T2">13</text:span> <text:span text:style-name="T1">maintenant cependant vers toi je me viens et ceux-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ux-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ux-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lui-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lui-ci j'ai été engendré et envers celui-ci j'ai venu envers le monde, afin que que je témoigne à la à vérité· tout celui étant hors de la de vérité écoute de moi de la de son de voix.</text:span> <text:span text:style-name="T2">38</text:span> <text:span text:style-name="T1">dit à lui le Pilatus· quel est vérité? Et celui-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im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lui-ci celui ayant livré moi à toi plus grande péché a.</text:span> <text:span text:style-name="T2">12</text:span> <text:span text:style-name="T1">Hors de celui-ci le Pilatus cherchait délier au loin lui· les cependant Ioudaiens crièrent disants· si le cas échéant celui-ci que tu délies au loin, non tu es ami de le de Kaesar· tout celui roi lui-même faisant controverse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portant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écrivit cependant aussi titre le Pilatus et posa sur de le de croix· était cependant ayant été écrit·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écrit En Hébreu, En Romain, En Helléniste.</text:span> <text:span text:style-name="T2">21</text:span> <text:span text:style-name="T1">disaient donc à le à Pilatus les chefs sacrificateurs de les de Ioudaiens· ne pas écris· le roi de les de Ioudaiens, mais en ce que celui-là dit· roi je suis de les de Ioudaiens.</text:span> <text:span text:style-name="T2">22</text:span> <text:span text:style-name="T1">fut répondu le Pilatus· lequel j'ai écrit, j'ai écrit.</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écriture que soit fait plénitude celle disante· se partagèrent en séparant les himations de moi à eux-mêmes et sur le habillement d'himation de moi jetèrent lot. Les certes donc soldats ceux-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lui-ci ayant su le Iésous en ce que déjà tous a été achevé, afin que que soit perfectionné la écritur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Iésous dit· a été achevé, et ayant incliné la tête livra le souffle.</text:span> <text:span text:style-name="T2">31</text:span> <text:span text:style-name="T1">Les donc Ioudaiens, puisque équipement de côté était, afin que ne pas que reste sur de le de croix les corps en à le à sabbat, était car grande la journée de celui-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été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ux-ci afin que la écriture que soit fait plénitude· os non sera broyé ensemble de lui.</text:span> <text:span text:style-name="T2">37</text:span> <text:span text:style-name="T1">et de nouveau autre-différente écriture dit· se verront envers lequel transpercèrent.</text:span> <text:span text:style-name="T2">38</text:span> <text:span text:style-name="T1">Après cependant ceux-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écritur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ux-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portas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m la Magdalene annonçante à les à disciples en ce que j'ai vu le Maître, et ceux-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lui-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lui-ci ayant dit insuffla et dit à eux· prenez souffle saint·</text:span> <text:span text:style-name="T2">23</text:span> <text:span text:style-name="T1">le cas échéant de des quelconques que vous abandonniez les péché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nt.</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écrits en à le à papier de bible à celui-ci·</text:span> <text:span text:style-name="T2">31</text:span> <text:span text:style-name="T1">ceux-ci cependant a été écrit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ux-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distancé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lui-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lui-ci cependant dit signifiant à quel à trépas glorifiera le Dieu. et celui-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ux-ci et celui ayant écrit ceux-ci, et nous avons su en ce que vrai de lui la déposition de témoignage est.</text:span> <text:span text:style-name="T2">25</text:span> <text:span text:style-name="T1">Est cependant aussi autres nombreux lesquels fit le Iésous, lesquels des quelconques si le cas échéant que soit écrit selon un, non cependant toi-même je m'imagine le monde avoir à placer les étants écrit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commença le Iésous faire et aussi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auprès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ie et jusqu'à ce que de dernier de la de terre.</text:span> <text:span text:style-name="T2">9</text:span> <text:span text:style-name="T1">Et ceux-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s à blanches,</text:span> <text:span text:style-name="T2">11</text:span> <text:span text:style-name="T1">lesquels aussi dirent· hommes Galiléens, quel vous avez dressé regardants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et Iouda de Iakobos.</text:span> <text:span text:style-name="T2">14</text:span> <text:span text:style-name="T1">ceux-ci tous étaient endurants auprès en même fureur à la à prière avec à femmes et Mariam à la à mère de Iésous et avec à les à frères de lui.</text:span> <text:span text:style-name="T2">15</text:span> <text:span text:style-name="T1">Et en à les à journées à celles-ci ayant redressé Pierre en à au milieu de les de frères dit· était et aussi foule de noms sur le même comme cent vingt·</text:span> <text:span text:style-name="T2">16</text:span> <text:span text:style-name="T1">hommes frères, attachait de lien être fait plénitude la écritur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ui-là à la à en propre à dialecte de eux Akeldama, celui-ci est emplacement de sang.</text:span> <text:span text:style-name="T2">20</text:span> <text:span text:style-name="T1">a été écrit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commenc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élu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commencèrent bavarder à autres-différentes à langues de haut en bas comme le souffle donnait se proférer au loin à eux.</text:span> <text:span text:style-name="T2">5</text:span> <text:span text:style-name="T1">Étaient cependant en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lui-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lui-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lui-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ou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lui-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lui-ci lequel vous et vous regardez et vous écoutez.</text:span> <text:span text:style-name="T2">34</text:span> <text:span text:style-name="T1">non car Dauid monta envers les cieux, dit cependant lui-même· dit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péchés de vous et vous vous prendrez la gratification de le de saint de souffle.</text:span> <text:span text:style-name="T2">39</text:span> <text:span text:style-name="T1">à vous car est la promesse et à les à enfants de vous et à tous à ceux envers distancé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porté,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lui-ci à toi je donne· en à le à nom de Iésous de Christ de le de Nazoréen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lui-ci ou à nous quel vous regardez fixement comme à en propre à puissance ou à piété à ayants faits de ce piétiner autour lui?</text:span> <text:span text:style-name="T2">13</text:span> <text:span text:style-name="T1">le Dieu de Abraam et Dieu de Isaak et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vers ce être effacé de vous les péché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testament de laquelle se disposa par testament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nombre de les de hommes comme milliers cinq.</text:span> <text:span text:style-name="T2">5</text:span> <text:span text:style-name="T1">Se devint cependant sur celle demain être mené ensemble de eux les chefs et les plus anciens et les scribe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lui-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lui-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contre en ce que êtres humains sans grammaires sont et idiots, étonnaient reconnaissaient et aussi eux en ce que avec à le à Iésous étaient,</text:span> <text:span text:style-name="T2">14</text:span> <text:span text:style-name="T1">le et aussi être humain regardants avec à eux ayant dressé celui ayant été soigné aucun avaient controverser.</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lui-ci à pas un de êtres humains.</text:span> <text:span text:style-name="T2">18</text:span> <text:span text:style-name="T1">Et ayants appelés eux annoncèrent auprès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lui-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eira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lui-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ux-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sommier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lui-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à annonce auprès nous annonçâmes auprès à vous ne pas enseigner sur à le à nom à celui-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péchés.</text:span> <text:span text:style-name="T2">32</text:span> <text:span text:style-name="T1">et nous nous sommes témoins de les de oraux de ceux-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rejoint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lui-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auprès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im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plus anciens et les scribe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ux-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e et esclavageront lui et feront du mal ans quatre cents·</text:span> <text:span text:style-name="T2">7</text:span> <text:span text:style-name="T1">et le ethnie à lequel si le cas échéant que soient esclaves je jugerai moi, le Dieu dit, et après ceux-ci se sortiront et adoreront à moi en à le à lieu à celui-ci.</text:span> <text:span text:style-name="T2">8</text:span> <text:span text:style-name="T1">et donna à lui testament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visible se devint à le à Pharaon le genr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écrit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empha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ux-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ux-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péché. et celui-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ie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ie proclam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ie,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ie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imposaient les mains sur eux et prenaient souffle saint.</text:span> <text:span text:style-name="T2">18</text:span> <text:span text:style-name="T1">Ayant vu cependant le Simon en ce que par de la de imposition de les de mains de les de envoyés est donné le souffle, apporta à eux choses de besoins</text:span> <text:span text:style-name="T2">19</text:span> <text:span text:style-name="T1">disant· donnez à et moi la autorité celle-ci afin que à lequel si le cas échéant que j'im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lui-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écritur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lui-ci? autour de lui-même ou autour de autre-différent de un quelconque?</text:span> <text:span text:style-name="T2">35</text:span> <text:span text:style-name="T1">ayant ouvert cependant le Philippe le bouche de lui et se ayant commencé au loin de la de écritur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im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élection est à moi celui-ci de ce porter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imposé sur lui les mains dit· Sao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proclamait le Iésous en ce que celui-ci est le fils de le de Dieu.</text:span> <text:span text:style-name="T2">21</text:span> <text:span text:style-name="T1">se extasiaient cependant tous ceux écoutants et disaient· non celui-ci est celui ayant ravagé en à Ierousalem ceux se surnommants le nom celui-ci, et ici envers celui-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ie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Énée hors de ans de huit se couchant de haut en bas sur de grabat, lequel était ayant été paralysé.</text:span> <text:span text:style-name="T2">34</text:span> <text:span text:style-name="T1">et dit à lui le Pierre· Énée,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e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e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lui-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dedan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contre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commencé au loin de la de Galilée après le baptême lequel proclam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à Ierousalem. lequel aussi saisirent de bas en haut ayants suspendus sur de bois,</text:span> <text:span text:style-name="T2">40</text:span> <text:span text:style-name="T1">celui-ci le Dieu éveilla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auprès à nous proclamer à le à peuple et se passer témoignage en ce que celui-ci est celui ayant été délimité sous de le de Dieu juge de vivants et de morts.</text:span> <text:span text:style-name="T2">43</text:span> <text:span text:style-name="T1">à celui-ci tous les prophètes témoignent abandon de péchés prendre par de le de nom de lui tout celui croyant envers lui.</text:span> <text:span text:style-name="T2">44</text:span> <text:span text:style-name="T1">Encore de bavardant de le de Pierre les oraux ceux-ci tomba dessus le souffle le saint sur tous ceux écoutants le discours.</text:span> <text:span text:style-name="T2">45</text:span> <text:span text:style-name="T1">et extasièrent les hors de circoncision croyant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commenc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lui-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commenc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ux-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comment? le Maître lui conduisit dehors hors de la de gardiennage dit et aussi· rapportez annonce à Iakobos et à les à frères ceux-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habillé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en échang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im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ux-ci donna juges jusqu'à ce que de Samouel de prophète.</text:span> <text:span text:style-name="T2">21</text:span> <text:span text:style-name="T1">et de là se demandèrent roi et donna à eux le Dieu le Sao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proclamé avant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écrit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écrit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nt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péché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ceux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ux-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over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couronn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ux-ci vous faites? aussi nous de similaires souffrances nous sommes à vous êtres humains se évangélisants vous au loin de ceux-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ux-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été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plus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e·</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plus anciens envers Ierousalem autour de le de sujet de recherche de celui-ci.</text:span> <text:span text:style-name="T2">3</text:span> <text:span text:style-name="T1">Les certes donc ayants étés mandés en avant sous de la de église se passaient à travers la et aussi Phénicie et Samarie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plus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auprès et aussi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imposer joug-balance sur le cou de les de disciples lequel ni les pères de nous ni nous nous eûmes la ténacité porter?</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lui-ci sonnent ensemble les discours de les de prophètes de haut en bas comme a été écrit·</text:span> <text:span text:style-name="T2">16</text:span> <text:span text:style-name="T1">après ceux-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ux-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proclamants lui a en à les à synagogues selon tout sabbat étant pris connaissance.</text:span> <text:span text:style-name="T2">22</text:span> <text:span text:style-name="T1">Alors estima à les à envoyés et à les à plus anciens avec à toute entière à la à église se ayants élus hommes hors de eux mander envers Antioche avec à le à Paulus et à Bar-Nabas, Iouda celui étant appelé Bar-Sabbas et Silas, hommes se gouvernants en à les à frères,</text:span> <text:span text:style-name="T2">23</text:span> <text:span text:style-name="T1">ayants écrits par de main de eux· Les envoyés et les plu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imposé à vous poids toutefois de ceux-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nt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plus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nt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lui-ci cependant faisait sur nombreuses journées. ayant été peiné au travers cependant Paulus et ayant retourné au-dessus à le à souffle dit· j'annonce auprès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imposés à eux coups jetèrent envers gardiennage ayants annoncés auprès à le à geôlier en sécurité garder eux.</text:span> <text:span text:style-name="T2">24</text:span> <text:span text:style-name="T1">lequel annonce auprès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ux-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écritur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ux-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écritures si que ait ceux-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ux-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fait épigraphe· à Inconnu à Dieu. lequel donc méconnaissants vous êtes pieux, celui-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distancé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auprès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lui-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ux-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im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ux-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ux-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écritur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commenç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écrivi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écritur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lui-ci est envers le Iésous.</text:span> <text:span text:style-name="T2">5</text:span> <text:span text:style-name="T1">ayants écoutés cependant furent baptisé envers le nom de le de Maître de Iésous,</text:span> <text:span text:style-name="T2">6</text:span> <text:span text:style-name="T1">et de ayant imposé à eux de le de Paulu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lui-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proclame.</text:span> <text:span text:style-name="T2">14</text:span> <text:span text:style-name="T1">étaient cependant de un quelconque de Skeua de Ioudaien de chef sacrificateur sept fils celui-ci faisants.</text:span> <text:span text:style-name="T2">15</text:span> <text:span text:style-name="T1">ayant été répondu cependant le souffle le méchant dit à eux· le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lui-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ux-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lui-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scribe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ux-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ux-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ux-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proclam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période de trois années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ux-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ux-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plu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lui-ci donc fais lequel à toi nous disons· sont à nous hommes quatre souhait ayants au loin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porté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oul Sao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ui-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péché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distancé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écrit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lui-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scribe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auprès à pas un bavarder dehors en ce que ceux-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écrit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annoncé auprès aussi à les à accusateurs dire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rhéteur de Tertullus de un quelconque, lesquels des quelconques rendirent visible dedans à le à gouverneur contre de le de Paulus.</text:span> <text:span text:style-name="T2">2</text:span> <text:span text:style-name="T1">de ayant été appelé cependant de lui se commença accuser le Tertullus disant· de nombreuse de paix obtenants par de toi et de réformes de se devenants à le à ethnie à celui-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brièvement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ux-ci reconnaître de lesquels nous nous accusons de lui.</text:span> <text:span text:style-name="T2">9</text:span> <text:span text:style-name="T1">se composèrent cependant aussi les Ioudaiens affirmants ceux-ci ainsi avoir.</text:span> <text:span text:style-name="T2">10</text:span> <text:span text:style-name="T1">Fut répondu et aussi le Paulus de ayant fait signe à lui de le de gouverneur dire· hors de nombreux de ans étant toi juge à le à ethnie à celui-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lui-ci à toi en ce que selon la chemin laquelle disent hérésie, ainsi j'adore à le à paternel à Dieu croyant à tous à ces selon le loi et à ces en à les à prophètes à ayants étés écrit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lui-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péchai.</text:span> <text:span text:style-name="T2">9</text:span> <text:span text:style-name="T1">Le Festus cependant voulant à les à Ioudaiens grâce se poser de haut en bas ayant été répondu à le à Paulus dit· tu veux envers Ierosoluma ayant monté là autour de ceux-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plu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été mort lequel affirmait le Paulus vivre.</text:span> <text:span text:style-name="T2">20</text:span> <text:span text:style-name="T1">se embarrassant cependant moi la autour de ceux-ci recherche je disais si que se ait dessein se aller envers Ierosoluma et là être jugé autour de ceux-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ire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contre pas un digne lui de trépas avoir pratiqué, de lui-même cependant de celui-ci de se ayant surnommé le Vénérable je jugeai mander.</text:span> <text:span text:style-name="T2">26</text:span> <text:span text:style-name="T1">autour de lequel sécurisant un quelconque écrire à le à Maître non j'ai, c'est pourquoi je menai devant lui sur de vous et surtout sur de toi, roi Agrippa, de telle manière que de la de jugement de bas en haut de se ayante devenue que j'aie un quelconque que j'écriv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lui-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 sur le Dieu, de ce prendre eux abandon de péché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ux-ci moi Ioudaiens se ayants pris ensemble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ux-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ux-ci le roi vers lequel aussi se oralisant franchement je bavarde, omettre car lui un quelconque de ceux-ci non je suis persuadé aucun· non car est en à coin ayant été pratiqué celui-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abstinence de froment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froments vous parachevez pas un se ayants pris auprès.</text:span> <text:span text:style-name="T2">34</text:span> <text:span text:style-name="T1">c'est pourquoi j'appelle à côté vous prendre avec au-delà de nourriture· celui-ci car vers de la de votre de sauvetage subsiste, de aucun car de vous cheveu au loin de la de tête se perdra au loin.</text:span> <text:span text:style-name="T2">35</text:span> <text:span text:style-name="T1">ayant dit cependant ceux-ci et ayant pris pain rendit grâce à le à Dieu en devant de tous et ayant cassé se commenç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text:span> <text:span text:style-name="T2">42</text:span> <text:span text:style-name="T1">de Les cependant de soldats dessein se devint afin que les détenus que tuent catégoriquement, ne pas un quelconque ayant plongé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im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imposé les mains à lui se guérit lui.</text:span> <text:span text:style-name="T2">9</text:span> <text:span text:style-name="T1">de celui-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im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over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oversé.</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lui-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proclam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écritur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lui-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écrit·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lui-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lui-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péchèrent, illégalement aussi se perdront au loin, et autant lesquels en à loi péch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écrite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proclam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écrit.</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écrit·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péch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péché être,</text:span> <text:span text:style-name="T2">10</text:span> <text:span text:style-name="T1">de haut en bas comme a été écrit en ce que non est juste non cependant un,</text:span> <text:span text:style-name="T2">11</text:span> <text:span text:style-name="T1">non est celui comprenant, non est celui recherchant le Dieu.</text:span> <text:span text:style-name="T2">12</text:span> <text:span text:style-name="T1">tous écart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péché.</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péch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croyance en à le de lui à sang envers indication de la de justice de lui par le fait de la parésie de les de ayants arrivés avant de péché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écritur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péchés·</text:span> <text:span text:style-name="T2">8</text:span> <text:span text:style-name="T1">bienheureux homme de lequel non ne pas que se calcule Maître péché.</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lui-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écrit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écrit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péch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lui-ci comme certes par de un de être humain la péché envers le monde vint à l'intérieur et par de la de péché le trépas, aussi ainsi envers tous êtres humains le trépas passa à travers, sur à lequel tous péchèrent·</text:span> <text:span text:style-name="T2">13</text:span> <text:span text:style-name="T1">jusqu'à l'extrémité car de loi péché était en à monde, péché cependant non est imputé ne pas de étant de loi,</text:span> <text:span text:style-name="T2">14</text:span> <text:span text:style-name="T1">mais fut roi le trépas au loin de Adam jusqu'à de Môusês aussi sur ceux ne pas ayants péch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péch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péch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péché, surabonda au-dessus la grâce,</text:span> <text:span text:style-name="T2">21</text:span> <text:span text:style-name="T1">afin que comme certes fut roi la péché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péché, afin que la grâce que fasse plus nombreux?</text:span> <text:span text:style-name="T2">2</text:span> <text:span text:style-name="T1">ne pas que se devienne. lesquels des quelconques nous mourûmes loin à la à péché,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lui-ci connaissants en ce que le vieil de nous être humain fut crucifié avec, afin que que soit rendu complètement sans travail le corps de la de péché, de ce ne pas plus être esclave nous à la à péché·</text:span> <text:span text:style-name="T2">7</text:span> <text:span text:style-name="T1">celui car ayant mort loin a été justifié au loin de la de péché.</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péché mourut loin sur une fois· lequel cependant vit, vit à le à Dieu.</text:span> <text:span text:style-name="T2">11</text:span> <text:span text:style-name="T1">ainsi aussi vous que vous vous calculez vous-mêmes être morts certes à la à péché vivants cependant à le à Dieu en à Christ à Iésous.</text:span> <text:span text:style-name="T2">12</text:span> <text:span text:style-name="T1">Ne pas donc soit roi la péché en à le à mortel de vous à corps envers ce écouter en soumission à les à désirs en fureurs de lui,</text:span> <text:span text:style-name="T2">13</text:span> <text:span text:style-name="T1">ni cependant dressez à côté les membres de vous armes de injustice à la à péché, mais dressez à côté vous-mêmes à le à Dieu comme si hors de morts vivants et les membres de vous armes de justice à le à Dieu.</text:span> <text:span text:style-name="T2">14</text:span> <text:span text:style-name="T1">péché car de vous non maîtrisera· non car vous êtes sous loi mais sous grâce.</text:span> <text:span text:style-name="T2">15</text:span> <text:span text:style-name="T1">Quel donc? que nous péch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péché envers trépas ou de écoute soumise envers justice?</text:span> <text:span text:style-name="T2">17</text:span> <text:span text:style-name="T1">grâce cependant à le à Dieu en ce que vous étiez mâles esclaves de la de péché vous écoutâtes en soumission cependant hors de coeur envers lequel vous fûtes livré modèle frappé de enseignement,</text:span> <text:span text:style-name="T2">18</text:span> <text:span text:style-name="T1">ayants étés libérés cependant au loin de la de péché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péché, libres vous étiez à la à justice.</text:span> <text:span text:style-name="T2">21</text:span> <text:span text:style-name="T1">quel donc fruit vous aviez alors? sur à lesquels maintenant vous vous avez honte sur, le car achèvement de ceux-là trépas.</text:span> <text:span text:style-name="T2">22</text:span> <text:span text:style-name="T1">maintenant cependant ayants étés libérés au loin de la de péché ayants étés esclavagés cependant à le à Dieu vous avez le fruit de vous envers sanctification, le cependant achèvement vie éternelle.</text:span> <text:span text:style-name="T2">23</text:span> <text:span text:style-name="T1">les car gages de la de péché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péché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péché? ne pas que se devienne· mais la péché non je connus si ne pas par de loi· la et aussi car désir en fureur non j'avais su si ne pas le loi disait· non tu désireras en fureur.</text:span> <text:span text:style-name="T2">8</text:span> <text:span text:style-name="T1">occasion cependant ayante prise la péché par de la de commandement se mit au travail complètement en à moi toute désir en fureur· séparément car de loi péché morte.</text:span> <text:span text:style-name="T2">9</text:span> <text:span text:style-name="T1">moi cependant je vivais séparément de loi à un moment, de ayante venue cependant de la de commandement la péché vécut de bas en haut,</text:span> <text:span text:style-name="T2">10</text:span> <text:span text:style-name="T1">moi cependant je mourus loin et fut trouvé à moi la commandement celle envers vie, celle-ci envers trépas·</text:span> <text:span text:style-name="T2">11</text:span> <text:span text:style-name="T1">la car péché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péché, afin que que soit apparu en lumière péché, par de le de bon à moi se mettante au travail complètement trépas, afin que que se devienne selon hyperbole pécheresse la péché par de la de commandement.</text:span> <text:span text:style-name="T2">14</text:span> <text:span text:style-name="T1">Nous avons su car en ce que le loi soufflique est, moi cependant charnu je suis ayant été vendu sous la péché.</text:span> <text:span text:style-name="T2">15</text:span> <text:span text:style-name="T1">lequel car je me mets au travail complètement non je connais· non car lequel je veux celui-ci je pratique, mais lequel je hais celui-ci je fais.</text:span> <text:span text:style-name="T2">16</text:span> <text:span text:style-name="T1">si cependant lequel non je veux celui-ci je fais, je dis ensemble à le à loi en ce que beau.</text:span> <text:span text:style-name="T2">17</text:span> <text:span text:style-name="T1">maintenant cependant non plus moi je me mets au travail complètement lui mais celle enhabitante maison en à moi péché.</text:span> <text:span text:style-name="T2">18</text:span> <text:span text:style-name="T1">J'ai su car en ce que non habite maison en à moi, celui-ci est en à la à chair de moi, bon· ce car vouloir se couche à côté à moi, ce cependant se mettre au travail complètement le beau non·</text:span> <text:span text:style-name="T2">19</text:span> <text:span text:style-name="T1">non car lequel je veux je fais bon, mais lequel non je veux malicieux celui-ci je pratique.</text:span> <text:span text:style-name="T2">20</text:span> <text:span text:style-name="T1">si cependant lequel non je veux celui-ci je fais, non plus moi je me mets au travail complètement lui mais la habitante maison en à moi péché.</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péché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péché.</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péché et de le de trépas.</text:span> <text:span text:style-name="T2">3</text:span> <text:span text:style-name="T1">Le car impuissant de le de loi en à lequel était infirme par de la de chair, le Dieu le de lui-même fils ayant mandé en à similitude de chair de péché et autour de péché condamna la péché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péché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ux-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écrit en ce que à cause de toi nous sommes mis à trépas toute entière la journée, nous fûmes calculé comme brebis de égorgement.</text:span> <text:span text:style-name="T2">37</text:span> <text:span text:style-name="T1">mais en à ceux-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testament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lui-ci est, non les enfants de la de chair ceux-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écrit·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écriture à le à Pharaon en ce que envers même celui-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contredisant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coup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 le cas échéant nous fûmes rendu semblable.</text:span> <text:span text:style-name="T2">30</text:span> <text:span text:style-name="T1">Quel donc nous dirons? en ce que ethnies ces ne pas poursuivants justice prit contre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écrit·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écrit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lui-ci est Christ mener de haut en bas·</text:span> <text:span text:style-name="T2">7</text:span> <text:span text:style-name="T1">ou· quel se descendra envers la abysse? celui-ci est Christ hors de morts conduire de bas en haut.</text:span> <text:span text:style-name="T2">8</text:span> <text:span text:style-name="T1">mais quel dit? proche de toi le oral est en à le à bouche de toi et en à la à coeur de toi, celui-ci est le oral de la de croyance lequel nous proclam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écritur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proclamant?</text:span> <text:span text:style-name="T2">15</text:span> <text:span text:style-name="T1">comment? cependant que proclament si le cas échéant ne pas que soient envoyé? de haut en bas comme a été écrit·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over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écritur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lui-ci non obtint le dessus, la cependant élection obtint le dessus· les cependant restants furent rendu calleux,</text:span> <text:span text:style-name="T2">8</text:span> <text:span text:style-name="T1">de haut en bas comme a été écrit·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zél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portes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incision de Dieu· sur certes ceux ayants tombés longue inci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lui-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écrit· surgira hors de Sion celui se délivrant, détournera au loin impiétés au loin de Iakob.</text:span> <text:span text:style-name="T2">27</text:span> <text:span text:style-name="T1">et celle-ci à eux la à côté de moi testament, lorsque le cas échéant que je me saisisse au loin les péché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en échang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écrit car· à moi vengeance, moi je redonnerai en échange, dit Maître.</text:span> <text:span text:style-name="T2">20</text:span> <text:span text:style-name="T1">mais si le cas échéant que ait faim le ennemi de toi, donne la bouchée lui· si le cas échéant que ait soif, donne à boire lui· celui-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lui-ci car aussi impôts vous achevez· liturges car de Dieu sont envers même celui-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tu aimeras le prochain de toi comme toi-même.</text:span> <text:span text:style-name="T2">10</text:span> <text:span text:style-name="T1">la amour à celui prochain malicieux non se met au travail· plénitude donc de loi la amour.</text:span> <text:span text:style-name="T2">11</text:span> <text:span text:style-name="T1">Et celui-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habillions cependant les armes de le de lumière.</text:span> <text:span text:style-name="T2">13</text:span> <text:span text:style-name="T1">comme en à journée élégamment que nous piétinions autour, ne pas à festins et à ivresses, ne pas à couches et à luxures, ne pas à discorde et à zèle,</text:span> <text:span text:style-name="T2">14</text:span> <text:span text:style-name="T1">mais que vous vous habill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e habitant de maison? à le à en propre à Maître tient debout ou tombe· sera dressé cependant, est puissant car le Maître dresser lui.</text:span> <text:span text:style-name="T2">5</text:span> <text:span text:style-name="T1">Lequel certes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lui-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écrit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lui-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lui-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péché est.</text:span> </text:p>
      <text:p text:style-name="P4">ROMAINS  15</text:p>
      <text:p text:style-name="Text_20_body"><text:span text:style-name="T2">1</text:span> <text:span text:style-name="T1">Nous devons cependant nous les puissants les infirmités de les de impuissants porter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écrit· les réprobations de ceux de réprouvants toi tombèrent dessus sur moi.</text:span> <text:span text:style-name="T2">4</text:span> <text:span text:style-name="T1">autant lesquels car fut écrit d'avance, envers la notre enseignement fut écrit, afin que par de la de résistance et par de la de appel à côté de les de écritur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écrit· par le fait de celui-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commenc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connaissance, se pouvants aussi les uns les autres admonester.</text:span> <text:span text:style-name="T2">15</text:span> <text:span text:style-name="T1">avec plus d'audace cependant j'écrivis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e fondement que j'édifie en maison,</text:span> <text:span text:style-name="T2">21</text:span> <text:span text:style-name="T1">mais de haut en bas comme a été écrit·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ux-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lui-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écart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écrit la épître en à Maître.</text:span> <text:span text:style-name="T2">23</text:span> <text:span text:style-name="T1">se salue vous Gaios le étranger de moi et de toute entière de la de église. se salue vous Érastos le légiste de maison de la de cité et Kouartos le frère.</text:span> <text:span text:style-name="T2">24</text:span> <text:span text:style-name="T2">25</text:span> <text:span text:style-name="T1">à Celui cependant à se pouvant vous fixer selon le évangile de moi et le proclamation de Iésous de Christ, selon découverte de mystère à temps à éternels de ayant été gardé le silence,</text:span> <text:span text:style-name="T2">26</text:span> <text:span text:style-name="T1">de ayant été rendu visible cependant maintenant par et aussi de écritur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nt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lui-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écrit car· je perdrai au loin la sagesse de les de sages et la compréhension de les de capables de comprendre je démettrai.</text:span> <text:span text:style-name="T2">20</text:span> <text:span text:style-name="T1">où? sage? où? scribe?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proclamation sauver ceux croyants·</text:span> <text:span text:style-name="T2">22</text:span> <text:span text:style-name="T1">parce que donc et Ioudaiens signes demandent et Hellèns sagesse cherchent,</text:span> <text:span text:style-name="T2">23</text:span> <text:span text:style-name="T1">nous cependant nous proclam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écrit·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proclamation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écrit·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maintenant vous vous pouvez·</text:span> <text:span text:style-name="T2">3</text:span> <text:span text:style-name="T1">encore car charnels vous êtes. là où car en à vous zèle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écrit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nt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lui-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ux-ci cependant, frères, je schématisai au-delà envers moi-même et Apollos par le fait de vous, afin que en à nous que vous appreniez ce ne pas au-dessus lesquels a été écrit,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condamnés à mort,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écris ceux-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lui-ci je mandai à vous Timotheos, lequel est de moi enfant aimé et croyant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lui-ci ayant fait?</text:span> <text:span text:style-name="T2">3</text:span> <text:span text:style-name="T1">moi certes car, étant au loin à le à corps étant à côté cependant à le à souffle, déjà j'ai jugé comme étant à côté celui ainsi celui-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écrivis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écrivis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lui-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lui-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ux-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ux-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péché lequel si le cas échéant que fasse être humain extérieurement de le de corps est· celui cependant pornant envers le en propre corps pèch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écrivî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 par le fait de la intempérance de vous.</text:span> <text:span text:style-name="T2">6</text:span> <text:span text:style-name="T1">celui-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auprès,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lui-ci reste à côté à Dieu.</text:span> <text:span text:style-name="T2">25</text:span> <text:span text:style-name="T1">Autour cependant de les de vierges mandat de Maître non j'ai, opinion cependant je donne comme ayant été fait miséricorde sous de Maître croyant être.</text:span> <text:span text:style-name="T2">26</text:span> <text:span text:style-name="T1">Je fais loi donc celui-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péchas, et si le cas échéant que marie la vierge, non pécha· oppression cependant à la à chair auront les tels, moi cependant de vous je m'épargne.</text:span> <text:span text:style-name="T2">29</text:span> <text:span text:style-name="T1">Celui-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lui-ci cependant vers le de vous de vous-mêmes convenable je dis, non afin que noeud coulant à vous que je surjette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pèche, marient.</text:span> <text:span text:style-name="T2">37</text:span> <text:span text:style-name="T1">lequel cependant a dressé en à la à coeur de lui assis ne pas ayant nécessité, autorité cependant a autour de le de en propre de volonté et celui-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péchants envers les frères et tapants de eux la conscience étante infirme envers Christ vous péch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ux-ci je bavarde ou aussi le loi ceux-ci non dit?</text:span> <text:span text:style-name="T2">9</text:span> <text:span text:style-name="T1">en car à le de Môusês à loi a été écrit· non tu muselleras boeuf foulant le grain. ne pas de les de boeufs soucie à le à Dieu</text:span> <text:span text:style-name="T2">10</text:span> <text:span text:style-name="T1">ou par le fait de nous en tout cas dit? par le fait de nous car fut écrit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ux-ci. Non j'écrivis cependant ceux-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lui-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contre.</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proclam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ux-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écrit·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ux-ci cependant typiquement arrivait avec à ceux-là, fut écrit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nt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lui-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lui-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en échang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lui-ci cependant annonçant auprès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lui-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lui-ci de moi est le corps ce au-dessus de vous· celui-ci faites envers la mienne anamnèse.</text:span> <text:span text:style-name="T2">25</text:span> <text:span text:style-name="T1">de même aussi le récipient à boire après ce dîner disant· celui-ci le récipient à boire la nouvelle testament est en à le à mien à sang· celui-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lui-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prophétie, à autre jugements au travers de souffles, à autre-différent genres de langues, à autre cependant interprétation de langues·</text:span> <text:span text:style-name="T2">11</text:span> <text:span text:style-name="T1">tous cependant ceux-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lui-ci non est hors de le de corps?</text:span> <text:span text:style-name="T2">16</text:span> <text:span text:style-name="T1">et si le cas échéant que dise le oreille· en ce que non je suis oeil, non je suis hors de le de corps, non à côté celui-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ux-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ux-ci· plus grande cependant de ceux-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écrit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écris à vous en ce que de Maître est commandement·</text:span> <text:span text:style-name="T2">38</text:span> <text:span text:style-name="T1">si cependant un quelconque méconnaît, méconnaisse.</text:span> <text:span text:style-name="T2">39</text:span> <text:span text:style-name="T1">De sorte que, frères, zélez ce prophétiser et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péchés de nous selon les écritures</text:span> <text:span text:style-name="T2">4</text:span> <text:span text:style-name="T1">et en ce que fut enseveli et en ce que a été éveillé à la à journée à la à troisième selon les écritur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proclamons et ainsi vous crûtes.</text:span> <text:span text:style-name="T2">12</text:span> <text:span text:style-name="T1">Si cependant Christ est proclam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le proclamation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péché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péch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froment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écrit·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lui-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lui-ci se habiller incorruptibilité et le mortel celui-ci se habiller intrépassibilité.</text:span> <text:span text:style-name="T2">54</text:span> <text:span text:style-name="T1">lorsque le cas échéant cependant le corruptible celui-ci que se habille incorruptibilité et le mortel celui-ci que se habille intrépassibilité, alors se deviendra le discours celui ayant été écrit· fut avalé le trépas envers victoire.</text:span> <text:span text:style-name="T2">55</text:span> <text:span text:style-name="T1">où? de toi, trépas, le victoire? où? de toi, trépas, le aiguillon?</text:span> <text:span text:style-name="T2">56</text:span> <text:span text:style-name="T1">le cependant aiguillon de le de trépas la péché, la cependant puissance de la de péché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écriv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lui-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nt cependant le Dieu en ce que le discours de nous celui vers vous non est oui et non.</text:span> <text:span text:style-name="T2">19</text:span> <text:span text:style-name="T1">le de le de Dieu car fils Iésous Christ celui en à vous par de nous ayant été proclam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lui-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écrivis celui-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écrivis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lui-ci car aussi j'écrivis,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o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ux-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commençons de nouveau nous-mêmes dresser avec? ou ne pas nous avons besoin comme des quelconques de constitutives de épîtres vers vous ou hors de vous?</text:span> <text:span text:style-name="T2">2</text:span> <text:span text:style-name="T1">la épître de nous vous vous êtes, ayante étée grav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grav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testament,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lui-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testament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lui-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proclam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écrit·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auprès des temp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lui-ci nous soupirons le lieu d'habitat de nous ce hors de ciel se revêtir désirants au-dessus,</text:span> <text:span text:style-name="T2">3</text:span> <text:span text:style-name="T1">si certes aussi se ayants habillés non nus nous serons trouvé.</text:span> <text:span text:style-name="T2">4</text:span> <text:span text:style-name="T1">aussi car ceux étants en à le à corps de tente nous soupirons étants alourdis, sur à lequel non nous voulons se dévêtir mais se revêtir, afin que que soit avalé le mortel sous de la de vie.</text:span> <text:span text:style-name="T2">5</text:span> <text:span text:style-name="T1">celui cependant se ayant mis au travail complètement nous envers même celui-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lui-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péché au-dessus de nous péché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nt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o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lui-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écrivis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lui-ci nous avons été appelés à côté. Sur cependant à la à appel à côté de nous plus surabondamment davantage nous fûmes été de joie sur à la à joie de Tito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o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os, afin que de haut en bas comme se commenç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lui-ci je donne· celui-ci car à vous est opportun, lesquels des quelconques non seulement ce faire mais aussi ce vouloir vous vous commenç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écrit· celui le nombreux non fit plus nombreux, et celui le peu non diminua.</text:span> <text:span text:style-name="T2">16</text:span> <text:span text:style-name="T1">Grâce cependant à le à Dieu à celui à ayant donné la même hâte au-dessus de vous en à la à coeur de Tito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e de Maître gloire et promptitude fureur de nous,</text:span> <text:span text:style-name="T2">20</text:span> <text:span text:style-name="T1">se équipants celui-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o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écrire à vous·</text:span> <text:span text:style-name="T2">2</text:span> <text:span text:style-name="T1">j'ai su car la promptitude fureur de vous laquelle au-dessus de vous je me vante à Macédoniens, en ce que Achaïe s'a équipé à côté au loin l'année dernière, et le de vous zèle irrita les plus nombreusement.</text:span> <text:span text:style-name="T2">3</text:span> <text:span text:style-name="T1">je mandai cependant les frères, afin que ne pas le vantardise de nous ce au-dessus de vous que soit vidé en à le à part à celui-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lui-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écrit·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lui-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lui-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e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e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proclame lequel non nous proclam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péché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hors de moi</text:span> <text:span text:style-name="T2">7</text:span> <text:span text:style-name="T1">et à la à hyperbole de les de découvertes. c'est pourquoi afin que ne pas que je sois élevé au-dessus, fut donné à moi piquant à la à chair, messager de Satan,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lui-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os et j'envoyai avec le frère· ne serait-ce que abusa vous Tito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lui-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lui-ci aussi nous nous souhaitons, la de vous ajustement complet.</text:span> <text:span text:style-name="T2">10</text:span> <text:span text:style-name="T1">Par le fait de celui-ci ceux-ci étant au loin j'écris, afin que étant à côté ne pas en retranchement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péché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écris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os·</text:span> <text:span text:style-name="T2">2</text:span> <text:span text:style-name="T1">je montai cependant selon découverte· et je me posai de bas en haut à eux le évangile lequel je proclame en à les à ethnies, selon en propre cependant à ceux à estimants, ne pas en quelque manière envers vide que je coure ou je courus.</text:span> <text:span text:style-name="T2">3</text:span> <text:span text:style-name="T1">mais non cependant Tito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lui-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péch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pécheurs, alors est-ce que Christ de péché serviteur? ne pas que se devienne.</text:span> <text:span text:style-name="T2">18</text:span> <text:span text:style-name="T1">si car lesquels je déliai vers le bas ceux-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jeta mauvais oeil, à lesquels selon yeux Iésous Christ fut écrit d'avance ayant été crucifié?</text:span> <text:span text:style-name="T2">2</text:span> <text:span text:style-name="T1">celui-ci seulement je veux apprendre au loin de vous· hors de travaux de loi le souffle vous prîtes ou hors de ouïe de croyance?</text:span> <text:span text:style-name="T2">3</text:span> <text:span text:style-name="T1">ainsi inintelligents vous êtes, se ayants commenc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écritur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nt à Abraam.</text:span> <text:span text:style-name="T2">10</text:span> <text:span text:style-name="T1">Autant lesquels car hors de travaux de loi sont, sous imprécation de haut en bas sont· a été écrit car en ce que maudit sur tout lequel non reste dans à tous à ces à ayants étés écrit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écrit·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testament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lui-ci cependant je dis· testament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ne pas que se devienne. si car fut donné loi celui se pouvant faire être vivant, réellement en à loi le cas échéant était la justice·</text:span> <text:span text:style-name="T2">22</text:span> <text:span text:style-name="T1">mais ferma à clef ensemble la écriture ces tous sous péché,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habillâ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écrit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testament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écrit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écritur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portera le objet de jugement, lequel un quelconque si le cas échéant que soit.</text:span> <text:span text:style-name="T2">11</text:span> <text:span text:style-name="T1">Moi cependant, frères, si circoncision encore je proclam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ux-ci car à les uns les autres se couche contre, afin que ne pas lesquels si le cas échéant que vous vouliez ceux-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ux-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portez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portera.</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lui-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écrivis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port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t à croyant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élut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lui-ci et moi ayant écouté la selon vous croyance en à le à Maître à Iésous et celle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péché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lui-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testaments de la de promesse, espérance ne pas ayants et sans dieux en à le à monde.</text:span> <text:span text:style-name="T2">13</text:span> <text:span text:style-name="T1">maintenant cependant en à Christ à Iésous vous lesquels à un moment étants distancé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distancé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lui-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selon découverte fut fait connaître à moi le mystère, de haut en bas comme j'écrivis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lui-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puissiez hors se prendre contre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lui-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habille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péchez· le soleil ne pas couche sur sur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lui-ci car ayez sus connaissants, en ce que tout porno ou impur ou cupide, lequel est idolâtre, non a héritage en à la à royauté de le de Christ et de Dieu.</text:span> <text:span text:style-name="T2">6</text:span> <text:span text:style-name="T1">Pas un vous appâte à vides à discours· par le fait de ceux-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lui-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en échange de celui-ci laissera en contrebas être humain le père et la mère et sera collé auprès à la à femme de lui, et se seront les deux envers chair une.</text:span> <text:span text:style-name="T2">32</text:span> <text:span text:style-name="T1">le mystère celui-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lui-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lui-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habill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lui-ci, vers les souffliques de la de méchanceté en à les à sur cieux.</text:span> <text:span text:style-name="T2">13</text:span> <text:span text:style-name="T1">par le fait de celui-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habillé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nt serviteur en à Maître,</text:span> <text:span text:style-name="T2">22</text:span> <text:span text:style-name="T1">lequel je mandai vers vous envers même celui-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lui-ci, en ce que celui se ayant commencé dedans en à vous travail bon achèvera au-dessus jusqu'à l'extrémité de journée de Christ de Iésous·</text:span> <text:span text:style-name="T2">7</text:span> <text:span text:style-name="T1">De haut en bas comme est juste à moi celui-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lui-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proclam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lui-ci je suis de joie. Mais aussi je serai été de joie,</text:span> <text:span text:style-name="T2">19</text:span> <text:span text:style-name="T1">j'ai su car en ce que celui-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lui-ci à moi fruit de travail, et quel je me ferai hérésie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lui-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lui-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lui-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écrire à vous à moi certes non paresseux, à vous cependant sécurisant.</text:span> <text:span text:style-name="T2">2</text:span> <text:span text:style-name="T1">Regardez les chiens, regardez les malicieux travailleurs, regardez la coupure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poursuivant la église, selon justice celle en à loi se ayant devenu sans blâme.</text:span> <text:span text:style-name="T2">7</text:span> <text:span text:style-name="T1">lesquels des quelconques était à moi gains, ceux-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communion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contre, sur à lequel aussi je fus pris contre sous de Christ de Iésous.</text:span> <text:span text:style-name="T2">13</text:span> <text:span text:style-name="T1">frères, moi moi-même non je me calcule avoir pris contre·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lui-ci que nous pensions· et si un quelconque différemment vous pensez, aussi celui-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ux-ci que vous vous calculez·</text:span> <text:span text:style-name="T2">9</text:span> <text:span text:style-name="T1">lesquels et vous apprîtes et vous prîtes à côté et vous écoutâtes et vous vîtes en à moi, ceux-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nt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nt au-dessus de nous serviteur de le de Christ,</text:span> <text:span text:style-name="T2">8</text:span> <text:span text:style-name="T1">celui aussi ayant mis en évidence à nous la de vous amour en à souffle.</text:span> <text:span text:style-name="T2">9</text:span> <text:span text:style-name="T1">Par le fait de celui-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péché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proclam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lui-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lui-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ux-ci car se vient la colère de le de Dieu.</text:span> <text:span text:style-name="T2">7</text:span> <text:span text:style-name="T1">en à lesquels aussi vous vous piétinâtes autour à un moment, lorsque vous viviez en à ceux-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habillé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tous et en à tous Christ.</text:span> <text:span text:style-name="T2">12</text:span> <text:span text:style-name="T1">Que vous vous habill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ux-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lui-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nt serviteur et co-esclave en à Maître,</text:span> <text:span text:style-name="T2">8</text:span> <text:span text:style-name="T1">lequel je mandai vers vous envers même celui-ci, afin que que vous connaissiez ces autour de nous et que appelle à côté les coeurs de vous,</text:span> <text:span text:style-name="T2">9</text:span> <text:span text:style-name="T1">avec à Onésime à le à croyant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proclam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lui-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péché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lui-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lui-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lui-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es auprès nous donnâmes à vous par de le de Maître de Iésous.</text:span> <text:span text:style-name="T2">3</text:span> <text:span text:style-name="T1">Celui-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ux-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donnant le souffle de lui le saint envers vous.</text:span> <text:span text:style-name="T2">9</text:span> <text:span text:style-name="T1">Autour cependant de la de amitié fraternel non besoin vous avez écrire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auprès,</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lui-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écrit,</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contre·</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habillé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tour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en échang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lui-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nt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ux-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 en à toute à puissance et à signes et à prodiges de mensonge</text:span> <text:span text:style-name="T2">10</text:span> <text:span text:style-name="T1">et en à toute à appât de injustice à ceux à se perdants au loin, en échange de lesquels la amour de la de vérité non se acceptèrent envers ce être sauvé eux.</text:span> <text:span text:style-name="T2">11</text:span> <text:span text:style-name="T1">et par le fait de celui-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lequel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nt cependant est le Maître, lequel fixera vous et gardiennera au loin de le de méchant.</text:span> <text:span text:style-name="T2">4</text:span> <text:span text:style-name="T1">nous avons persuadé cependant en à Maître sur vous, en ce que lesquels nous annonçons auprès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auprès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lui-ci nous annoncions auprès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annonçons auprès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écris.</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auprès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e auprès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lui-ci, en ce que à juste loi non se couche, à sans lois cependant et à insoumis, à impies et à péch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nt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nt le discours et de toute de large acceptation digne, en ce que Christ Iésous vint envers le monde pécheurs sauver, de lesquels premier je suis moi.</text:span> <text:span text:style-name="T2">16</text:span> <text:span text:style-name="T1">mais par le fait de celui-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e auprès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lui-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proclam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nt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nt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ux-ci à toi j'écris espérant venir vers toi en à vitesse·</text:span> <text:span text:style-name="T2">15</text:span> <text:span text:style-name="T1">si le cas échéant cependant que je tarde,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proclam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nt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ux-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nt le discours et de toute de large acceptation digne·</text:span> <text:span text:style-name="T2">10</text:span> <text:span text:style-name="T1">envers celui-ci car nous peinons et nous nous combattons, en ce que nous avons espéré sur à Dieu à vivant, lequel est sauveur de tous de êtres humains surtout de croyants.</text:span> <text:span text:style-name="T2">11</text:span> <text:span text:style-name="T1">Annonce auprès ceux-ci et enseigne.</text:span> <text:span text:style-name="T2">12</text:span> <text:span text:style-name="T1">Pas un de toi de la de jeunesse méprise, mais modèle frappé te deviens de les de croyant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imposition de les de mains de le de corps des anciens.</text:span> <text:span text:style-name="T2">15</text:span> <text:span text:style-name="T1">ceux-ci occupe, en à ceux-ci sois, afin que de toi la progression visible que soit à tous.</text:span> <text:span text:style-name="T2">16</text:span> <text:span text:style-name="T1">aie sur à toi-même et à la à enseignement, reste sur à eux· celui-ci car faisant et toi-même tu sauveras et ceux écoutants de toi.</text:span> </text:p>
      <text:p text:style-name="P4">1TIMOTHEE  5</text:p>
      <text:p text:style-name="Text_20_body"><text:soft-page-break/><text:span text:style-name="T2">1</text:span> <text:span text:style-name="T1">à Plus ancien ne pas que tu heurtes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lui-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été mort.</text:span> <text:span text:style-name="T2">7</text:span> <text:span text:style-name="T1">aussi ceux-ci annonce auprès,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text:span> <text:span text:style-name="T2">16</text:span> <text:span text:style-name="T1">si une quelconque croyante a veuves, fasse suffisance dessus à elles et ne pas soit alourdi la église, afin que à les réellement à veuves que fasse suffisance dessus.</text:span> <text:span text:style-name="T2">17</text:span> <text:span text:style-name="T1">Les bellement ayants dressés au-devant plus anciens de double de valeur soient jugés digne, surtout ceux peinants en à discours et à enseignement.</text:span> <text:span text:style-name="T2">18</text:span> <text:span text:style-name="T1">dit car la écritur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péchants en devant de tous réfute, afin que aussi les restants effroi que aient.</text:span> <text:span text:style-name="T2">21</text:span> <text:span text:style-name="T1">Je me passe témoignage en devant de le de Dieu et de Christ de Iésous et de les de élus de messagers, afin que ceux-ci que tu gardiennes séparément de préjugement, pas un faisant selon inclinaison vers.</text:span> <text:span text:style-name="T2">22</text:span> <text:span text:style-name="T1">mains rapidement à pas un impose ni cependant communie à péchés à d’autr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péché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nts ayants despotes ne pas méprisent, en ce que frères sont, mais davantage soient esclaves, en ce que croyants sont et aimés ceux de la de travaillance au bien se prenants contre. Ceux-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ux-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ux-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auprès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auprès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im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proclamateur et envoyé et enseignant,</text:span> <text:span text:style-name="T2">12</text:span> <text:span text:style-name="T1">par le fait de laquelle cause aussi ceux-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lui-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ux-ci te pose à côté à croyant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lui-ci tous je résiste en restant sous par le fait de les élus, afin que aussi eux de sauvetage que obtiennent de celle en à Christ à Iésous avec de gloire de éternelle.</text:span> <text:span text:style-name="T2">11</text:span> <text:span text:style-name="T1">croyant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nt reste, se nier car lui-même non se peut.</text:span> <text:span text:style-name="T2">14</text:span> <text:span text:style-name="T1">Ceux-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ux-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disposants par testament contre,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lui-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couchants à l'intérieur envers les maisons d'habitations et faisants captif femmelettes ayants étés entassés à péché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nt,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écritur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proclam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o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proclamation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proclamation, lequel je fus cru moi selon mandat de le de sauveur de nous de Dieu,</text:span> <text:span text:style-name="T2">4</text:span> <text:span text:style-name="T1">à Titos à légitime à enfant selon commune croyance, grâce et paix au loin de Dieu de père et de Christ de Iésous de le de sauveur de nous.</text:span> <text:span text:style-name="T2">5</text:span> <text:span text:style-name="T1">de Celui-ci en grâce de je laissai au loin toi en à Crète, afin que ces laissants que tu te mettes en ordre et que tu constitues selon cité plus anciens, comme moi à toi je m'ordonnai au-travers,</text:span> <text:span text:style-name="T2">6</text:span> <text:span text:style-name="T1">si un quelconque est sans accusation, de une de femme homme, enfants ayant croyant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nt de discours, afin que puissant que soit et appeler à côté en à la à enseignement à celle à étante sain et ceux controver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retranchement,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over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de beaux de travaux.</text:span> <text:span text:style-name="T2">15</text:span> <text:span text:style-name="T1">Ceux-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nt le discours· et autour de ceux-ci je m'ai dessein toi se affirmer au travers, afin que que réfléchissent de beaux de travaux se dresser au-devant ceux ayants crus à Dieu· ceux-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pèch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lui-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lui-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lui-ci à moi impute.</text:span> <text:span text:style-name="T2">19</text:span> <text:span text:style-name="T1">moi Paulus j'écrivis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écrivis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péché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lui-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lui-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lui-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nt chef sacrificateur ces vers le Dieu envers ce être été propice les péché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nt étant à celui à ayant fait lui comme aussi Môusês en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nt en à tout entier à le à maison de lui comme thérapeute envers témoignage de ces de qui seront bavardés,</text:span> <text:span text:style-name="T2">6</text:span> <text:span text:style-name="T1">Christ cependant comme fils sur le maison de lui· de lequel maison nous sommes nous, si en effet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péché –</text:span> <text:span text:style-name="T2">14</text:span> <text:span text:style-name="T1">participants car de le de Christ nous avons devenus, si en effet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péch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ux-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tranch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péché.</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sacrifices au-dessus de péché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péché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imposition et aussi de mains, de redressement et aussi de morts et de objet de jugement de éternel.</text:span> <text:span text:style-name="T2">3</text:span> <text:span text:style-name="T1">et celui-ci nous ferons, si en effet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dixième Abraam donna hors de les de extrémités du tas le patriarche.</text:span> <text:span text:style-name="T2">5</text:span> <text:span text:style-name="T1">et ceux certes hors de les de fils de Lévi la sacrificature prenants commandement ont dîmer loin le peuple selon le loi, celui-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ux-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testament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pécheurs et plus haut de les de cieux se ayant devenu,</text:span> <text:span text:style-name="T2">27</text:span> <text:span text:style-name="T1">lequel non a selon journée nécessité, comme certes les chefs sacrificateurs, auparavant au-dessus de les de en propres de péchés sacrifices porter de bas en haut ensuite de celles de le de peuple· celui-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testament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testament nouvelle,</text:span> <text:span text:style-name="T2">9</text:span> <text:span text:style-name="T1">non selon la testament, laquelle je fis à les à pères de eux en à journée de se ayant emparé de moi de la de main de eux conduire dehors eux hors de terre de Égypte, en ce que eux non restèrent dans en à la à testament de moi, et moi je négligeai de eux, dit Maître·</text:span> <text:span text:style-name="T2">10</text:span> <text:span text:style-name="T1">en ce que celle-ci la testament, laquelle je me disposerai par testament à le à maison de Israël après les journées celles-là, dit Maître· donnant lois de moi envers la capacité d’intelligence de eux et sur coeurs de eux je ferai épigraphe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péché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testament ayante étée couverte autour de toute part à objet d'or, en à laquelle stamnos d'or ayante le manne et la bâton de Aaron celle ayante germée et les plaques de la de testament,</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ux-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fautes d'ignorances,</text:span> <text:span text:style-name="T2">8</text:span> <text:span text:style-name="T1">celui-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lui-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lui-ci de testament de nouvelle médiateur est, de telle manière que de trépas de se ayant devenu envers rançon intégrale de les sur à la à première à testament de transgressions la promesse que prennent ceux ayants étés appelés de la de éternelle de héritage.</text:span> <text:span text:style-name="T2">16</text:span> <text:span text:style-name="T1">Là où car testament, trépas nécessité être porté de celui de se ayant disposé par testament·</text:span> <text:span text:style-name="T2">17</text:span> <text:span text:style-name="T1">testament car sur à morts ferme, puisque de peur que a la ténacité lorsque vit celui se ayant disposé par testament.</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lui-ci le sang de la de testament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ux-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e,</text:span> <text:span text:style-name="T2">26</text:span> <text:span text:style-name="T1">puisque attachait de lien lui souvent souffrir au loin de fondation de monde· maintenant cependant une fois sur à achèvement commun de les de ères envers abolition de péché par de la de sacrifice de lui a été rendu visible.</text:span> <text:span text:style-name="T2">27</text:span> <text:span text:style-name="T1">et selon autant lequel se couche loin à les à êtres humains une fois mourir loin, après cependant celui-ci jugement,</text:span> <text:span text:style-name="T2">28</text:span> <text:span text:style-name="T1">ainsi aussi le Christ une fois ayant été apporté envers ce de nombreux porter de bas en haut péchés hors de deuxième séparément de péché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péchés ceux adorants une fois ayants étés purifiés?</text:span> <text:span text:style-name="T2">3</text:span> <text:span text:style-name="T1">mais en à elles anamnèse de péchés selon année·</text:span> <text:span text:style-name="T2">4</text:span> <text:span text:style-name="T1">impuissant car sang de taureaux et de boucs saisir au loin péché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péché non tu estimas en bien.</text:span> <text:span text:style-name="T2">7</text:span> <text:span text:style-name="T1">alors je dis· voici je surgis, en à entête de papier de bible a été écrit autour de moi, de ce faire le Dieu le volonté de toi.</text:span> <text:span text:style-name="T2">8</text:span> <text:span text:style-name="T1">plus en haut disant en ce que sacrifices et offrandes et holocaustes et autour de péché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péchés,</text:span> <text:span text:style-name="T2">12</text:span> <text:span text:style-name="T1">celui-ci cependant une au-dessus de péché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testament laquelle je me disposerai par testament vers eux après les journées celles-là, dit Maître· donnant lois de moi sur coeurs de eux aussi sur la capacité d’intelligence de eux je ferai épigraphe eux,</text:span> <text:span text:style-name="T2">17</text:span> <text:span text:style-name="T1">et de les de péchés de eux et de les de illégalités de eux non ne pas je serai mémorisé encore.</text:span> <text:span text:style-name="T2">18</text:span> <text:span text:style-name="T1">là où cependant abandon de celles-ci, non plus offrande autour de péché.</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lui-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inclinaison, croyant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péchants de nous après ce prendre la reconnaissance de la de vérité, non plus autour de péchés est laissé au loin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testament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lui-ci certes à réprobations et aussi et à oppressions étants théâtralisés, celui-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sur croyant se gouverna celui se ayant promis.</text:span> <text:span text:style-name="T2">12</text:span> <text:span text:style-name="T1">c'est pourquoi aussi au loin de un furent engendré, et ceux-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lui-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se avoir mal avec à le à peuple de le de Dieu ou auprès d'un temps avoir de péché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inclinèrent de d’autre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péché, par de résistance que nous courions le se couchant devant à nous combat</text:span> <text:span text:style-name="T2">2</text:span> <text:span text:style-name="T1">voyants au loin envers le de la de croyance chef conducteur et perfectionneur Iésous, lequel en échang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pécheurs envers eux contradiction, afin que ne pas que vous fatiguiez à les à âmes de vous étants défaillis.</text:span> <text:span text:style-name="T2">4</text:span> <text:span text:style-name="T1">Non encore jusqu'à de sang vous résistâtes vers la péché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en échang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faits apographes en à cieux et à juge à Dieu de tous et à souffles de justes de ayants étés perfectionnés</text:span> <text:span text:style-name="T2">24</text:span> <text:span text:style-name="T1">et de testament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péché envers les saints par de le de chef sacrificateur, de ceux-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que nous portions de bas en haut sacrifice de louange par de tout à le à Dieu, celui-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lui-ci que fassent et ne pas soupirants· désavantageux finalement car à vous celui-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lui-ci faire, afin que plus vite que je sois rétabli complètement à vous.</text:span> <text:span text:style-name="T2">20</text:span> <text:span text:style-name="T1">Le cependant Dieu de la de paix, celui ayant conduit de bas en haut hors de morts le berger de les de brebis le grand en à sang de testament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péché, la cependant péché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écriture· tu aimeras le prochain de toi comme toi-même, bellement vous faites·</text:span> <text:span text:style-name="T2">9</text:span> <text:span text:style-name="T1">si cependant vous recevez selon la face, péché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écritur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ux-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écritur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péch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en échange de ce dire vous· si le cas échéant le Maître que veuille et nous vivrons et nous ferons celui-ci ou celui-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péché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plus anciens de la de église et se prient sur lui ayants huilés lui à huile d'olive en à le à nom de le de Maître.</text:span> <text:span text:style-name="T2">15</text:span> <text:span text:style-name="T1">et la souhait de la de croyance sauvera celui fatiguant et éveillera lui le Maître· et si péchés que soit ayant fait, sera abandonné à lui.</text:span> <text:span text:style-name="T2">16</text:span> <text:span text:style-name="T1">que vous vous avouez à l'excès donc à les uns les autres les péché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pécheur hors de égarement de chemin de lui sauvera âme de lui hors de trépas et couvrira multitude de péché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ux-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écrit·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nt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lui-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écritur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lui-ci car grâce, si par le fait de conscience de Dieu supporte un quelconque tristesses souffrant injustement.</text:span> <text:span text:style-name="T2">20</text:span> <text:span text:style-name="T1">quel car renommée, si péchants et étants tabassés vous résisterez en restant sous? mais si faisants bon et souffrants vous résisterez en restant sous, celui-ci grâce à côté à Dieu.</text:span> <text:span text:style-name="T2">21</text:span> <text:span text:style-name="T1">envers celui-ci car vous fûtes appelé, en ce que aussi Christ souffrit au-dessus de vous à vous laissant dessous modèle d'écriture au dessous, afin que que vous suiviez dessus à les à traces de lui,</text:span> <text:span text:style-name="T2">22</text:span> <text:span text:style-name="T1">lequel péché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péchés de nous lui-même porta de bas en haut en à le à corps de lui sur le bois, afin que à les à péché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en échange de malicieux ou insulte en échange de insulte, au contraire cependant élogiants, en ce que envers celui-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écart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péché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proclama</text:span> <text:span text:style-name="T2">20</text:span> <text:span text:style-name="T1">à ayants désobéis à un moment, lorsque se attendait longuement la de le de Dieu distance de fureur en à journées de Noé de étante préparée de haut en bas de arche envers laquelle peu, celui-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péché</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lui-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péché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fouineur·</text:span> <text:span text:style-name="T2">16</text:span> <text:span text:style-name="T1">si cependant comme chrétien, ne pas soit eu honte, glorifie cependant le Dieu en à le à nom à celui-ci.</text:span> <text:span text:style-name="T2">17</text:span> <text:span text:style-name="T1">en ce que le moment de ce se commenc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pécheur où? se apparaîtra en lumière?</text:span> <text:span text:style-name="T2">19</text:span> <text:span text:style-name="T1">de sorte que aussi ceux souffrants selon le volonté de le de Dieu à croyant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nt de frère, comme je me calcule, par de peu j'écrivis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ux-ci que vous vous deveniez de divine communiants de nature ayants fuis loin de la en à le à monde en à désir en fureur de corruption.</text:span> <text:span text:style-name="T2">5</text:span> <text:span text:style-name="T1">aussi même celui-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ux-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ux-ci, aveugle est étant myope oubli ayant pris de le de purification de les vieillement de lui de péchés.</text:span> <text:span text:style-name="T2">10</text:span> <text:span text:style-name="T1">c'est pourquoi davantage, frères, soyez en hâte ferme de vous la appellation et élection se faire· ceux-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ux-ci et certes ayants sus et ayants étés fixés en à la à étante à côté à vérité.</text:span> <text:span text:style-name="T2">13</text:span> <text:span text:style-name="T1">juste cependant je me gouverne, sur autant lequel je suis en à celui-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ux-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lui-ci premièrement connaissants en ce que toute prophétie de écritur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péchés non se épargna mais à lassos de sombre nuée ayant jeté au Tartare livra envers jugement étants gardés</text:span> <text:span text:style-name="T2">5</text:span> <text:span text:style-name="T1">et de originaire de monde non se épargna mais huitième Noé de justice proclamateur gardienna cataclysme à monde de impies ayant mené sur</text:span> <text:span text:style-name="T2">6</text:span> <text:span text:style-name="T1">et cités de Sodomas et de Gomorra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péché, amorçants âmes non affermies, coeur ayante étée gymnastiqué de cupidité ayants, de imprécation de haut en bas enfants.</text:span> <text:span text:style-name="T2">15</text:span> <text:span text:style-name="T1">laissant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ux-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écris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lui-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lui-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lui-ci ne pas omette vous, aimés, en ce que une journée à côté à Maître comme mille ans et mille ans comme journée une.</text:span> <text:span text:style-name="T2">9</text:span> <text:span text:style-name="T1">non tarde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ux-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ux-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écrivit à vous,</text:span> <text:span text:style-name="T2">16</text:span> <text:span text:style-name="T1">comme aussi en à toutes à épîtres bavardant en à elles autour de ceux-ci en à lesquelles est difficiles à comprendre des quelconques lesquels les ignorants et non affermis tordent comme aussi les restantes écritur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ux-ci nous écriv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péché.</text:span> <text:span text:style-name="T2">8</text:span> <text:span text:style-name="T1">si le cas échéant que nous disions en ce que péché non nous avons, nous-mêmes nous égarons et la vérité non est en à nous.</text:span> <text:span text:style-name="T2">9</text:span> <text:span text:style-name="T1">si le cas échéant que nous avouions les péchés de nous, croyant est et juste, afin que que abandonne à nous les péchés et que purifie nous au loin de toute de injustice.</text:span> <text:span text:style-name="T2">10</text:span> <text:span text:style-name="T1">si le cas échéant que nous disions en ce que non nous avons péché, menteur nous faisons lui, et le discours de lui non est en à nous.</text:span> </text:p>
      <text:p text:style-name="P4">1JEAN  2</text:p>
      <text:p text:style-name="Text_20_body"><text:span text:style-name="T2">1</text:span> <text:span text:style-name="T1">Petits enfants de moi, ceux-ci j'écris à vous afin que ne pas que vous péchiez. et si le cas échéant un quelconque que pèche, appeleur à côté nous avons vers le père Iésous Christ juste·</text:span> <text:span text:style-name="T2">2</text:span> <text:span text:style-name="T1">et lui propitiation est autour de les de péchés de nous, non autour de les de notres cependant seulement mais aussi autour de tout entier de le de monde.</text:span> <text:span text:style-name="T2">3</text:span> <text:span text:style-name="T1">Et en à celui-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lui-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écris à vous mais commandement vieille laquelle vous aviez au loin de origine· la commandement la vieille est le discours lequel vous écoutâtes.</text:span> <text:span text:style-name="T2">8</text:span> <text:span text:style-name="T1">de nouveau commandement nouvelle j'écris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écris à vous, petits enfants, en ce que ont été abandonnés à vous les péchés par le fait de le nom de lui.</text:span> <text:span text:style-name="T2">13</text:span> <text:span text:style-name="T1">j'écris à vous, pères, en ce que vous avez connu celui au loin de origine. j'écris à vous, adolescents, en ce que vous avez vaincu le méchant.</text:span> <text:span text:style-name="T2">14</text:span> <text:span text:style-name="T1">j'écrivis à vous, jeunes enfants, en ce que vous avez connu le père. j'écrivis à vous, pères, en ce que vous avez connu celui au loin de origine. j'écrivis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écrivis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ux-ci j'écrivis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lui-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péché aussi la illégalité fait, et la péché est la illégalité.</text:span> <text:span text:style-name="T2">5</text:span> <text:span text:style-name="T1">et vous avez su en ce que celui-là fut rendu visible, afin que les péchés que lève, et péché en à lui non est.</text:span> <text:span text:style-name="T2">6</text:span> <text:span text:style-name="T1">tout celui en à lui restant non pèche· tout celui péch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péché hors de le de diable est, en ce que au loin de origine le diable pèche. envers celui-ci fut rendu visible le fils de le de Dieu, afin que que délie les travaux de le de diable.</text:span> <text:span text:style-name="T2">9</text:span> <text:span text:style-name="T1">Tout celui ayant été engendré hors de le de Dieu péché non fait, en ce que semence de lui en à lui reste, et non se peut pécher, en ce que hors de le de Dieu a été engendré.</text:span> <text:span text:style-name="T2">10</text:span> <text:span text:style-name="T1">en à celui-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 restante.</text:span> <text:span text:style-name="T2">16</text:span> <text:span text:style-name="T1">en à celui-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lui-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lui-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lui-ci vous connaissez le souffle de le de Dieu· tout souffle lequel avoue Iésous Christ en à chair ayant venu hors de le de Dieu est,</text:span> <text:span text:style-name="T2">3</text:span> <text:span text:style-name="T1">et tout souffle lequel ne pas avoue le Iésous hors de le de Dieu non est· et celui-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lui-ci hors de le de monde bavardent et le monde de eux écoute.</text:span> <text:span text:style-name="T2">6</text:span> <text:span text:style-name="T1">nous hors de le de Dieu nous sommes· celui connaissant le Dieu écoute de nous· lequel non est hors de le de Dieu non écoute de nous. hors de celui-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lui-ci fut rendu visible la amour de le de Dieu en à nous, en ce que le fils de lui le monogène a envoyé le Dieu envers le monde, afin que que nous vivions par de lui.</text:span> <text:span text:style-name="T2">10</text:span> <text:span text:style-name="T1">en à celui-ci est la amour, non en ce que nous nous avons aimé le Dieu, mais en ce que lui aima nous et envoya le fils de lui propitiation autour de les de péché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lui-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lui-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lui-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ux-ci j'écrivis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péchant péché ne pas vers trépas, demandera et donnera à lui vie, à ceux à péchants ne pas vers trépas. est péché vers trépas· non autour de celle-là je dis afin que que sollicite.</text:span> <text:span text:style-name="T2">17</text:span> <text:span text:style-name="T1">toute injustice péché est, et est péché non vers trépas.</text:span> <text:span text:style-name="T2">18</text:span> <text:span text:style-name="T1">Nous avons su en ce que tout celui ayant été engendré hors de le de Dieu non pèch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écriv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écrire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ux-ci non j'ai joie, afin que que j'écoute les miens enfants en à la à vérité piétinants autour.</text:span> <text:span text:style-name="T2">5</text:span> <text:span text:style-name="T1">Aimé, croyant tu fais lequel si le cas échéant que tu te mettes au travail envers les frères et celui-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écrivis un quelconque à la à église· mais celui affectionnant être premier de eux Diotrephes non se accepte sûrement nous.</text:span> <text:span text:style-name="T2">10</text:span> <text:span text:style-name="T1">par le fait de celui-ci, si le cas échéant que je vienne, je remémorerai le dessous de lui les travaux lesquels fait à discours à méchants bavardant des bêtises nous, et ne pas étant suffit sur à ceux-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écrire à toi mais non je veux par de noir et de calame à toi écrire·</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écrire à vous autour de la de commune de nous de sauvetage nécessité j'eus écrire à vous appelant à côté se combattre sur à la une fois à ayante étée livrée à les à saints à croyance.</text:span> <text:span text:style-name="T2">4</text:span> <text:span text:style-name="T1">pénétrèrent à côté car des quelconques êtres humains, ceux vieillement ayants étés écrits d'avance envers celui-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 et les autour elles cités le semblable manière à ceux-ci ayantes sexualisées dehor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ux-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péch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écrit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nt, le premier-né de les de morts et le chef de les de rois de la de terre. à Celui à aimant nous et à ayant délié nous hors de les de péché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écris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habillé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écris donc lesquels tu vis et lesquels sont et lesquels immine se devenir après ceux-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écris·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porter malicieux, et tu mis en tentation ceux disants eux-mêmes envoyés et non sont et tu trouvas eux menteurs,</text:span> <text:span text:style-name="T2">3</text:span> <text:span text:style-name="T1">et résistance tu as et tu portas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lui-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écris·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text:span> <text:span text:style-name="T2">10</text:span> <text:span text:style-name="T1">pas un te effraie lesquels tu immines souffrir. voici immine jeter le diable hors de vous envers gardiennage afin que que vous soyez mis en tentation et vous aurez oppression de journées de dix. te deviens croyant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écris· Cependant ceux-ci dit celui ayant la rhomphaia la double tranchante la acérée·</text:span> <text:span text:style-name="T2">13</text:span> <text:span text:style-name="T1">j'ai su où? tu établis maison d'habitation, là où le trône de le de Satan, et tu saisis avec force le nom de moi et non tu te nias la croyance de moi aussi en à les à journées Antipas le témoin de moi le croyant de moi, lequel fut tué catégoriquement à côté à vous, là où le Satan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écrit lequel aucun a su si ne pas celui prenant.</text:span> <text:span text:style-name="T2">18</text:span> <text:span text:style-name="T1">Et à le à messager de la en à Thyatire de église écris·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écris·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écris·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écri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écris· Cependant ceux-ci dit le amen, le témoin le croyant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ux-ci je vis, et voici porte ayante étée ouverte en à le à ciel, et la son de voix la première laquelle j'écoutai comme de trompette salpinx de bavardante avec de moi disant· monte ici, et je montrerai à toi lesquels attache de lien se devenir après ceux-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écrit au dedans et de derrière ayant été scellé de haut en bas à sceaux à sept.</text:span> <text:span text:style-name="T2">2</text:span> <text:span text:style-name="T1">et je vis messager tenace proclam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plus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plus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plus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froment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lui-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e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ux-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plus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lui-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ux-ci.</text:span> <text:span text:style-name="T2">13</text:span> <text:span text:style-name="T1">Et le sixième messager trompetta salpinx· et j'écoutai son de voix une hors de les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écrire, et j'écoutai son de voix hors de le de ciel disante· scelle lesquels bavardèrent les sept tonnerres, et ne pas eux que tu écrives.</text:span> <text:span text:style-name="T2">5</text:span> <text:span text:style-name="T1">Et le messager, lequel je vis ayant dressé sur de la de mer et sur de la de terre, leva la main de lui la droite envers le ciel</text:span> <text:span text:style-name="T2">6</text:span> <text:span text:style-name="T1">et jura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testament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lui-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écrit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écrit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ode nouvelle en devant de le de trône et en devant de les de quatre de êtres vivants et de les de plus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écris·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ux-ci je vis, et fut ouvert le temple de la de tente de le de témoignage en à le à ciel,</text:span> <text:span text:style-name="T2">6</text:span> <text:span text:style-name="T1">et sortirent les sept messagers ceux ayants les sept coups hors de le de temple se ayants habillé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ux-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écrit,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portant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écrit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nt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ux-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péchés de elle, et hors de les de coups de elle afin que ne pas que vous preniez,</text:span> <text:span text:style-name="T2">5</text:span> <text:span text:style-name="T1">en ce que furent collé de elle les péché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lui-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ux-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ux-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écris· bienheureux ceux envers le dîner de le de mariage de le de petit agneau ayants étés appelés. et dit à moi· ceux-ci les discours véritables sont de le de Dieu.</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nt étant appelé et véritable, et en à justice juge et guerroie.</text:span> <text:span text:style-name="T2">12</text:span> <text:span text:style-name="T1">les cependant yeux de lui flamme de feu, et sur la tête de lui diadèmes nombreux, ayant nom ayant été écrit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en à le à ciel suivait à lui sur à chevaux à blancs, se ayants habillé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écrit·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ux-ci attache de lien lui être délié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écrit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écrit,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se sera avec de eux,</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écris, en ce que ceux-ci les discours croyant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ux-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faits épigraphes, lesquels est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écrit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nt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lui-ci.</text:span> <text:span text:style-name="T2">8</text:span> <text:span text:style-name="T1">Et moi Ioannes celui regardant et écoutant ceux-ci. et lorsque j'écoutai et je regardai, je tombai prosterner vers en devers de les de pieds de le de messager de celui de montrant à moi ceux-ci.</text:span> <text:span text:style-name="T2">9</text:span> <text:span text:style-name="T1">et dit à moi· vois ne pas· co-esclave de toi je suis et de les de frères de toi de les de prophètes et de ceux de gardants les discours de le de papier de bible de celui-ci· à le à Dieu prosterne vers.</text:span> <text:span text:style-name="T2">10</text:span> <text:span text:style-name="T1">Et dit à moi· ne pas que tu scelles les discours de la de prophétie de le de papier de bible de celui-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ux-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lui-ci· si le cas échéant un quelconque que impose sur eux, imposera le Dieu sur lui les coups celles ayantes étées écrites en à le à papier de bible à celui-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écrits en à le à papier de bible à celui-ci.</text:span> <text:span text:style-name="T2">20</text:span> <text:span text:style-name="T1">Dit celui témoignant ceux-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1654" meta:character-count="1164883" meta:non-whitespace-character-count="943216"/>
    <meta:generator>LibreOffice/7.2.4.1$Windows_X86_64 LibreOffice_project/27d75539669ac387bb498e35313b970b7fe9c4f9</meta:generator>
    <meta:user-defined meta:name="viewport">width=device-width, initial-scale=1</meta:user-defined>
  </office:meta>
</office:document-meta>
</file>